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83.59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127.44mm"/>
    </style:style>
    <style:style style:name="co8" style:family="table-column">
      <style:table-column-properties fo:break-before="auto" style:column-width="166.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71.07mm"/>
    </style:style>
    <style:style style:name="co13" style:family="table-column">
      <style:table-column-properties fo:break-before="auto" style:column-width="66.71mm"/>
    </style:style>
    <style:style style:name="co14" style:family="table-column">
      <style:table-column-properties fo:break-before="auto" style:column-width="57.1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6.0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ff3399" fo:font-size="13pt" style:font-size-asian="13pt" style:font-size-complex="13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ff3399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6600ff" fo:font-size="13pt" style:font-size-asian="13pt" style:font-size-complex="13pt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772953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3333ff" fo:font-size="13pt" style:font-size-asian="13pt" style:font-size-complex="13p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ff" fo:font-size="13pt" style:font-size-asian="13pt" style:font-size-complex="13pt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7e0021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7e0021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3333f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333333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333333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ext-properties fo:font-size="13pt" style:font-size-asian="13pt" style:font-size-complex="13pt"/>
    </style:style>
    <style:style style:name="ce19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2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2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772953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 style:data-style-name="N41">
      <style:table-cell-properties style:vertical-align="top"/>
      <style:text-properties fo:font-size="13pt" style:font-size-asian="13pt" style:font-size-complex="13pt"/>
    </style:style>
    <style:style style:name="ce57" style:family="table-cell" style:parent-style-name="Default" style:data-style-name="N41"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953"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29" style:family="table-cell" style:parent-style-name="Default">
      <style:text-properties fo:color="#772953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32" style:family="table-cell" style:parent-style-name="Default">
      <style:text-properties fo:color="#3333ff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ext-properties style:font-name="Liberation Sans" fo:font-size="13pt" style:font-name-asian="Droid Sans Fallback" style:font-size-asian="13pt" style:font-name-complex="FreeSans" style:font-size-complex="13pt"/>
    </style:style>
    <style:style style:name="ce3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ext-properties fo:color="#772953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number-columns-repeated="1016" table:default-cell-style-name="ce48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AKE UP TIME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MEDITATION</text:p>
          </table:table-cell>
          <table:table-cell table:style-name="ce55" office:value-type="string" calcext:value-type="string">
            <text:p>READING A BOOK</text:p>
          </table:table-cell>
          <table:table-cell table:style-name="ce55" office:value-type="string" calcext:value-type="string">
            <text:p>11 to 12:30</text:p>
          </table:table-cell>
          <table:table-cell table:style-name="ce55" office:value-type="string" calcext:value-type="string">
            <text:p>2 to 3:3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7-12-07" calcext:value-type="date">
            <text:p>07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05:00 to 06:00</text:p>
          </table:table-cell>
          <table:table-cell table:style-name="ce53" office:value-type="string" calcext:value-type="string">
            <text:p>20 mins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08" calcext:value-type="date">
            <text:p>08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05:00 to 06:00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09" calcext:value-type="date">
            <text:p>09/12/17</text:p>
          </table:table-cell>
          <table:table-cell table:style-name="ce20" office:value-type="time" office:time-value="PT07H30M00S" calcext:value-type="time">
            <text:p>07:30:00</text:p>
          </table:table-cell>
          <table:table-cell table:style-name="ce53" office:value-type="string" calcext:value-type="string">
            <text:p>----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4" office:value-type="date" office:date-value="2017-12-10" calcext:value-type="date">
            <text:p>10/12/17</text:p>
          </table:table-cell>
          <table:table-cell table:style-name="ce51" office:value-type="string" calcext:value-type="string" table:number-columns-spanned="3" table:number-rows-spanned="1">
            <text:p>HOLIDAY</text:p>
          </table:table-cell>
          <table:covered-table-cell table:number-columns-repeated="2" table:style-name="ce51"/>
          <table:table-cell table:style-name="ce51"/>
          <table:table-cell table:number-columns-repeated="1019"/>
        </table:table-row>
        <table:table-row table:style-name="ro1">
          <table:table-cell table:style-name="ce5" office:value-type="date" office:date-value="2017-12-11" calcext:value-type="date">
            <text:p>11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to 6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5" office:value-type="date" office:date-value="2017-12-12" calcext:value-type="date">
            <text:p>12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to 5:50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5" office:value-type="date" office:date-value="2017-12-13" calcext:value-type="date">
            <text:p>13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to 5:45</text:p>
          </table:table-cell>
          <table:table-cell table:style-name="ce53" office:value-type="string" calcext:value-type="string">
            <text:p>20 mins : 6 phase Meditation 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5" office:value-type="date" office:date-value="2017-12-14" calcext:value-type="date">
            <text:p>14/12/17</text:p>
          </table:table-cell>
          <table:table-cell table:style-name="ce20" office:value-type="time" office:time-value="PT06H15M00S" calcext:value-type="time">
            <text:p>06:15:00</text:p>
          </table:table-cell>
          <table:table-cell table:style-name="ce53" office:value-type="string" calcext:value-type="string">
            <text:p>----</text:p>
          </table:table-cell>
          <table:table-cell table:style-name="ce53" office:value-type="string" calcext:value-type="string">
            <text:p>-----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5" office:value-type="date" office:date-value="2017-12-15" calcext:value-type="date">
            <text:p>15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to 6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5" office:value-type="date" office:date-value="2017-12-16" calcext:value-type="date">
            <text:p>16/12/17</text:p>
          </table:table-cell>
          <table:table-cell table:style-name="ce19" office:value-type="time" office:time-value="PT05H30M00S" calcext:value-type="time">
            <text:p>05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6" office:value-type="date" office:date-value="2017-12-17" calcext:value-type="date">
            <text:p>17/12/17</text:p>
          </table:table-cell>
          <table:table-cell table:style-name="ce20" office:value-type="time" office:time-value="PT07H30M00S" calcext:value-type="time">
            <text:p>07:30:00</text:p>
          </table:table-cell>
          <table:table-cell table:style-name="ce51" office:value-type="string" calcext:value-type="string">
            <text:p>HOLIDAY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18" calcext:value-type="date">
            <text:p>18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rounds Jogging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19" calcext:value-type="date">
            <text:p>19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rounds Jogging</text:p>
          </table:table-cell>
          <table:table-cell table:style-name="ce53" office:value-type="string" calcext:value-type="string">
            <text:p>20 mins : 6 phase Meditation 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20" calcext:value-type="date">
            <text:p>20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rounds Jogging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21" calcext:value-type="date">
            <text:p>21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rounds Jogging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22" calcext:value-type="date">
            <text:p>22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rounds Jogging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23" calcext:value-type="date">
            <text:p>23/12/17</text:p>
          </table:table-cell>
          <table:table-cell table:style-name="ce20" office:value-type="time" office:time-value="PT07H30M00S" calcext:value-type="time">
            <text:p>07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4" office:value-type="date" office:date-value="2017-12-24" calcext:value-type="date">
            <text:p>24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km bescom walk </text:p>
          </table:table-cell>
          <table:table-cell table:style-name="ce53" office:value-type="string" calcext:value-type="string">
            <text:p>----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25" calcext:value-type="date">
            <text:p>25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15 mins : concentartion on breath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26" calcext:value-type="date">
            <text:p>26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rounds Jogging</text:p>
          </table:table-cell>
          <table:table-cell table:style-name="ce53" office:value-type="string" calcext:value-type="string">
            <text:p>15 mins : concentartion on breath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27" calcext:value-type="date">
            <text:p>27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rounds Jogging</text:p>
          </table:table-cell>
          <table:table-cell table:style-name="ce53" office:value-type="string" calcext:value-type="string">
            <text:p>15 mins : concentartion on breath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28" calcext:value-type="date">
            <text:p>28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15 mins : concentartion on breath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29" calcext:value-type="date">
            <text:p>29/12/17</text:p>
          </table:table-cell>
          <table:table-cell table:style-name="ce20" office:value-type="time" office:time-value="PT07H00M00S" calcext:value-type="time">
            <text:p>07:00:00</text:p>
          </table:table-cell>
          <table:table-cell table:number-columns-repeated="2" table:style-name="ce53" office:value-type="string" calcext:value-type="string">
            <text:p>---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7-12-30" calcext:value-type="date">
            <text:p>30/12/17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 hour Gym</text:p>
          </table:table-cell>
          <table:table-cell table:style-name="ce53" office:value-type="string" calcext:value-type="string">
            <text:p>20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4" office:value-type="date" office:date-value="2017-12-31" calcext:value-type="date">
            <text:p>31/12/17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15 mins : concentartion on breath</text:p>
          </table:table-cell>
          <table:table-cell table:style-name="ce53"/>
          <table:table-cell table:number-columns-repeated="1019"/>
        </table:table-row>
        <table:table-row table:style-name="ro2">
          <table:table-cell table:style-name="ce7" office:value-type="date" office:date-value="2018-01-01" calcext:value-type="date">
            <text:p>01/01/18</text:p>
          </table:table-cell>
          <table:table-cell table:style-name="ce22" office:value-type="time" office:time-value="PT04H30M00S" calcext:value-type="time">
            <text:p>04:30:00</text:p>
          </table:table-cell>
          <table:table-cell table:style-name="ce26" office:value-type="string" calcext:value-type="string">
            <text:p>5 rounds Jogging</text:p>
          </table:table-cell>
          <table:table-cell table:style-name="ce26" office:value-type="string" calcext:value-type="string">
            <text:p>20 mins : <text:s/>Breathing Exercise</text:p>
          </table:table-cell>
          <table:table-cell table:style-name="ce26"/>
          <table:table-cell table:style-name="ce34"/>
          <table:table-cell table:number-columns-repeated="1018"/>
        </table:table-row>
        <table:table-row table:style-name="ro1">
          <table:table-cell table:style-name="ce3" office:value-type="date" office:date-value="2018-01-02" calcext:value-type="date">
            <text:p>02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5 minutes GYM</text:p>
          </table:table-cell>
          <table:table-cell table:style-name="ce53" office:value-type="string" calcext:value-type="string">
            <text:p>10 mins : <text:s/>Breathing Exercise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8-01-03" calcext:value-type="date">
            <text:p>03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GYM </text:p>
          </table:table-cell>
          <table:table-cell table:style-name="ce53" office:value-type="string" calcext:value-type="string">
            <text:p>10 mins : <text:s/>Breathing Exercise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8-01-04" calcext:value-type="date">
            <text:p>04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15 mins : 6 phase Meditation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8-01-05" calcext:value-type="date">
            <text:p>05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 hour Gym</text:p>
          </table:table-cell>
          <table:table-cell table:style-name="ce53" office:value-type="string" calcext:value-type="string">
            <text:p>10 mins : <text:s/>Breathing Exercise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8-01-06" calcext:value-type="date">
            <text:p>06/01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number-columns-repeated="2" table:style-name="ce53" office:value-type="string" calcext:value-type="string">
            <text:p>--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4" office:value-type="date" office:date-value="2018-01-07" calcext:value-type="date">
            <text:p>07/01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office:value-type="string" calcext:value-type="string">
            <text:p>----</text:p>
          </table:table-cell>
          <table:table-cell table:style-name="ce53" table:number-columns-repeated="2"/>
          <table:table-cell table:number-columns-repeated="1019"/>
        </table:table-row>
        <table:table-row table:style-name="ro1">
          <table:table-cell table:style-name="ce3" office:value-type="date" office:date-value="2018-01-08" calcext:value-type="date">
            <text:p>08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utes</text:p>
          </table:table-cell>
          <table:table-cell table:style-name="ce53" office:value-type="string" calcext:value-type="string">
            <text:p>10 mins : <text:s/>Breathing Exercise</text:p>
          </table:table-cell>
          <table:table-cell table:style-name="ce53" office:value-type="string" calcext:value-type="string">
            <text:p><text:s/>1 hour : 8 to 9 PM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09" calcext:value-type="date">
            <text:p>09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utes</text:p>
          </table:table-cell>
          <table:table-cell table:style-name="ce53" office:value-type="string" calcext:value-type="string">
            <text:p>8 mins : <text:s/>Breathing Exercise</text:p>
          </table:table-cell>
          <table:table-cell table:style-name="ce53" office:value-type="string" calcext:value-type="string">
            <text:p>40 mins : 8 to 9 PM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10" calcext:value-type="date">
            <text:p>10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utes</text:p>
          </table:table-cell>
          <table:table-cell table:style-name="ce53" office:value-type="string" calcext:value-type="string">
            <text:p>12 mins : Meditation</text:p>
          </table:table-cell>
          <table:table-cell table:style-name="ce53" office:value-type="string" calcext:value-type="string">
            <text:p>1 hour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11" calcext:value-type="date">
            <text:p>11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utes</text:p>
          </table:table-cell>
          <table:table-cell table:style-name="ce53" office:value-type="string" calcext:value-type="string">
            <text:p>15 mins : Breathing Exercise</text:p>
          </table:table-cell>
          <table:table-cell table:style-name="ce53" office:value-type="string" calcext:value-type="string">
            <text:p>1 hour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12" calcext:value-type="date">
            <text:p>12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45 minutes</text:p>
          </table:table-cell>
          <table:table-cell table:style-name="ce53" office:value-type="string" calcext:value-type="string">
            <text:p>18 mins : Breathing Exercise</text:p>
          </table:table-cell>
          <table:table-cell table:style-name="ce53"/>
          <table:table-cell table:number-columns-repeated="1019"/>
        </table:table-row>
        <table:table-row table:style-name="ro1">
          <table:table-cell table:style-name="ce3" office:value-type="date" office:date-value="2018-01-13" calcext:value-type="date">
            <text:p>13/01/18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-----</text:p>
          </table:table-cell>
          <table:table-cell table:style-name="ce53" table:number-columns-repeated="2"/>
          <table:table-cell table:number-columns-repeated="1019"/>
        </table:table-row>
        <table:table-row table:style-name="ro1">
          <table:table-cell table:style-name="ce3" office:value-type="date" office:date-value="2018-01-14" calcext:value-type="date">
            <text:p>14/01/18</text:p>
          </table:table-cell>
          <table:table-cell table:style-name="ce53" office:value-type="string" calcext:value-type="string">
            <text:p>-----</text:p>
          </table:table-cell>
          <table:table-cell table:style-name="ce53" office:value-type="string" calcext:value-type="string">
            <text:p>-------</text:p>
          </table:table-cell>
          <table:table-cell table:style-name="ce53" table:number-columns-repeated="2"/>
          <table:table-cell table:number-columns-repeated="1019"/>
        </table:table-row>
        <table:table-row table:style-name="ro1">
          <table:table-cell table:style-name="ce3" office:value-type="date" office:date-value="2018-01-15" calcext:value-type="date">
            <text:p>15/01/18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-----</text:p>
          </table:table-cell>
          <table:table-cell table:style-name="ce53" table:number-columns-repeated="2"/>
          <table:table-cell table:number-columns-repeated="1019"/>
        </table:table-row>
        <table:table-row table:style-name="ro1">
          <table:table-cell table:style-name="ce3" office:value-type="date" office:date-value="2018-01-16" calcext:value-type="date">
            <text:p>16/01/18</text:p>
          </table:table-cell>
          <table:table-cell table:style-name="ce53" office:value-type="string" calcext:value-type="string">
            <text:p>------</text:p>
          </table:table-cell>
          <table:table-cell table:style-name="ce53" office:value-type="string" calcext:value-type="string">
            <text:p>-----</text:p>
          </table:table-cell>
          <table:table-cell table:style-name="ce53"/>
          <table:table-cell table:style-name="ce53" office:value-type="string" calcext:value-type="string">
            <text:p>10 mins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17" calcext:value-type="date">
            <text:p>17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5 minutes</text:p>
          </table:table-cell>
          <table:table-cell table:style-name="ce53" office:value-type="string" calcext:value-type="string">
            <text:p>10 mins : <text:s/>Breathing Exercise</text:p>
          </table:table-cell>
          <table:table-cell table:style-name="ce5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18" calcext:value-type="date">
            <text:p>18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0 minutes : Walk</text:p>
          </table:table-cell>
          <table:table-cell table:style-name="ce53" office:value-type="string" calcext:value-type="string">
            <text:p>12 mins : <text:s/>Breathing Exercise</text:p>
          </table:table-cell>
          <table:table-cell table:style-name="ce53" office:value-type="string" calcext:value-type="string">
            <text:p>10 mins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19" calcext:value-type="date">
            <text:p>19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5 minutes</text:p>
          </table:table-cell>
          <table:table-cell table:style-name="ce53" office:value-type="string" calcext:value-type="string">
            <text:p>10 mins : <text:s/>Breathing Exercise</text:p>
          </table:table-cell>
          <table:table-cell table:style-name="ce53" office:value-type="string" calcext:value-type="string">
            <text:p>15 mins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20" calcext:value-type="date">
            <text:p>20/01/18</text:p>
          </table:table-cell>
          <table:table-cell table:style-name="ce53" office:value-type="string" calcext:value-type="string">
            <text:p>-----</text:p>
          </table:table-cell>
          <table:table-cell/>
          <table:table-cell table:style-name="ce53" office:value-type="string" calcext:value-type="string">
            <text:p>10 mins : <text:s/>Breathing Exercise</text:p>
          </table:table-cell>
          <table:table-cell table:style-name="ce53" office:value-type="string" calcext:value-type="string">
            <text:p>15 mins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21" calcext:value-type="date">
            <text:p>21/01/18</text:p>
          </table:table-cell>
          <table:table-cell table:style-name="ce53" office:value-type="string" calcext:value-type="string">
            <text:p>-----</text:p>
          </table:table-cell>
          <table:table-cell table:style-name="ce53" office:value-type="string" calcext:value-type="string">
            <text:p>------</text:p>
          </table:table-cell>
          <table:table-cell table:style-name="ce53" office:value-type="string" calcext:value-type="string">
            <text:p>10 mins : <text:s/>Breathing Exercise</text:p>
          </table:table-cell>
          <table:table-cell table:style-name="ce53" office:value-type="string" calcext:value-type="string">
            <text:p>1 + 1 hours</text:p>
          </table:table-cell>
          <table:table-cell table:number-columns-repeated="1019"/>
        </table:table-row>
        <table:table-row table:style-name="ro1">
          <table:table-cell table:style-name="ce8" office:value-type="date" office:date-value="2018-01-22" calcext:value-type="date">
            <text:p>22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0 minutes : Walk</text:p>
          </table:table-cell>
          <table:table-cell table:style-name="ce53" office:value-type="string" calcext:value-type="string">
            <text:p>14 mins : <text:s/>Breathing Exercise</text:p>
          </table:table-cell>
          <table:table-cell table:style-name="ce53" office:value-type="string" calcext:value-type="string">
            <text:p>10 mins</text:p>
          </table:table-cell>
          <table:table-cell office:value-type="string" calcext:value-type="string">
            <text:p>Handling holes in the file</text:p>
          </table:table-cell>
          <table:table-cell office:value-type="string" calcext:value-type="string">
            <text:p>ReadObject CODE REVIEW with ganga</text:p>
          </table:table-cell>
          <table:table-cell office:value-type="string" calcext:value-type="string">
            <text:p>Fixed the ReadObject code Bugs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8-01-23" calcext:value-type="date">
            <text:p>23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utes</text:p>
          </table:table-cell>
          <table:table-cell table:style-name="ce53" office:value-type="string" calcext:value-type="string">
            <text:p>10 mins : <text:s/>Breathing Exercise</text:p>
          </table:table-cell>
          <table:table-cell table:style-name="ce53" office:value-type="string" calcext:value-type="string">
            <text:p><text:s/>1 hour : 8 to 9 PM</text:p>
          </table:table-cell>
          <table:table-cell office:value-type="string" calcext:value-type="string">
            <text:p>Integration test and bug Fixes in MetaData Layer, Fixing Unit-testcases</text:p>
          </table:table-cell>
          <table:table-cell office:value-type="string" calcext:value-type="string">
            <text:p>Sprint Review Meeting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18-01-24" calcext:value-type="date">
            <text:p>24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utes</text:p>
          </table:table-cell>
          <table:table-cell table:style-name="ce53" office:value-type="string" calcext:value-type="string">
            <text:p>5 mins : <text:s/>Breathing Exercise</text:p>
          </table:table-cell>
          <table:table-cell table:style-name="ce53" office:value-type="string" calcext:value-type="string">
            <text:p><text:s/>1 hour : 8 to 9 PM</text:p>
          </table:table-cell>
          <table:table-cell office:value-type="string" calcext:value-type="string">
            <text:p>Meeting : foos architecture Demo, Sprint Planning</text:p>
          </table:table-cell>
          <table:table-cell office:value-type="string" calcext:value-type="string">
            <text:p>Meeting : MIS arch demo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18-01-25" calcext:value-type="date">
            <text:p>25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rounds</text:p>
          </table:table-cell>
          <table:table-cell table:style-name="ce53" office:value-type="string" calcext:value-type="string">
            <text:p>20 mins : <text:s/>Meditation</text:p>
          </table:table-cell>
          <table:table-cell table:style-name="ce53" office:value-type="string" calcext:value-type="string">
            <text:p>10 minutes</text:p>
          </table:table-cell>
          <table:table-cell office:value-type="string" calcext:value-type="string">
            <text:p>Fixing Unit-testcases for ReadObject API: <text:s/>done</text:p>
          </table:table-cell>
          <table:table-cell office:value-type="string" calcext:value-type="string">
            <text:p>cmake for gcovr : In progress</text:p>
          </table:table-cell>
          <table:table-cell table:number-columns-repeated="1017"/>
        </table:table-row>
        <table:table-row table:style-name="ro1">
          <table:table-cell table:style-name="ce9" office:value-type="date" office:date-value="2018-01-26" calcext:value-type="date">
            <text:p>26/01/18</text:p>
          </table:table-cell>
          <table:table-cell table:style-name="ce24" office:value-type="time" office:time-value="PT04H30M00S" calcext:value-type="time">
            <text:p>04:30:00</text:p>
          </table:table-cell>
          <table:table-cell table:style-name="ce27" office:value-type="string" calcext:value-type="string">
            <text:p>2.20 Kms in 12 mins</text:p>
          </table:table-cell>
          <table:table-cell table:style-name="ce27" office:value-type="string" calcext:value-type="string">
            <text:p>20 mins : <text:s/>Meditation</text:p>
          </table:table-cell>
          <table:table-cell table:style-name="ce27" office:value-type="string" calcext:value-type="string">
            <text:p>30 minutes</text:p>
          </table:table-cell>
          <table:table-cell table:style-name="ce29" office:value-type="string" calcext:value-type="string">
            <text:p>HOLIDAY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8-01-27" calcext:value-type="date">
            <text:p>27/01/18</text:p>
          </table:table-cell>
          <table:table-cell table:style-name="ce24" office:value-type="time" office:time-value="PT04H30M00S" calcext:value-type="time">
            <text:p>04:30:00</text:p>
          </table:table-cell>
          <table:table-cell table:style-name="ce27" office:value-type="string" calcext:value-type="string">
            <text:p>---</text:p>
          </table:table-cell>
          <table:table-cell table:style-name="ce27" table:number-columns-repeated="2"/>
          <table:table-cell table:style-name="ce29" office:value-type="string" calcext:value-type="string">
            <text:p>HOLIDAY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8-01-28" calcext:value-type="date">
            <text:p>28/01/18</text:p>
          </table:table-cell>
          <table:table-cell table:style-name="ce24" office:value-type="time" office:time-value="PT08H00M00S" calcext:value-type="time">
            <text:p>08:00:00</text:p>
          </table:table-cell>
          <table:table-cell table:style-name="ce27" office:value-type="string" calcext:value-type="string">
            <text:p>---</text:p>
          </table:table-cell>
          <table:table-cell table:style-name="ce27" office:value-type="string" calcext:value-type="string">
            <text:p>20 mins : <text:s/>Meditation</text:p>
          </table:table-cell>
          <table:table-cell table:style-name="ce27" office:value-type="string" calcext:value-type="string">
            <text:p>Reading : 1 hour </text:p>
          </table:table-cell>
          <table:table-cell table:style-name="ce29" office:value-type="string" calcext:value-type="string">
            <text:p>HOLIDAY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8-01-29" calcext:value-type="date">
            <text:p>29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 kms in 15 mins</text:p>
          </table:table-cell>
          <table:table-cell table:style-name="ce53" office:value-type="string" calcext:value-type="string">
            <text:p>5 mins : <text:s/>Breathing Exercise</text:p>
          </table:table-cell>
          <table:table-cell office:value-type="string" calcext:value-type="string">
            <text:p>Reading : 1 hour </text:p>
          </table:table-cell>
          <table:table-cell office:value-type="string" calcext:value-type="string">
            <text:p>Code covearge Build For ObjectService</text:p>
          </table:table-cell>
          <table:table-cell office:value-type="string" calcext:value-type="string">
            <text:p>Locally generated the report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18-01-30" calcext:value-type="date">
            <text:p>30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 kms in 18 mins</text:p>
          </table:table-cell>
          <table:table-cell table:style-name="ce53" office:value-type="string" calcext:value-type="string">
            <text:p>---</text:p>
          </table:table-cell>
          <table:table-cell office:value-type="string" calcext:value-type="string">
            <text:p>Reading : 30 mins </text:p>
          </table:table-cell>
          <table:table-cell office:value-type="string" calcext:value-type="string">
            <text:p>Modular Cmake Files for coverage Build</text:p>
          </table:table-cell>
          <table:table-cell office:value-type="string" calcext:value-type="string">
            <text:p>Jenkins scripts for code coverage</text:p>
          </table:table-cell>
          <table:table-cell office:value-type="string" calcext:value-type="string">
            <text:p>some work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8-01-31" calcext:value-type="date">
            <text:p>31/0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20 mins</text:p>
          </table:table-cell>
          <table:table-cell office:value-type="string" calcext:value-type="string">
            <text:p>Reading : 30 mins </text:p>
          </table:table-cell>
          <table:table-cell office:value-type="string" calcext:value-type="string">
            <text:p>Telephonic Interview &amp;&amp; C++ presentation</text:p>
          </table:table-cell>
          <table:table-cell office:value-type="string" calcext:value-type="string">
            <text:p>Jenkins scripts for valgrind</text:p>
          </table:table-cell>
          <table:table-cell office:value-type="string" calcext:value-type="string">
            <text:p>shallow work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8-02-01" calcext:value-type="date">
            <text:p>01/0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20 mins</text:p>
          </table:table-cell>
          <table:table-cell office:value-type="string" calcext:value-type="string">
            <text:p>Reading : 15 mins </text:p>
          </table:table-cell>
          <table:table-cell office:value-type="string" calcext:value-type="string">
            <text:p>code coverage, valgrind jenkins scripts &amp;&amp; PI planning Meeting(12to1)</text:p>
          </table:table-cell>
          <table:table-cell table:style-name="ce33" office:value-type="string" calcext:value-type="string">
            <text:p>code coverage, valgrind jenkins scripts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18-02-02" calcext:value-type="date">
            <text:p>02/0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0 mins Walking</text:p>
          </table:table-cell>
          <table:table-cell table:style-name="ce53" office:value-type="string" calcext:value-type="string">
            <text:p>20 mins</text:p>
          </table:table-cell>
          <table:table-cell/>
          <table:table-cell office:value-type="string" calcext:value-type="string">
            <text:p>Fixing scripts to run jenkins jobs for code coverage, valgrind</text:p>
          </table:table-cell>
          <table:table-cell office:value-type="string" calcext:value-type="string">
            <text:p>Fixed the docker image for jenkins</text:p>
          </table:table-cell>
          <table:table-cell office:value-type="string" calcext:value-type="string">
            <text:p>Office work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8-02-03" calcext:value-type="date">
            <text:p>03/02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20 mins</text:p>
          </table:table-cell>
          <table:table-cell office:value-type="string" calcext:value-type="string">
            <text:p>Reading : 15 mins </text:p>
          </table:table-cell>
          <table:table-cell office:value-type="string" calcext:value-type="string">
            <text:p>Abstract Factory Design Pattern (2 hrs)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8-02-04" calcext:value-type="date">
            <text:p>04/02/18</text:p>
          </table:table-cell>
          <table:table-cell table:style-name="ce24" office:value-type="time" office:time-value="PT08H30M00S" calcext:value-type="time">
            <text:p>08:30:00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20 mins</text:p>
          </table:table-cell>
          <table:table-cell table:style-name="ce29" office:value-type="string" calcext:value-type="string">
            <text:p>Reading : 15 mins 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11" office:value-type="date" office:date-value="2018-02-05" calcext:value-type="date">
            <text:p>05/02/18</text:p>
          </table:table-cell>
          <table:table-cell table:style-name="ce19" office:value-type="time" office:time-value="PT04H00M00S" calcext:value-type="time">
            <text:p>04:00:00</text:p>
          </table:table-cell>
          <table:table-cell table:style-name="ce53" office:value-type="string" calcext:value-type="string">
            <text:p>25 mins running</text:p>
          </table:table-cell>
          <table:table-cell table:style-name="ce53" office:value-type="string" calcext:value-type="string">
            <text:p>20 min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enkins scripts : Fixing the issues</text:p>
          </table:table-cell>
          <table:table-cell office:value-type="string" calcext:value-type="string">
            <text:p>Component Tests : Fixing jenkins Issues</text:p>
          </table:table-cell>
          <table:table-cell office:value-type="string" calcext:value-type="string">
            <text:p>running jenkins Jobs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8-02-06" calcext:value-type="date">
            <text:p>06/02/18</text:p>
          </table:table-cell>
          <table:table-cell table:style-name="ce19" office:value-type="time" office:time-value="PT04H00M00S" calcext:value-type="time">
            <text:p>04:00:00</text:p>
          </table:table-cell>
          <table:table-cell table:style-name="ce53" office:value-type="string" calcext:value-type="string">
            <text:p>10 mins + 10 mins</text:p>
          </table:table-cell>
          <table:table-cell table:style-name="ce53" office:value-type="string" calcext:value-type="string">
            <text:p>20 mins</text:p>
          </table:table-cell>
          <table:table-cell office:value-type="string" calcext:value-type="string">
            <text:p>--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11" office:value-type="date" office:date-value="2018-02-07" calcext:value-type="date">
            <text:p>07/02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---</text:p>
          </table:table-cell>
          <table:table-cell office:value-type="string" calcext:value-type="string">
            <text:p>--</text:p>
          </table:table-cell>
          <table:table-cell office:value-type="string" calcext:value-type="string" table:number-columns-spanned="1" table:number-rows-spanned="2">
            <text:p><text:s text:c="4"/>PI4 Planning Meetings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11" office:value-type="date" office:date-value="2018-02-08" calcext:value-type="date">
            <text:p>08/02/18</text:p>
          </table:table-cell>
          <table:table-cell table:style-name="ce19" office:value-type="time" office:time-value="PT04H00M00S" calcext:value-type="time">
            <text:p>04:00:00</text:p>
          </table:table-cell>
          <table:table-cell table:style-name="ce53" office:value-type="string" calcext:value-type="string">
            <text:p>40 mins walking</text:p>
          </table:table-cell>
          <table:table-cell table:style-name="ce53" office:value-type="string" calcext:value-type="string">
            <text:p>20 mins</text:p>
          </table:table-cell>
          <table:table-cell office:value-type="string" calcext:value-type="string">
            <text:p><text:s/>--- </text:p>
          </table:table-cell>
          <table:covered-table-cell/>
          <table:table-cell table:style-name="ce35"/>
          <table:table-cell table:number-columns-repeated="1017"/>
        </table:table-row>
        <table:table-row table:style-name="ro1">
          <table:table-cell table:style-name="ce11" office:value-type="date" office:date-value="2018-02-09" calcext:value-type="date">
            <text:p>09/02/18</text:p>
          </table:table-cell>
          <table:table-cell table:style-name="ce19" office:value-type="time" office:time-value="PT04H00M00S" calcext:value-type="time">
            <text:p>04:0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20 mins</text:p>
          </table:table-cell>
          <table:table-cell office:value-type="string" calcext:value-type="string">
            <text:p>Reading : 1 hour </text:p>
          </table:table-cell>
          <table:table-cell office:value-type="string" calcext:value-type="string">
            <text:p>Proxygen curl client code understanding</text:p>
          </table:table-cell>
          <table:table-cell table:style-name="ce35" office:value-type="string" calcext:value-type="string">
            <text:p>Proxygen curl client code understanding</text:p>
          </table:table-cell>
          <table:table-cell table:number-columns-repeated="1017"/>
        </table:table-row>
        <table:table-row table:style-name="ro1">
          <table:table-cell table:style-name="ce12" office:value-type="date" office:date-value="2018-02-10" calcext:value-type="date">
            <text:p>10/02/18</text:p>
          </table:table-cell>
          <table:table-cell table:style-name="ce19" office:value-type="time" office:time-value="PT04H00M00S" calcext:value-type="time">
            <text:p>04:00:00</text:p>
          </table:table-cell>
          <table:table-cell table:style-name="ce53" office:value-type="string" calcext:value-type="string">
            <text:p>45 mins GYM</text:p>
          </table:table-cell>
          <table:table-cell table:style-name="ce53" office:value-type="string" calcext:value-type="string">
            <text:p>20 mins</text:p>
          </table:table-cell>
          <table:table-cell office:value-type="string" calcext:value-type="string">
            <text:p>Reading : 1 hour </text:p>
          </table:table-cell>
          <table:table-cell office:value-type="string" calcext:value-type="string">
            <text:p>async s3 client API's Implementation</text:p>
          </table:table-cell>
          <table:table-cell table:style-name="ce35" office:value-type="string" calcext:value-type="string">
            <text:p>async s3 client API's Implementation</text:p>
          </table:table-cell>
          <table:table-cell table:number-columns-repeated="1017"/>
        </table:table-row>
        <table:table-row table:style-name="ro1">
          <table:table-cell table:style-name="ce12" office:value-type="date" office:date-value="2018-02-11" calcext:value-type="date">
            <text:p>11/02/18</text:p>
          </table:table-cell>
          <table:table-cell table:style-name="ce24" office:value-type="time" office:time-value="PT08H30M00S" calcext:value-type="time">
            <text:p>08:30:00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20 mins</text:p>
          </table:table-cell>
          <table:table-cell office:value-type="string" calcext:value-type="string">
            <text:p>Reading : 1 hour </text:p>
          </table:table-cell>
          <table:table-cell table:style-name="ce29" office:value-type="string" calcext:value-type="string">
            <text:p>--</text:p>
          </table:table-cell>
          <table:table-cell table:style-name="ce37" office:value-type="string" calcext:value-type="string">
            <text:p>--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18-02-12" calcext:value-type="date">
            <text:p>12/02/18</text:p>
          </table:table-cell>
          <table:table-cell table:style-name="ce19" office:value-type="time" office:time-value="PT04H00M00S" calcext:value-type="time">
            <text:p>04:00:00</text:p>
          </table:table-cell>
          <table:table-cell table:style-name="ce53" office:value-type="string" calcext:value-type="string">
            <text:p>25 mins running</text:p>
          </table:table-cell>
          <table:table-cell table:style-name="ce53" office:value-type="string" calcext:value-type="string">
            <text:p>--</text:p>
          </table:table-cell>
          <table:table-cell table:style-name="ce30" office:value-type="string" calcext:value-type="string">
            <text:p>Reading : 5 mins </text:p>
          </table:table-cell>
          <table:table-cell table:number-columns-repeated="2" table:style-name="ce35" office:value-type="string" calcext:value-type="string">
            <text:p>async s3 client API's Implementatio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18-02-13" calcext:value-type="date">
            <text:p>13/02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20 mins</text:p>
          </table:table-cell>
          <table:table-cell table:style-name="ce35" office:value-type="string" calcext:value-type="string">
            <text:p>Preparing PPT for async S3 client</text:p>
          </table:table-cell>
          <table:table-cell table:style-name="ce35" office:value-type="string" calcext:value-type="string">
            <text:p>Demo of async S3 client (at 3 PM)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" office:value-type="date" office:date-value="2018-02-14" calcext:value-type="date">
            <text:p>14/02/18</text:p>
          </table:table-cell>
          <table:table-cell table:style-name="ce19" office:value-type="time" office:time-value="PT04H00M00S" calcext:value-type="time">
            <text:p>04:00:00</text:p>
          </table:table-cell>
          <table:table-cell table:style-name="ce53" office:value-type="string" calcext:value-type="string">
            <text:p>5K – 30 mins running</text:p>
          </table:table-cell>
          <table:table-cell table:style-name="ce53" office:value-type="string" calcext:value-type="string">
            <text:p>--</text:p>
          </table:table-cell>
          <table:table-cell table:style-name="ce30" office:value-type="string" calcext:value-type="string">
            <text:p>Reading : 1 hour </text:p>
          </table:table-cell>
          <table:table-cell table:style-name="ce35" office:value-type="string" calcext:value-type="string">
            <text:p>Reading AWS JAVA SDK straming PUT/GET</text:p>
          </table:table-cell>
          <table:table-cell table:style-name="ce35" office:value-type="string" calcext:value-type="string">
            <text:p>Discussion of async client Implementation</text:p>
          </table:table-cell>
          <table:table-cell office:value-type="string" calcext:value-type="string">
            <text:p>Reading about high performance servers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18-02-15" calcext:value-type="date">
            <text:p>15/02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number-columns-repeated="2"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10 mins </text:p>
          </table:table-cell>
          <table:table-cell table:style-name="ce35" office:value-type="string" calcext:value-type="string">
            <text:p>Grpc Testcases discussion Meeting</text:p>
          </table:table-cell>
          <table:table-cell table:style-name="ce35" office:value-type="string" calcext:value-type="string">
            <text:p>Reading libevent documentatio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18-02-16" calcext:value-type="date">
            <text:p>16/0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20 mins</text:p>
          </table:table-cell>
          <table:table-cell table:style-name="ce30" office:value-type="string" calcext:value-type="string">
            <text:p>Reading : <text:s/>20 mins</text:p>
          </table:table-cell>
          <table:table-cell table:style-name="ce35" office:value-type="string" calcext:value-type="string">
            <text:p>Folly AsyncSocket, Proxygen Httpconnector code understanding</text:p>
          </table:table-cell>
          <table:table-cell office:value-type="string" calcext:value-type="string">
            <text:p>HttpSession Code Understanding</text:p>
          </table:table-cell>
          <table:table-cell table:number-columns-repeated="1017"/>
        </table:table-row>
        <table:table-row table:style-name="ro1">
          <table:table-cell table:style-name="ce12" office:value-type="date" office:date-value="2018-02-17" calcext:value-type="date">
            <text:p>17/02/18</text:p>
          </table:table-cell>
          <table:table-cell table:style-name="ce19" office:value-type="time" office:time-value="PT04H00M00S" calcext:value-type="time">
            <text:p>04:00:00</text:p>
          </table:table-cell>
          <table:table-cell table:style-name="ce53" office:value-type="string" calcext:value-type="string">
            <text:p>5K running</text:p>
          </table:table-cell>
          <table:table-cell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30 mins 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12" office:value-type="date" office:date-value="2018-02-18" calcext:value-type="date">
            <text:p>18/02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5 mins : <text:s/>Breathing Exercise</text:p>
          </table:table-cell>
          <table:table-cell table:style-name="ce30" office:value-type="string" calcext:value-type="string">
            <text:p>Reading : 1 hour 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2-19" calcext:value-type="date">
            <text:p>19/0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0 mins Walking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Presentations on Design Patterns</text:p>
          </table:table-cell>
          <table:table-cell office:value-type="string" calcext:value-type="string">
            <text:p>S3Client </text:p>
          </table:table-cell>
          <table:table-cell office:value-type="string" calcext:value-type="string">
            <text:p>worked on s3client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8-02-20" calcext:value-type="date">
            <text:p>20/0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0 mins Walking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Discussion on Column Selection Logic</text:p>
          </table:table-cell>
          <table:table-cell office:value-type="string" calcext:value-type="string">
            <text:p>Explanation of Async API part To Ganga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2-21" calcext:value-type="date">
            <text:p>21/0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0 mins walking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Scality discussion</text:p>
          </table:table-cell>
          <table:table-cell office:value-type="string" calcext:value-type="string">
            <text:p>Benchmarking s3client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2-22" calcext:value-type="date">
            <text:p>22/0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0 mins walking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Design Patterns : Not much progress</text:p>
          </table:table-cell>
          <table:table-cell office:value-type="string" calcext:value-type="string">
            <text:p>proxygen code understanding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2-23" calcext:value-type="date">
            <text:p>23/0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0 mins walking</text:p>
          </table:table-cell>
          <table:table-cell table:style-name="ce53" office:value-type="string" calcext:value-type="string">
            <text:p>1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proxygen code understanding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8-02-24" calcext:value-type="date">
            <text:p>24/02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table:number-columns-repeated="1019"/>
        </table:table-row>
        <table:table-row table:style-name="ro1">
          <table:table-cell table:style-name="ce12" office:value-type="date" office:date-value="2018-02-25" calcext:value-type="date">
            <text:p>25/02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---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2-26" calcext:value-type="date">
            <text:p>26/02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number-columns-repeated="2" table:style-name="ce53" office:value-type="string" calcext:value-type="string">
            <text:p>---</text:p>
          </table:table-cell>
          <table:table-cell table:style-name="ce30" office:value-type="string" calcext:value-type="string">
            <text:p>---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2-27" calcext:value-type="date">
            <text:p>27/02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--</text:p>
          </table:table-cell>
          <table:table-cell table:style-name="ce30" office:value-type="string" calcext:value-type="string">
            <text:p>---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2-28" calcext:value-type="date">
            <text:p>28/02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number-columns-repeated="2"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<text:s/>30 mins</text:p>
          </table:table-cell>
          <table:table-cell office:value-type="string" calcext:value-type="string">
            <text:p><text:s/>4.2 Sprint Planning Meeting </text:p>
          </table:table-cell>
          <table:table-cell office:value-type="string" calcext:value-type="string">
            <text:p>Compiling scaler-pp code in docker setup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01" calcext:value-type="date">
            <text:p>01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5 mins Walking</text:p>
          </table:table-cell>
          <table:table-cell table:style-name="ce53" office:value-type="string" calcext:value-type="string">
            <text:p>--</text:p>
          </table:table-cell>
          <table:table-cell table:style-name="ce30" office:value-type="string" calcext:value-type="string">
            <text:p>Reading : <text:s/>20 mins</text:p>
          </table:table-cell>
          <table:table-cell office:value-type="string" calcext:value-type="string">
            <text:p>Scalerd code understanding</text:p>
          </table:table-cell>
          <table:table-cell office:value-type="string" calcext:value-type="string">
            <text:p>test application compilation is done for config, engine api's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02" calcext:value-type="date">
            <text:p>02/03/18</text:p>
          </table:table-cell>
          <table:table-cell table:style-name="ce19" office:value-type="time" office:time-value="PT05H30M00S" calcext:value-type="time">
            <text:p>05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Reading : <text:s/>10 mins</text:p>
          </table:table-cell>
          <table:table-cell office:value-type="string" calcext:value-type="string">
            <text:p>column manger instance creation done</text:p>
          </table:table-cell>
          <table:table-cell office:value-type="string" calcext:value-type="string">
            <text:p>Reading aws file gateway document</text:p>
          </table:table-cell>
          <table:table-cell table:number-columns-repeated="1017"/>
        </table:table-row>
        <table:table-row table:style-name="ro1">
          <table:table-cell table:style-name="ce12" office:value-type="date" office:date-value="2018-03-03" calcext:value-type="date">
            <text:p>03/03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Reading : <text:s/>10 mins</text:p>
          </table:table-cell>
          <table:table-cell table:number-columns-repeated="1019"/>
        </table:table-row>
        <table:table-row table:style-name="ro1">
          <table:table-cell table:style-name="ce12" office:value-type="date" office:date-value="2018-03-04" calcext:value-type="date">
            <text:p>04/03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<text:s/>2 mins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05" calcext:value-type="date">
            <text:p>05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Reading : <text:s/>10 mins</text:p>
          </table:table-cell>
          <table:table-cell office:value-type="string" calcext:value-type="string">
            <text:p>async get in scalered test code compiltation is done</text:p>
          </table:table-cell>
          <table:table-cell office:value-type="string" calcext:value-type="string">
            <text:p>Go : component test code understanding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06" calcext:value-type="date">
            <text:p>06/03/18</text:p>
          </table:table-cell>
          <table:table-cell table:style-name="ce19" office:value-type="time" office:time-value="PT05H00M00S" calcext:value-type="time">
            <text:p>05:0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<text:s/>20 mins</text:p>
          </table:table-cell>
          <table:table-cell table:number-columns-repeated="2" office:value-type="string" calcext:value-type="string">
            <text:p>debugging PUT API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07" calcext:value-type="date">
            <text:p>07/03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number-columns-repeated="2"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Reading asio documentation, 1-1</text:p>
          </table:table-cell>
          <table:table-cell office:value-type="string" calcext:value-type="string">
            <text:p>Meeting with koen, sync GET Implementation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08" calcext:value-type="date">
            <text:p>08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--</text:p>
          </table:table-cell>
          <table:table-cell table:style-name="ce30" office:value-type="string" calcext:value-type="string">
            <text:p>Reading : 1 hr</text:p>
          </table:table-cell>
          <table:table-cell office:value-type="string" calcext:value-type="string">
            <text:p>async read_some usage in GET API</text:p>
          </table:table-cell>
          <table:table-cell office:value-type="string" calcext:value-type="string">
            <text:p>command line options to the testcode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09" calcext:value-type="date">
            <text:p>09/03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Distributed systems concepts presentation by ganga</text:p>
          </table:table-cell>
          <table:table-cell office:value-type="string" calcext:value-type="string">
            <text:p>presentation continued, Manoj sendoff meeting</text:p>
          </table:table-cell>
          <table:table-cell table:number-columns-repeated="1017"/>
        </table:table-row>
        <table:table-row table:style-name="ro1">
          <table:table-cell table:style-name="ce12" office:value-type="date" office:date-value="2018-03-10" calcext:value-type="date">
            <text:p>10/03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20 Mins : Meditation</text:p>
          </table:table-cell>
          <table:table-cell table:style-name="ce30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1">
          <table:table-cell table:style-name="ce12" office:value-type="date" office:date-value="2018-03-11" calcext:value-type="date">
            <text:p>11/03/18</text:p>
          </table:table-cell>
          <table:table-cell table:style-name="ce19" office:value-type="time" office:time-value="PT09H00M00S" calcext:value-type="time">
            <text:p>09:0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2" calcext:value-type="date">
            <text:p>12/03/18</text:p>
          </table:table-cell>
          <table:table-cell table:style-name="ce19" office:value-type="time" office:time-value="PT05H15M00S" calcext:value-type="time">
            <text:p>05:15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command line args for column Manager Test application</text:p>
          </table:table-cell>
          <table:table-cell office:value-type="string" calcext:value-type="string">
            <text:p>Reading Design Patterns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13" calcext:value-type="date">
            <text:p>13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Reading Design Patterns</text:p>
          </table:table-cell>
          <table:table-cell office:value-type="string" calcext:value-type="string">
            <text:p>Sprint Demo Meeting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14" calcext:value-type="date">
            <text:p>14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10 Mins : Meditation</text:p>
          </table:table-cell>
          <table:table-cell office:value-type="string" calcext:value-type="string">
            <text:p><text:s text:c="9"/>--</text:p>
          </table:table-cell>
          <table:table-cell office:value-type="string" calcext:value-type="string">
            <text:p>sprint planning, reading the book</text:p>
          </table:table-cell>
          <table:table-cell office:value-type="string" calcext:value-type="string">
            <text:p>Reading the book : designing data intensive applications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15" calcext:value-type="date">
            <text:p>15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---</text:p>
          </table:table-cell>
          <table:table-cell table:style-name="ce30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6" calcext:value-type="date">
            <text:p>16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10 Mins : Meditation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Reading Design Patterns : Adapter, Bridge</text:p>
          </table:table-cell>
          <table:table-cell office:value-type="string" calcext:value-type="string">
            <text:p>Reading Design Patterns : Proxy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18-03-17" calcext:value-type="date">
            <text:p>17/03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--------</text:p>
          </table:table-cell>
          <table:table-cell table:style-name="ce30" office:value-type="string" calcext:value-type="string">
            <text:p>Reading : <text:s/>1 hr</text:p>
          </table:table-cell>
          <table:table-cell table:style-name="ce33" office:value-type="string" calcext:value-type="string">
            <text:p>Reading Design Patterns : online ---------------</text:p>
          </table:table-cell>
          <table:table-cell office:value-type="string" calcext:value-type="string">
            <text:p>-----------------------</text:p>
          </table:table-cell>
          <table:table-cell table:number-columns-repeated="1017"/>
        </table:table-row>
        <table:table-row table:style-name="ro1">
          <table:table-cell table:style-name="ce12" office:value-type="date" office:date-value="2018-03-18" calcext:value-type="date">
            <text:p>18/03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<text:s/>---------------------</text:p>
          </table:table-cell>
          <table:table-cell office:value-type="string" calcext:value-type="string">
            <text:p>-----------------------------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19" calcext:value-type="date">
            <text:p>19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-----</text:p>
          </table:table-cell>
          <table:table-cell table:style-name="ce30" office:value-type="string" calcext:value-type="string">
            <text:p>Reading : <text:s/>1 hr</text:p>
          </table:table-cell>
          <table:table-cell table:number-columns-repeated="2" office:value-type="string" calcext:value-type="string">
            <text:p>Reading Design Patterns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20" calcext:value-type="date">
            <text:p>20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0 mins Walking</text:p>
          </table:table-cell>
          <table:table-cell table:style-name="ce53" office:value-type="string" calcext:value-type="string">
            <text:p>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Design Patterns Presentation</text:p>
          </table:table-cell>
          <table:table-cell office:value-type="string" calcext:value-type="string">
            <text:p>Fake db client in column manager application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21" calcext:value-type="date">
            <text:p>21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 Kms : 13 mins Running : 10 kmph</text:p>
          </table:table-cell>
          <table:table-cell table:style-name="ce53" office:value-type="string" calcext:value-type="string">
            <text:p>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world down syndrome awareness program</text:p>
          </table:table-cell>
          <table:table-cell office:value-type="string" calcext:value-type="string">
            <text:p>debugging column-manager UT application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22" calcext:value-type="date">
            <text:p>22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.5 Kms : 15 mins Running : 10.1</text:p>
          </table:table-cell>
          <table:table-cell table:style-name="ce53" office:value-type="string" calcext:value-type="string">
            <text:p>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Finished PUT API testing locally in docker environment</text:p>
          </table:table-cell>
          <table:table-cell office:value-type="string" calcext:value-type="string">
            <text:p>component tests and go language presentation by Muthu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23" calcext:value-type="date">
            <text:p>23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.5 Kms : 15 mins Running : 10.2</text:p>
          </table:table-cell>
          <table:table-cell table:style-name="ce53" office:value-type="string" calcext:value-type="string">
            <text:p>---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submitted MR for review</text:p>
          </table:table-cell>
          <table:table-cell office:value-type="string" calcext:value-type="string">
            <text:p>Code review &amp; Hasty reading of TAOCP vol1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18-03-24" calcext:value-type="date">
            <text:p>24/03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--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------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18-03-25" calcext:value-type="date">
            <text:p>25/03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office:value-type="string" calcext:value-type="string">
            <text:p>----</text:p>
          </table:table-cell>
          <table:table-cell table:style-name="ce53" office:value-type="string" calcext:value-type="string">
            <text:p>----------</text:p>
          </table:table-cell>
          <table:table-cell table:style-name="ce31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6" table:number-rows-spanned="1">
            <text:p>Weekly Output : <text:s/>1.5 days Reading design patterns &amp; presentation ; 0.5 day : down syndrome day; <text:s/>0.5 day component tests presentation by muthu ; lot of discussion in the skype group on friday</text:p>
          </table:table-cell>
          <table:covered-table-cell table:style-name="ce19"/>
          <table:covered-table-cell table:number-columns-repeated="2" table:style-name="ce53"/>
          <table:covered-table-cell table:number-columns-repeated="2"/>
          <table:table-cell table:number-columns-repeated="1018"/>
        </table:table-row>
        <table:table-row table:style-name="ro1">
          <table:table-cell table:style-name="ce3" office:value-type="date" office:date-value="2018-03-26" calcext:value-type="date">
            <text:p>26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.5 Kms : 20 mins Running : 10.5</text:p>
          </table:table-cell>
          <table:table-cell table:style-name="ce53" office:value-type="string" calcext:value-type="string">
            <text:p>---------</text:p>
          </table:table-cell>
          <table:table-cell table:style-name="ce31" office:value-type="string" calcext:value-type="string">
            <text:p>Reading : <text:s/>5 mins</text:p>
          </table:table-cell>
          <table:table-cell office:value-type="string" calcext:value-type="string">
            <text:p>compiling column manager in Object-service repo</text:p>
          </table:table-cell>
          <table:table-cell office:value-type="string" calcext:value-type="string">
            <text:p>Debugging column manager issue 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27" calcext:value-type="date">
            <text:p>27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.5 Kms : 20 mins Running : 10.5</text:p>
          </table:table-cell>
          <table:table-cell table:style-name="ce53" office:value-type="string" calcext:value-type="string">
            <text:p>----------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compiling column manager in Object-service repo</text:p>
          </table:table-cell>
          <table:table-cell office:value-type="string" calcext:value-type="string">
            <text:p>Sprint Demo &amp;&amp; Retrospective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28" calcext:value-type="date">
            <text:p>28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3.8 Kms : 20 mins Running : 10.6</text:p>
          </table:table-cell>
          <table:table-cell table:style-name="ce53" office:value-type="string" calcext:value-type="string">
            <text:p>-------------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sprint planning, compiling column manager</text:p>
          </table:table-cell>
          <table:table-cell table:style-name="ce33" office:value-type="string" calcext:value-type="string">
            <text:p>compiling column manager in Object Service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29" calcext:value-type="date">
            <text:p>29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---</text:p>
          </table:table-cell>
          <table:table-cell table:style-name="ce53" office:value-type="string" calcext:value-type="string">
            <text:p>20 Mins : Meditation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compiling column manager in Object-service repo</text:p>
          </table:table-cell>
          <table:table-cell table:style-name="ce33" office:value-type="string" calcext:value-type="string">
            <text:p>Finished column manager integartion to Object-service repo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18-03-30" calcext:value-type="date">
            <text:p>30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4 Kms : 25 mins Running : 10.0</text:p>
          </table:table-cell>
          <table:table-cell table:style-name="ce53" office:value-type="string" calcext:value-type="string">
            <text:p>--------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---------</text:p>
          </table:table-cell>
          <table:table-cell table:number-columns-repeated="1017"/>
        </table:table-row>
        <table:table-row table:style-name="ro1">
          <table:table-cell table:style-name="ce15" office:value-type="date" office:date-value="2018-03-31" calcext:value-type="date">
            <text:p>31/03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5" office:value-type="string" calcext:value-type="string">
            <text:p>---------</text:p>
          </table:table-cell>
          <table:table-cell table:style-name="ce55" office:value-type="string" calcext:value-type="string">
            <text:p>-------------</text:p>
          </table:table-cell>
          <table:table-cell table:style-name="ce32" office:value-type="string" calcext:value-type="string">
            <text:p>-------</text:p>
          </table:table-cell>
          <table:table-cell table:style-name="ce32" office:value-type="string" calcext:value-type="string">
            <text:p>---------------------</text:p>
          </table:table-cell>
          <table:table-cell table:style-name="ce32" office:value-type="string" calcext:value-type="string">
            <text:p>---------------------------</text:p>
          </table:table-cell>
          <table:table-cell table:number-columns-repeated="1017"/>
        </table:table-row>
        <table:table-row table:style-name="ro1">
          <table:table-cell table:style-name="ce15" table:number-columns-spanned="7" table:number-rows-spanned="1"/>
          <table:covered-table-cell table:number-columns-repeated="3" table:style-name="ce55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4-01" calcext:value-type="date">
            <text:p>01/04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04-02" calcext:value-type="date">
            <text:p>02/04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04-03" calcext:value-type="date">
            <text:p>03/04/18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-----</text:p>
          </table:table-cell>
          <table:table-cell table:style-name="ce53" office:value-type="string" calcext:value-type="string">
            <text:p>--------</text:p>
          </table:table-cell>
          <table:table-cell/>
          <table:table-cell table:number-columns-repeated="2" office:value-type="string" calcext:value-type="string">
            <text:p>Fixing segfault issue for col-manager 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04" calcext:value-type="date">
            <text:p>04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----</text:p>
          </table:table-cell>
          <table:table-cell table:style-name="ce53" office:value-type="string" calcext:value-type="string">
            <text:p>5 Mins : Meditation</text:p>
          </table:table-cell>
          <table:table-cell table:style-name="ce31" office:value-type="string" calcext:value-type="string">
            <text:p>Reading : <text:s/>45 mins</text:p>
          </table:table-cell>
          <table:table-cell office:value-type="string" calcext:value-type="string">
            <text:p>Fixing segfault issue for col-manager </text:p>
          </table:table-cell>
          <table:table-cell office:value-type="string" calcext:value-type="string">
            <text:p>Started working ReadPath for ColumnManager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05" calcext:value-type="date">
            <text:p>05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.5 Kms : 15 mins Running : 10.1</text:p>
          </table:table-cell>
          <table:table-cell table:style-name="ce53" office:value-type="string" calcext:value-type="string">
            <text:p>-------</text:p>
          </table:table-cell>
          <table:table-cell table:style-name="ce31" office:value-type="string" calcext:value-type="string">
            <text:p>Reading : <text:s/>5 mins</text:p>
          </table:table-cell>
          <table:table-cell office:value-type="string" calcext:value-type="string">
            <text:p>1-to-1 long meeting : 45 mins : </text:p>
          </table:table-cell>
          <table:table-cell office:value-type="string" calcext:value-type="string">
            <text:p>Finished ReadPath Interface Implment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06" calcext:value-type="date">
            <text:p>06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.5 Kms : 15 mins Running : 10.1</text:p>
          </table:table-cell>
          <table:table-cell table:style-name="ce53" office:value-type="string" calcext:value-type="string">
            <text:p>-------</text:p>
          </table:table-cell>
          <table:table-cell table:style-name="ce33" office:value-type="string" calcext:value-type="string">
            <text:p>Reading : <text:s/>5 mins</text:p>
          </table:table-cell>
          <table:table-cell office:value-type="string" calcext:value-type="string">
            <text:p>ReadPath UnitTest case Started</text:p>
          </table:table-cell>
          <table:table-cell office:value-type="string" calcext:value-type="string">
            <text:p>Finished Migration to g++-4.8 compiler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07" calcext:value-type="date">
            <text:p>07/04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------</text:p>
          </table:table-cell>
          <table:table-cell table:style-name="ce53" office:value-type="string" calcext:value-type="string">
            <text:p>---------</text:p>
          </table:table-cell>
          <table:table-cell table:style-name="ce31" office:value-type="string" calcext:value-type="string">
            <text:p>Reading : <text:s/>2 hr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4-08" calcext:value-type="date">
            <text:p>08/04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--------</text:p>
          </table:table-cell>
          <table:table-cell table:style-name="ce53" office:value-type="string" calcext:value-type="string">
            <text:p>---------</text:p>
          </table:table-cell>
          <table:table-cell table:style-name="ce31" office:value-type="string" calcext:value-type="string">
            <text:p>Reading : <text:s/>15 mins</text:p>
          </table:table-cell>
          <table:table-cell table:number-columns-repeated="1019"/>
        </table:table-row>
        <table:table-row table:style-name="ro1">
          <table:table-cell table:style-name="ce17" table:number-columns-spanned="7" table:number-rows-spanned="1"/>
          <table:covered-table-cell table:style-name="ce19"/>
          <table:covered-table-cell table:number-columns-repeated="2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4-09" calcext:value-type="date">
            <text:p>09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.5 Kms : 15 mins Running : 10.1</text:p>
          </table:table-cell>
          <table:table-cell table:style-name="ce53" office:value-type="string" calcext:value-type="string">
            <text:p>-------</text:p>
          </table:table-cell>
          <table:table-cell table:style-name="ce31" office:value-type="string" calcext:value-type="string">
            <text:p>Reading : <text:s/>5 mins</text:p>
          </table:table-cell>
          <table:table-cell office:value-type="string" calcext:value-type="string">
            <text:p>UnitTests for ReadPath</text:p>
          </table:table-cell>
          <table:table-cell office:value-type="string" calcext:value-type="string">
            <text:p>Finished UnitTests for ReadPath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10" calcext:value-type="date">
            <text:p>10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-------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Enabled &amp; Fixing warnings for ObjectService</text:p>
          </table:table-cell>
          <table:table-cell office:value-type="string" calcext:value-type="string">
            <text:p>Sprint Demo &amp; Resolving merge conflict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11" calcext:value-type="date">
            <text:p>11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.0 Kms : 12 mins Running : 10.1</text:p>
          </table:table-cell>
          <table:table-cell table:style-name="ce53" office:value-type="string" calcext:value-type="string">
            <text:p>-------</text:p>
          </table:table-cell>
          <table:table-cell office:value-type="string" calcext:value-type="string">
            <text:p>Reading : 0 mins</text:p>
          </table:table-cell>
          <table:table-cell office:value-type="string" calcext:value-type="string">
            <text:p>ReadBlock Integration</text:p>
          </table:table-cell>
          <table:table-cell table:style-name="ce33" office:value-type="string" calcext:value-type="string">
            <text:p>Finished ReadBlock Integr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12" calcext:value-type="date">
            <text:p>12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</text:p>
          </table:table-cell>
          <table:table-cell table:style-name="ce53" office:value-type="string" calcext:value-type="string">
            <text:p>-------</text:p>
          </table:table-cell>
          <table:table-cell office:value-type="string" calcext:value-type="string">
            <text:p>Reading : 5 mins </text:p>
          </table:table-cell>
          <table:table-cell office:value-type="string" calcext:value-type="string">
            <text:p>Finished deleteBlock Integration work</text:p>
          </table:table-cell>
          <table:table-cell office:value-type="string" calcext:value-type="string">
            <text:p>Started working deleteObjec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13" calcext:value-type="date">
            <text:p>13/04/18</text:p>
          </table:table-cell>
          <table:table-cell table:style-name="ce19" office:value-type="time" office:time-value="PT05H45M00S" calcext:value-type="time">
            <text:p>05:45:00</text:p>
          </table:table-cell>
          <table:table-cell table:style-name="ce53" office:value-type="string" calcext:value-type="string">
            <text:p>---------</text:p>
          </table:table-cell>
          <table:table-cell table:style-name="ce53" office:value-type="string" calcext:value-type="string">
            <text:p>-------</text:p>
          </table:table-cell>
          <table:table-cell office:value-type="string" calcext:value-type="string">
            <text:p>Reading : 5 mins </text:p>
          </table:table-cell>
          <table:table-cell office:value-type="string" calcext:value-type="string">
            <text:p>Code Understanding &amp; analysis &amp; review-comments</text:p>
          </table:table-cell>
          <table:table-cell office:value-type="string" calcext:value-type="string">
            <text:p>Optimizations &amp; cleanup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14" calcext:value-type="date">
            <text:p>14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</text:p>
          </table:table-cell>
          <table:table-cell table:style-name="ce53" office:value-type="string" calcext:value-type="string">
            <text:p>--------</text:p>
          </table:table-cell>
          <table:table-cell table:style-name="ce31" office:value-type="string" calcext:value-type="string">
            <text:p>Reading : <text:s/>45 mins</text:p>
          </table:table-cell>
          <table:table-cell office:value-type="string" calcext:value-type="string">
            <text:p>Finished code cleanup &amp; Optimizations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8-04-15" calcext:value-type="date">
            <text:p>15/04/18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 office:value-type="string" calcext:value-type="string">
            <text:p>----------</text:p>
          </table:table-cell>
          <table:table-cell table:style-name="ce53" office:value-type="string" calcext:value-type="string">
            <text:p>-----------</text:p>
          </table:table-cell>
          <table:table-cell table:number-columns-repeated="1020"/>
        </table:table-row>
        <table:table-row table:style-name="ro1">
          <table:table-cell table:style-name="ce16" table:number-columns-spanned="7" table:number-rows-spanned="1"/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4-16" calcext:value-type="date">
            <text:p>16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-----</text:p>
          </table:table-cell>
          <table:table-cell table:style-name="ce53"/>
          <table:table-cell/>
          <table:table-cell office:value-type="string" calcext:value-type="string">
            <text:p>Scripts for debian pkg creation</text:p>
          </table:table-cell>
          <table:table-cell office:value-type="string" calcext:value-type="string">
            <text:p>Jenkins jobs for debian Pkg cre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17" calcext:value-type="date">
            <text:p>17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-----</text:p>
          </table:table-cell>
          <table:table-cell table:style-name="ce53"/>
          <table:table-cell/>
          <table:table-cell office:value-type="string" calcext:value-type="string">
            <text:p>DockerFile for ObjectService</text:p>
          </table:table-cell>
          <table:table-cell table:style-name="ce33" office:value-type="string" calcext:value-type="string">
            <text:p>Debugging &amp; Fixing Jenkins job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18" calcext:value-type="date">
            <text:p>18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-</text:p>
          </table:table-cell>
          <table:table-cell table:style-name="ce53"/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Finished debian pkg creation </text:p>
          </table:table-cell>
          <table:table-cell office:value-type="string" calcext:value-type="string">
            <text:p>Checking code-coverage &amp; valgrind script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19" calcext:value-type="date">
            <text:p>19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1 hr</text:p>
          </table:table-cell>
          <table:table-cell table:style-name="ce53" office:value-type="string" calcext:value-type="string">
            <text:p>----------</text:p>
          </table:table-cell>
          <table:table-cell/>
          <table:table-cell office:value-type="string" calcext:value-type="string">
            <text:p>all hands meeting; code-cleanup MR's merged</text:p>
          </table:table-cell>
          <table:table-cell table:style-name="ce33" office:value-type="string" calcext:value-type="string">
            <text:p>Foos-object-service debian pkg installed in testdriver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20" calcext:value-type="date">
            <text:p>20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1 hr</text:p>
          </table:table-cell>
          <table:table-cell table:style-name="ce53" office:value-type="string" calcext:value-type="string">
            <text:p>---------</text:p>
          </table:table-cell>
          <table:table-cell/>
          <table:table-cell office:value-type="string" calcext:value-type="string">
            <text:p>Fixed writerSession issue;</text:p>
          </table:table-cell>
          <table:table-cell office:value-type="string" calcext:value-type="string">
            <text:p>Meeting with Ed &amp;&amp; Foosd &amp; os Integration and test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21" calcext:value-type="date">
            <text:p>21/04/18</text:p>
          </table:table-cell>
          <table:table-cell table:style-name="ce53" table:number-columns-repeated="3"/>
          <table:table-cell office:value-type="string" calcext:value-type="string">
            <text:p>Reading : <text:s/>1 hr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4-22" calcext:value-type="date">
            <text:p>22/04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table:number-columns-spanned="7" table:number-rows-spanned="1"/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4-23" calcext:value-type="date">
            <text:p>23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string" calcext:value-type="string">
            <text:p>--------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Refactoring – code understanding</text:p>
          </table:table-cell>
          <table:table-cell office:value-type="string" calcext:value-type="string">
            <text:p>Merging staging-branch to master &amp;&amp; master-build is gre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24" calcext:value-type="date">
            <text:p>24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string" calcext:value-type="string">
            <text:p>--------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Integration testing in testdriver environment</text:p>
          </table:table-cell>
          <table:table-cell office:value-type="string" calcext:value-type="string">
            <text:p>Demo &amp;&amp; Retrospectiv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25" calcext:value-type="date">
            <text:p>25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string" calcext:value-type="string">
            <text:p>--------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sprint planning</text:p>
          </table:table-cell>
          <table:table-cell office:value-type="string" calcext:value-type="string">
            <text:p>Checking the upgrade issue of dss-object-daem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26" calcext:value-type="date">
            <text:p>26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string" calcext:value-type="string">
            <text:p>15 mins : exercise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Checking upgrade issue &amp; helping others</text:p>
          </table:table-cell>
          <table:table-cell office:value-type="string" calcext:value-type="string">
            <text:p>Checking upgrade issue with the help of Allaudi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27" calcext:value-type="date">
            <text:p>27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string" calcext:value-type="string">
            <text:p>---</text:p>
          </table:table-cell>
          <table:table-cell table:style-name="ce33" office:value-type="string" calcext:value-type="string">
            <text:p>Reading : <text:s/>5 mins</text:p>
          </table:table-cell>
          <table:table-cell table:number-columns-repeated="2" office:value-type="string" calcext:value-type="string">
            <text:p>presentation train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4-28" calcext:value-type="date">
            <text:p>28/04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04-29" calcext:value-type="date">
            <text:p>29/04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table:number-columns-repeated="2"/>
          <table:table-cell office:value-type="string" calcext:value-type="string">
            <text:p>Reading : <text:s/>5 min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Good at waking up at 4:30 am;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4-30" calcext:value-type="date">
            <text:p>30/04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string" calcext:value-type="string">
            <text:p>11 mins : exercise</text:p>
          </table:table-cell>
          <table:table-cell/>
          <table:table-cell office:value-type="string" calcext:value-type="string">
            <text:p>Started working on scaler_libs upgrade</text:p>
          </table:table-cell>
          <table:table-cell office:value-type="string" calcext:value-type="string">
            <text:p>scaler_libs upgrade finished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01" calcext:value-type="date">
            <text:p>01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-----------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---------------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02" calcext:value-type="date">
            <text:p>02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---</text:p>
          </table:table-cell>
          <table:table-cell table:style-name="ce53" office:value-type="string" calcext:value-type="string">
            <text:p>--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------------------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03" calcext:value-type="date">
            <text:p>03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</text:p>
          </table:table-cell>
          <table:table-cell table:style-name="ce53"/>
          <table:table-cell/>
          <table:table-cell office:value-type="string" calcext:value-type="string">
            <text:p>closed all the tickets : </text:p>
          </table:table-cell>
          <table:table-cell office:value-type="string" calcext:value-type="string">
            <text:p>code review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04" calcext:value-type="date">
            <text:p>04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string" calcext:value-type="string">
            <text:p>11 mins : exercise</text:p>
          </table:table-cell>
          <table:table-cell/>
          <table:table-cell office:value-type="string" calcext:value-type="string">
            <text:p>checking componenet-tests issue</text:p>
          </table:table-cell>
          <table:table-cell office:value-type="string" calcext:value-type="string">
            <text:p>debugging MEMCHECK issu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05" calcext:value-type="date">
            <text:p>05/05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office:value-type="string" calcext:value-type="string">
            <text:p>Reading : <text:s/>1 hr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5-06" calcext:value-type="date">
            <text:p>06/05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5-07" calcext:value-type="date">
            <text:p>07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string" calcext:value-type="string">
            <text:p>17 Mins : exercise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debugging the exit_handlers issue</text:p>
          </table:table-cell>
          <table:table-cell office:value-type="string" calcext:value-type="string">
            <text:p>debugging continued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08" calcext:value-type="date">
            <text:p>08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string" calcext:value-type="string">
            <text:p>30 mins : exercise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confluence page for Integration</text:p>
          </table:table-cell>
          <table:table-cell office:value-type="string" calcext:value-type="string">
            <text:p>Demos &amp; not much outpu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09" calcext:value-type="date">
            <text:p>09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/>
          <table:table-cell table:style-name="ce53" office:value-type="string" calcext:value-type="string">
            <text:p>2 kms running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Meeting 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10" calcext:value-type="date">
            <text:p>10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office:value-type="string" calcext:value-type="string">
            <text:p>Reading : 10 mins 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Not much outpu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11" calcext:value-type="date">
            <text:p>11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/>
          <table:table-cell office:value-type="string" calcext:value-type="string">
            <text:p>Reading : 10 mins </text:p>
          </table:table-cell>
          <table:table-cell table:number-columns-repeated="2" office:value-type="string" calcext:value-type="string">
            <text:p>Reading a book on kafka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12" calcext:value-type="date">
            <text:p>12/05/18</text:p>
          </table:table-cell>
          <table:table-cell table:style-name="ce19" office:value-type="time" office:time-value="PT05H00M00S" calcext:value-type="time">
            <text:p>05:00:00</text:p>
          </table:table-cell>
          <table:table-cell table:style-name="ce53" office:value-type="string" calcext:value-type="string">
            <text:p>Reading</text:p>
          </table:table-cell>
          <table:table-cell table:style-name="ce53"/>
          <table:table-cell office:value-type="string" calcext:value-type="string">
            <text:p>Reading : 10 mins 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5-13" calcext:value-type="date">
            <text:p>13/05/18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style-name="ce53"/>
          <table:covered-table-cell table:style-name="ce16"/>
          <table:covered-table-cell table:number-columns-repeated="3" table:style-name="ce53"/>
          <table:covered-table-cell/>
          <table:table-cell table:number-columns-repeated="1017"/>
        </table:table-row>
        <table:table-row table:style-name="ro1">
          <table:table-cell table:style-name="ce16" office:value-type="date" office:date-value="2018-05-14" calcext:value-type="date">
            <text:p>14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/>
          <table:table-cell table:style-name="ce53" office:value-type="string" calcext:value-type="string">
            <text:p>2 kms running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8-05-15" calcext:value-type="date">
            <text:p>15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2"/>
          <table:table-cell office:value-type="string" calcext:value-type="string">
            <text:p>PI-5 plann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16" calcext:value-type="date">
            <text:p>16/05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2"/>
          <table:table-cell office:value-type="string" calcext:value-type="string">
            <text:p>PI-5 : kafka, zookeeper discussion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17" calcext:value-type="date">
            <text:p>17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/>
          <table:table-cell table:style-name="ce53" office:value-type="string" calcext:value-type="string">
            <text:p>2 kms running</text:p>
          </table:table-cell>
          <table:table-cell/>
          <table:table-cell table:style-name="Default"/>
          <table:table-cell office:value-type="string" calcext:value-type="string">
            <text:p>PI-5 sprint plann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18" calcext:value-type="date">
            <text:p>18/05/18</text:p>
          </table:table-cell>
          <table:table-cell table:style-name="ce19" office:value-type="time" office:time-value="PT07H15M00S" calcext:value-type="time">
            <text:p>07:15:00</text:p>
          </table:table-cell>
          <table:table-cell table:style-name="ce53" table:number-columns-repeated="2"/>
          <table:table-cell/>
          <table:table-cell table:number-columns-repeated="2" office:value-type="string" calcext:value-type="string">
            <text:p>Reading Kafka Book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19" calcext:value-type="date">
            <text:p>19/05/18</text:p>
          </table:table-cell>
          <table:table-cell table:style-name="ce19"/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05-20" calcext:value-type="date">
            <text:p>20/05/18</text:p>
          </table:table-cell>
          <table:table-cell table:style-name="ce53" table:number-columns-repeated="3"/>
          <table:table-cell office:value-type="string" calcext:value-type="string">
            <text:p>Reading : <text:s/>30 min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5-21" calcext:value-type="date">
            <text:p>21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5 mins</text:p>
          </table:table-cell>
          <table:table-cell table:style-name="ce53" office:value-type="string" calcext:value-type="string">
            <text:p>1.8 kms running</text:p>
          </table:table-cell>
          <table:table-cell office:value-type="string" calcext:value-type="string">
            <text:p>Reading : <text:s/>40 mins</text:p>
          </table:table-cell>
          <table:table-cell office:value-type="string" calcext:value-type="string">
            <text:p>kafka source code examples</text:p>
          </table:table-cell>
          <table:table-cell office:value-type="string" calcext:value-type="string">
            <text:p>Reading kafka doxygen document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22" calcext:value-type="date">
            <text:p>22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5 mins</text:p>
          </table:table-cell>
          <table:table-cell table:style-name="ce53" office:value-type="string" calcext:value-type="string">
            <text:p>walking</text:p>
          </table:table-cell>
          <table:table-cell office:value-type="string" calcext:value-type="string">
            <text:p>Reading : <text:s/>20 mins</text:p>
          </table:table-cell>
          <table:table-cell office:value-type="string" calcext:value-type="string">
            <text:p>kafka code understanding started</text:p>
          </table:table-cell>
          <table:table-cell office:value-type="string" calcext:value-type="string">
            <text:p>3s1b experimentation For 1 Nod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23" calcext:value-type="date">
            <text:p>23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5 mins</text:p>
          </table:table-cell>
          <table:table-cell table:style-name="ce53" office:value-type="string" calcext:value-type="string">
            <text:p>2.1 kms Running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3s1b kafka cluster environment setup is done</text:p>
          </table:table-cell>
          <table:table-cell office:value-type="string" calcext:value-type="string">
            <text:p>Ran producer, consumer performance tests 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24" calcext:value-type="date">
            <text:p>24/05/18</text:p>
          </table:table-cell>
          <table:table-cell table:style-name="ce19" office:value-type="time" office:time-value="PT06H20M00S" calcext:value-type="time">
            <text:p>06:20:00</text:p>
          </table:table-cell>
          <table:table-cell table:number-columns-repeated="2" table:style-name="ce53" office:value-type="string" calcext:value-type="string">
            <text:p>-----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Documentation of work so far</text:p>
          </table:table-cell>
          <table:table-cell office:value-type="string" calcext:value-type="string">
            <text:p>Meeting : 1 hr, rerunning the test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25" calcext:value-type="date">
            <text:p>25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1.8 kms running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3s1b Testing with different configs</text:p>
          </table:table-cell>
          <table:table-cell office:value-type="string" calcext:value-type="string">
            <text:p>debugging the Stack Trac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26" calcext:value-type="date">
            <text:p>26/05/18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table:number-columns-repeated="2"/>
          <table:table-cell office:value-type="string" calcext:value-type="string">
            <text:p>--------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5-27" calcext:value-type="date">
            <text:p>27/05/18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table:number-columns-repeated="2"/>
          <table:table-cell office:value-type="string" calcext:value-type="string">
            <text:p>------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5-28" calcext:value-type="date">
            <text:p>28/05/18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 office:value-type="string" calcext:value-type="string">
            <text:p>-----</text:p>
          </table:table-cell>
          <table:table-cell table:style-name="ce53" office:value-type="string" calcext:value-type="string">
            <text:p>---------</text:p>
          </table:table-cell>
          <table:table-cell office:value-type="string" calcext:value-type="string">
            <text:p>Reading : <text:s/>40 mins</text:p>
          </table:table-cell>
          <table:table-cell office:value-type="string" calcext:value-type="string">
            <text:p>3s1b Testing continutaion</text:p>
          </table:table-cell>
          <table:table-cell table:style-name="ce33" office:value-type="string" calcext:value-type="string">
            <text:p>Understanding Producer code Logic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29" calcext:value-type="date">
            <text:p>29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20 mins walk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Installation 3s1b setup <text:s/>and testing</text:p>
          </table:table-cell>
          <table:table-cell office:value-type="string" calcext:value-type="string">
            <text:p>Meeting with sriram &amp;&amp; Testing &amp;&amp; Helping RamaKrishna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30" calcext:value-type="date">
            <text:p>30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1.1 kms running</text:p>
          </table:table-cell>
          <table:table-cell office:value-type="string" calcext:value-type="string">
            <text:p>Reading : <text:s/>20 mins</text:p>
          </table:table-cell>
          <table:table-cell office:value-type="string" calcext:value-type="string">
            <text:p>meeting with hemantha; debugging .tmp file issue</text:p>
          </table:table-cell>
          <table:table-cell office:value-type="string" calcext:value-type="string">
            <text:p>Helping rama for 30 mins ; H/W setup; debugging the issu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5-31" calcext:value-type="date">
            <text:p>31/05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5 mins</text:p>
          </table:table-cell>
          <table:table-cell table:style-name="ce53" office:value-type="string" calcext:value-type="string">
            <text:p>20 mins walk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Chat with Team &amp; all-hands-meeting wouter</text:p>
          </table:table-cell>
          <table:table-cell office:value-type="string" calcext:value-type="string">
            <text:p>Internal Team Demo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01" calcext:value-type="date">
            <text:p>01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5 mins</text:p>
          </table:table-cell>
          <table:table-cell table:style-name="ce53" office:value-type="string" calcext:value-type="string">
            <text:p>20 mins walk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Met sriram &amp; Reading scala</text:p>
          </table:table-cell>
          <table:table-cell office:value-type="string" calcext:value-type="string">
            <text:p>Helping RamaKrishna for his work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02" calcext:value-type="date">
            <text:p>02/06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office:value-type="string" calcext:value-type="string">
            <text:p>Reading : 30 mins</text:p>
          </table:table-cell>
          <table:table-cell table:style-name="ce53" office:value-type="string" calcext:value-type="string">
            <text:p>---</text:p>
          </table:table-cell>
          <table:table-cell office:value-type="string" calcext:value-type="string">
            <text:p>-------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6-03" calcext:value-type="date">
            <text:p>03/06/18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 office:value-type="string" calcext:value-type="string">
            <text:p>Reading : 30 mins</text:p>
          </table:table-cell>
          <table:table-cell table:style-name="ce53" office:value-type="string" calcext:value-type="string">
            <text:p>---</text:p>
          </table:table-cell>
          <table:table-cell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4 days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6-04" calcext:value-type="date">
            <text:p>04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 office:value-type="string" calcext:value-type="string">
            <text:p>2 Kms running : 12 kmph : 10 mins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Understanding Locking mechanism in kafka</text:p>
          </table:table-cell>
          <table:table-cell office:value-type="string" calcext:value-type="string">
            <text:p>Reading scala book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05" calcext:value-type="date">
            <text:p>05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 office:value-type="string" calcext:value-type="string">
            <text:p>20 mins walk</text:p>
          </table:table-cell>
          <table:table-cell office:value-type="string" calcext:value-type="string">
            <text:p>Reading : <text:s/>10 min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6-06" calcext:value-type="date">
            <text:p>06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 office:value-type="string" calcext:value-type="string">
            <text:p>2 Kms running : 12 kmph : 10 mins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Sprint Planning Meeting &amp; python script understanding</text:p>
          </table:table-cell>
          <table:table-cell office:value-type="string" calcext:value-type="string">
            <text:p>Reading scala book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07" calcext:value-type="date">
            <text:p>07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 office:value-type="string" calcext:value-type="string">
            <text:p>20 mins walk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8-06-08" calcext:value-type="date">
            <text:p>08/06/18</text:p>
          </table:table-cell>
          <table:table-cell table:style-name="ce19" office:value-type="time" office:time-value="PT04H45M00S" calcext:value-type="time">
            <text:p>04:45:00</text:p>
          </table:table-cell>
          <table:table-cell table:style-name="ce53" office:value-type="string" calcext:value-type="string">
            <text:p>Reading : 20 mins</text:p>
          </table:table-cell>
          <table:table-cell table:style-name="ce53" office:value-type="string" calcext:value-type="string">
            <text:p>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Reading scala</text:p>
          </table:table-cell>
          <table:table-cell office:value-type="string" calcext:value-type="string">
            <text:p>Reading scala book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09" calcext:value-type="date">
            <text:p>09/06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 office:value-type="string" calcext:value-type="string">
            <text:p>------</text:p>
          </table:table-cell>
          <table:table-cell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6-10" calcext:value-type="date">
            <text:p>10/06/18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 office:value-type="string" calcext:value-type="string">
            <text:p>-------</text:p>
          </table:table-cell>
          <table:table-cell office:value-type="string" calcext:value-type="string">
            <text:p>Reading : <text:s/>45 min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5 days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6-11" calcext:value-type="date">
            <text:p>11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10 mins</text:p>
          </table:table-cell>
          <table:table-cell table:style-name="ce53" office:value-type="string" calcext:value-type="string">
            <text:p>20 mins : <text:s/>Exercise</text:p>
          </table:table-cell>
          <table:table-cell office:value-type="string" calcext:value-type="string">
            <text:p>Reading : <text:s/>45 mins</text:p>
          </table:table-cell>
          <table:table-cell office:value-type="string" calcext:value-type="string">
            <text:p>Meeting with Ganga, StandUp</text:p>
          </table:table-cell>
          <table:table-cell office:value-type="string" calcext:value-type="string">
            <text:p>sathish explaining “fan-out” componen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12" calcext:value-type="date">
            <text:p>12/06/18</text:p>
          </table:table-cell>
          <table:table-cell table:style-name="ce19" office:value-type="time" office:time-value="PT05H10M00S" calcext:value-type="time">
            <text:p>05:10:00</text:p>
          </table:table-cell>
          <table:table-cell table:style-name="ce53" office:value-type="string" calcext:value-type="string">
            <text:p>Reading : 10 mins</text:p>
          </table:table-cell>
          <table:table-cell table:style-name="ce53" office:value-type="string" calcext:value-type="string">
            <text:p>-----</text:p>
          </table:table-cell>
          <table:table-cell office:value-type="string" calcext:value-type="string">
            <text:p>Reading : <text:s/>30 mins</text:p>
          </table:table-cell>
          <table:table-cell office:value-type="string" calcext:value-type="string">
            <text:p>Fan-out discussion, reading scala</text:p>
          </table:table-cell>
          <table:table-cell office:value-type="string" calcext:value-type="string">
            <text:p>“Team-outing” for ganga send-off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13" calcext:value-type="date">
            <text:p>13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10 mins</text:p>
          </table:table-cell>
          <table:table-cell table:style-name="ce53" office:value-type="string" calcext:value-type="string">
            <text:p>30 mins : <text:s/>Exercise</text:p>
          </table:table-cell>
          <table:table-cell office:value-type="string" calcext:value-type="string">
            <text:p>Reading : <text:s/>50 mins</text:p>
          </table:table-cell>
          <table:table-cell office:value-type="string" calcext:value-type="string">
            <text:p>sprint planning for ONS new architecture</text:p>
          </table:table-cell>
          <table:table-cell office:value-type="string" calcext:value-type="string">
            <text:p>Reading “ocamlbuild” tool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14" calcext:value-type="date">
            <text:p>14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10 mins</text:p>
          </table:table-cell>
          <table:table-cell table:style-name="ce53" office:value-type="string" calcext:value-type="string">
            <text:p>12.1 kmph : 13 mins : 2.5 km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Reading MDS design documentation</text:p>
          </table:table-cell>
          <table:table-cell office:value-type="string" calcext:value-type="string">
            <text:p>Started code understanding of MD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15" calcext:value-type="date">
            <text:p>15/06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---</text:p>
          </table:table-cell>
          <table:table-cell office:value-type="string" calcext:value-type="string">
            <text:p>Reading : <text:s text:c="2"/>mins</text:p>
          </table:table-cell>
          <table:table-cell office:value-type="string" calcext:value-type="string">
            <text:p>config file reading understaning</text:p>
          </table:table-cell>
          <table:table-cell office:value-type="string" calcext:value-type="string">
            <text:p>Understood S3Access module 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16" calcext:value-type="date">
            <text:p>16/06/18</text:p>
          </table:table-cell>
          <table:table-cell table:style-name="ce19" office:value-type="time" office:time-value="PT07H10M00S" calcext:value-type="time">
            <text:p>07:10:00</text:p>
          </table:table-cell>
          <table:table-cell table:style-name="ce53"/>
          <table:table-cell table:style-name="ce53" office:value-type="string" calcext:value-type="string">
            <text:p>----</text:p>
          </table:table-cell>
          <table:table-cell office:value-type="string" calcext:value-type="string">
            <text:p>Reading : <text:s text:c="2"/>90 min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6-17" calcext:value-type="date">
            <text:p>17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</text:p>
          </table:table-cell>
          <table:table-cell table:style-name="ce53" office:value-type="string" calcext:value-type="string">
            <text:p>walking</text:p>
          </table:table-cell>
          <table:table-cell office:value-type="string" calcext:value-type="string">
            <text:p>Reading : <text:s text:c="2"/>30 min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4 days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6-18" calcext:value-type="date">
            <text:p>18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Exercise, Review Goals, Learn</text:p>
          </table:table-cell>
          <table:table-cell table:style-name="ce53" office:value-type="string" calcext:value-type="string">
            <text:p>walking</text:p>
          </table:table-cell>
          <table:table-cell office:value-type="string" calcext:value-type="string">
            <text:p>Reading : <text:s text:c="2"/>30 mins</text:p>
          </table:table-cell>
          <table:table-cell office:value-type="string" calcext:value-type="string">
            <text:p>High level understanding of start_threads.ml in MDS</text:p>
          </table:table-cell>
          <table:table-cell office:value-type="string" calcext:value-type="string">
            <text:p>2 hrs : meeting about ONS, planning, estimates, discuss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19" calcext:value-type="date">
            <text:p>19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</text:p>
          </table:table-cell>
          <table:table-cell table:style-name="ce53" office:value-type="string" calcext:value-type="string">
            <text:p>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building mds code inside docker</text:p>
          </table:table-cell>
          <table:table-cell office:value-type="string" calcext:value-type="string">
            <text:p>sprint Demo &amp; building MD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20" calcext:value-type="date">
            <text:p>20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 office:value-type="string" calcext:value-type="string">
            <text:p>Walking : 10 mins</text:p>
          </table:table-cell>
          <table:table-cell office:value-type="string" calcext:value-type="string">
            <text:p>Reading : <text:s text:c="2"/>1 hr</text:p>
          </table:table-cell>
          <table:table-cell office:value-type="string" calcext:value-type="string">
            <text:p>sprint planning &amp; building mds code</text:p>
          </table:table-cell>
          <table:table-cell office:value-type="string" calcext:value-type="string">
            <text:p>mds build is done &amp;&amp; code understanding of md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21" calcext:value-type="date">
            <text:p>21/06/18</text:p>
          </table:table-cell>
          <table:table-cell table:style-name="ce19" office:value-type="time" office:time-value="PT07H20M00S" calcext:value-type="time">
            <text:p>07:20:00</text:p>
          </table:table-cell>
          <table:table-cell table:style-name="ce53" office:value-type="string" calcext:value-type="string">
            <text:p>----</text:p>
          </table:table-cell>
          <table:table-cell table:style-name="ce53"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MDS feeder code understanding</text:p>
          </table:table-cell>
          <table:table-cell office:value-type="string" calcext:value-type="string">
            <text:p>Understood scalerim_access, s3_access, search_queu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22" calcext:value-type="date">
            <text:p>22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 office:value-type="string" calcext:value-type="string">
            <text:p>12.5 kmph : 12.5 mins : 2.5 km</text:p>
          </table:table-cell>
          <table:table-cell/>
          <table:table-cell office:value-type="string" calcext:value-type="string">
            <text:p>MDS feeder code understanding</text:p>
          </table:table-cell>
          <table:table-cell office:value-type="string" calcext:value-type="string">
            <text:p>Fanout Component Discuss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23" calcext:value-type="date">
            <text:p>23/06/18</text:p>
          </table:table-cell>
          <table:table-cell table:style-name="ce19" office:value-type="time" office:time-value="PT05H00M00S" calcext:value-type="time">
            <text:p>05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06-24" calcext:value-type="date">
            <text:p>24/06/18</text:p>
          </table:table-cell>
          <table:table-cell table:style-name="ce19" office:value-type="time" office:time-value="PT05H20M00S" calcext:value-type="time">
            <text:p>05:2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4 days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6-25" calcext:value-type="date">
            <text:p>25/06/18</text:p>
          </table:table-cell>
          <table:table-cell table:style-name="ce19" office:value-type="time" office:time-value="PT05H00M00S" calcext:value-type="time">
            <text:p>05:00:00</text:p>
          </table:table-cell>
          <table:table-cell table:style-name="ce53" office:value-type="string" calcext:value-type="string">
            <text:p>---------</text:p>
          </table:table-cell>
          <table:table-cell table:style-name="ce53" office:value-type="string" calcext:value-type="string">
            <text:p>-------------</text:p>
          </table:table-cell>
          <table:table-cell office:value-type="string" calcext:value-type="string">
            <text:p>Reading : <text:s text:c="2"/>10 mins</text:p>
          </table:table-cell>
          <table:table-cell office:value-type="string" calcext:value-type="string">
            <text:p>documentation of work so far &amp;&amp; MDS discussion</text:p>
          </table:table-cell>
          <table:table-cell office:value-type="string" calcext:value-type="string">
            <text:p>documentation of work so far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26" calcext:value-type="date">
            <text:p>26/06/18</text:p>
          </table:table-cell>
          <table:table-cell table:style-name="ce19" office:value-type="time" office:time-value="PT05H45M00S" calcext:value-type="time">
            <text:p>05:45:00</text:p>
          </table:table-cell>
          <table:table-cell table:number-columns-repeated="2" table:style-name="ce53" office:value-type="string" calcext:value-type="string">
            <text:p>---------</text:p>
          </table:table-cell>
          <table:table-cell office:value-type="string" calcext:value-type="string">
            <text:p>Reading : <text:s text:c="2"/>20 mins</text:p>
          </table:table-cell>
          <table:table-cell table:style-name="ce33" office:value-type="string" calcext:value-type="string">
            <text:p>MDS discussion</text:p>
          </table:table-cell>
          <table:table-cell office:value-type="string" calcext:value-type="string">
            <text:p>helping Rama for 30 mins ; docker env for java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27" calcext:value-type="date">
            <text:p>27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-----</text:p>
          </table:table-cell>
          <table:table-cell table:style-name="ce53" office:value-type="string" calcext:value-type="string">
            <text:p>25 mins : <text:s/>Exercise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helping muthu for debian pkg creation</text:p>
          </table:table-cell>
          <table:table-cell office:value-type="string" calcext:value-type="string">
            <text:p>jenkinsjobs, jenkinsdocker, git repo tasks are don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28" calcext:value-type="date">
            <text:p>28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25 mins : <text:s/>Exercise</text:p>
          </table:table-cell>
          <table:table-cell office:value-type="string" calcext:value-type="string">
            <text:p>Reading : <text:s text:c="2"/>10 mins</text:p>
          </table:table-cell>
          <table:table-cell office:value-type="string" calcext:value-type="string">
            <text:p>maven build automation for fanout component</text:p>
          </table:table-cell>
          <table:table-cell office:value-type="string" calcext:value-type="string">
            <text:p>Meeting <text:s/>&amp;&amp; Fixed jenkinsjob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29" calcext:value-type="date">
            <text:p>29/06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5 mins</text:p>
          </table:table-cell>
          <table:table-cell table:style-name="ce53" office:value-type="string" calcext:value-type="string">
            <text:p>12.5 kmph : 12.5 mins : 2.5 km</text:p>
          </table:table-cell>
          <table:table-cell/>
          <table:table-cell office:value-type="string" calcext:value-type="string">
            <text:p>docker image for fanout is done</text:p>
          </table:table-cell>
          <table:table-cell office:value-type="string" calcext:value-type="string">
            <text:p>jenkins jobs are Ready for mds-fanou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6-30" calcext:value-type="date">
            <text:p>30/06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07-01" calcext:value-type="date">
            <text:p>01/07/18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/>
          <table:table-cell table:style-name="ce53" office:value-type="string" calcext:value-type="string">
            <text:p>walking</text:p>
          </table:table-cell>
          <table:table-cell office:value-type="string" calcext:value-type="string">
            <text:p>-------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3 days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7-02" calcext:value-type="date">
            <text:p>02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13 kmph : 10 mins : 2.1 km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Code Review of FanOut Service</text:p>
          </table:table-cell>
          <table:table-cell office:value-type="string" calcext:value-type="string">
            <text:p>Reading Maven &amp;&amp; Helping Muthu for active scale change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03" calcext:value-type="date">
            <text:p>03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PushUps : 10 * 6</text:p>
          </table:table-cell>
          <table:table-cell office:value-type="string" calcext:value-type="string">
            <text:p>Reading : <text:s/>30 mins </text:p>
          </table:table-cell>
          <table:table-cell office:value-type="string" calcext:value-type="string">
            <text:p>Reading Java</text:p>
          </table:table-cell>
          <table:table-cell office:value-type="string" calcext:value-type="string">
            <text:p>Reading Java : Multithread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04" calcext:value-type="date">
            <text:p>04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13 kmph : 10 mins : 2.1 km</text:p>
          </table:table-cell>
          <table:table-cell office:value-type="string" calcext:value-type="string">
            <text:p>Reading : <text:s/>1 hr </text:p>
          </table:table-cell>
          <table:table-cell office:value-type="string" calcext:value-type="string">
            <text:p>Sprint planning Meeting</text:p>
          </table:table-cell>
          <table:table-cell office:value-type="string" calcext:value-type="string">
            <text:p>Fixing script for running Fanou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05" calcext:value-type="date">
            <text:p>05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simple exercises</text:p>
          </table:table-cell>
          <table:table-cell office:value-type="string" calcext:value-type="string">
            <text:p>Reading : <text:s/>30 mins </text:p>
          </table:table-cell>
          <table:table-cell office:value-type="string" calcext:value-type="string">
            <text:p>Interfaces of Code Understanding</text:p>
          </table:table-cell>
          <table:table-cell office:value-type="string" calcext:value-type="string">
            <text:p>Attended Innovation Bazaar Even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06" calcext:value-type="date">
            <text:p>06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minutes Journal</text:p>
          </table:table-cell>
          <table:table-cell table:style-name="ce53" office:value-type="string" calcext:value-type="string">
            <text:p>13 kmph : 10 mins : 2.1 km</text:p>
          </table:table-cell>
          <table:table-cell office:value-type="string" calcext:value-type="string">
            <text:p>Reading : <text:s/>1 hr </text:p>
          </table:table-cell>
          <table:table-cell office:value-type="string" calcext:value-type="string">
            <text:p>sriram Farewell &amp; activescale work</text:p>
          </table:table-cell>
          <table:table-cell office:value-type="string" calcext:value-type="string">
            <text:p>Active-scale work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07" calcext:value-type="date">
            <text:p>07/07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/>
          <table:table-cell table:style-name="ce53" office:value-type="string" calcext:value-type="string">
            <text:p>--</text:p>
          </table:table-cell>
          <table:table-cell office:value-type="string" calcext:value-type="string">
            <text:p>Reading : <text:s/>5 min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7-08" calcext:value-type="date">
            <text:p>08/07/18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/>
          <table:table-cell table:style-name="ce53" office:value-type="string" calcext:value-type="string">
            <text:p>---</text:p>
          </table:table-cell>
          <table:table-cell office:value-type="string" calcext:value-type="string">
            <text:p>Reading : <text:s/>1 hr 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5 days : perfect ; 3 days running Perfect; Reading Needs Improvement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7-09" calcext:value-type="date">
            <text:p>09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minutes Journal</text:p>
          </table:table-cell>
          <table:table-cell table:style-name="ce53" office:value-type="string" calcext:value-type="string">
            <text:p>13 kmph : 7.5 mins : 1.5 km</text:p>
          </table:table-cell>
          <table:table-cell office:value-type="string" calcext:value-type="string">
            <text:p>Reading : <text:s text:c="2"/>1 hr</text:p>
          </table:table-cell>
          <table:table-cell office:value-type="string" calcext:value-type="string">
            <text:p>No work progress; sathish's presentation</text:p>
          </table:table-cell>
          <table:table-cell office:value-type="string" calcext:value-type="string">
            <text:p>40 mins active scale work ; No work progres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10" calcext:value-type="date">
            <text:p>10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minutes Journal</text:p>
          </table:table-cell>
          <table:table-cell table:style-name="ce53" office:value-type="string" calcext:value-type="string">
            <text:p>Youtube Exercises </text:p>
          </table:table-cell>
          <table:table-cell office:value-type="string" calcext:value-type="string">
            <text:p>Reading : <text:s/>45 mins</text:p>
          </table:table-cell>
          <table:table-cell office:value-type="string" calcext:value-type="string">
            <text:p>No work progress; discussion with sathish</text:p>
          </table:table-cell>
          <table:table-cell office:value-type="string" calcext:value-type="string">
            <text:p>Internal Discussion in the Team : No work Progres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11" calcext:value-type="date">
            <text:p>11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minutes Journal</text:p>
          </table:table-cell>
          <table:table-cell table:style-name="ce53" office:value-type="string" calcext:value-type="string">
            <text:p>Youtube Exercises 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replicatord code understanding</text:p>
          </table:table-cell>
          <table:table-cell office:value-type="string" calcext:value-type="string">
            <text:p>spotbugs integration to mav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12" calcext:value-type="date">
            <text:p>12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minutes Journal</text:p>
          </table:table-cell>
          <table:table-cell table:style-name="ce53" office:value-type="string" calcext:value-type="string">
            <text:p>Youtube cardio Exercises 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Meeting with director – precommit hook is added</text:p>
          </table:table-cell>
          <table:table-cell office:value-type="string" calcext:value-type="string">
            <text:p>Reading replicatord design document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13" calcext:value-type="date">
            <text:p>13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minutes Journal</text:p>
          </table:table-cell>
          <table:table-cell table:style-name="ce53" office:value-type="string" calcext:value-type="string">
            <text:p>Youtube cardio Exercises 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Replicator code understanding</text:p>
          </table:table-cell>
          <table:table-cell office:value-type="string" calcext:value-type="string">
            <text:p>development environment for java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14" calcext:value-type="date">
            <text:p>14/07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office:value-type="string" calcext:value-type="string">
            <text:p>5 minutes Journal</text:p>
          </table:table-cell>
          <table:table-cell table:style-name="ce53" office:value-type="string" calcext:value-type="string">
            <text:p>--</text:p>
          </table:table-cell>
          <table:table-cell office:value-type="string" calcext:value-type="string">
            <text:p>Reading : <text:s/>5 min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7-15" calcext:value-type="date">
            <text:p>15/07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5 minutes Journal</text:p>
          </table:table-cell>
          <table:table-cell table:style-name="ce53" office:value-type="string" calcext:value-type="string">
            <text:p>---</text:p>
          </table:table-cell>
          <table:table-cell office:value-type="string" calcext:value-type="string">
            <text:p>Reading : <text:s/>0 min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5 days : perfect ; 1 day running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7-16" calcext:value-type="date">
            <text:p>16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0 minutes Meditation</text:p>
          </table:table-cell>
          <table:table-cell table:style-name="ce53" office:value-type="string" calcext:value-type="string">
            <text:p>45 mins Exercise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Working on GetBatchItems Subtask</text:p>
          </table:table-cell>
          <table:table-cell office:value-type="string" calcext:value-type="string">
            <text:p>Completable Futures Understand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17" calcext:value-type="date">
            <text:p>17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20 minutes Meditation</text:p>
          </table:table-cell>
          <table:table-cell table:style-name="ce53" office:value-type="string" calcext:value-type="string">
            <text:p>45 mins Walking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Sprint Review Meeting – Demos</text:p>
          </table:table-cell>
          <table:table-cell office:value-type="string" calcext:value-type="string">
            <text:p>log4j2 reading and Code Review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18" calcext:value-type="date">
            <text:p>18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0 minutes Meditation</text:p>
          </table:table-cell>
          <table:table-cell table:style-name="ce53" office:value-type="string" calcext:value-type="string">
            <text:p>30 mins : <text:s/>Exercise</text:p>
          </table:table-cell>
          <table:table-cell office:value-type="string" calcext:value-type="string">
            <text:p>Reading : <text:s/>30 mins</text:p>
          </table:table-cell>
          <table:table-cell office:value-type="string" calcext:value-type="string">
            <text:p>sprint planning : </text:p>
          </table:table-cell>
          <table:table-cell office:value-type="string" calcext:value-type="string">
            <text:p>Finished subtask – getBatchItem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19" calcext:value-type="date">
            <text:p>19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minutes Meditation</text:p>
          </table:table-cell>
          <table:table-cell table:style-name="ce53" office:value-type="string" calcext:value-type="string">
            <text:p>30 mins : <text:s/>Walking</text:p>
          </table:table-cell>
          <table:table-cell office:value-type="string" calcext:value-type="string">
            <text:p>Reading : <text:s/>30 mins</text:p>
          </table:table-cell>
          <table:table-cell office:value-type="string" calcext:value-type="string">
            <text:p>Fixing Checkstyle Issues</text:p>
          </table:table-cell>
          <table:table-cell office:value-type="string" calcext:value-type="string">
            <text:p>Finished Checkstyle, spot-bugs Issue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20" calcext:value-type="date">
            <text:p>20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10 minutes Meditation</text:p>
          </table:table-cell>
          <table:table-cell table:style-name="ce53" office:value-type="string" calcext:value-type="string">
            <text:p>30 mins : <text:s/>Exercise</text:p>
          </table:table-cell>
          <table:table-cell office:value-type="string" calcext:value-type="string">
            <text:p>Reading : <text:s text:c="2"/>mins</text:p>
          </table:table-cell>
          <table:table-cell office:value-type="string" calcext:value-type="string">
            <text:p>Reading java coding style</text:p>
          </table:table-cell>
          <table:table-cell office:value-type="string" calcext:value-type="string">
            <text:p>Reading Junit5 document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21" calcext:value-type="date">
            <text:p>21/07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office:value-type="string" calcext:value-type="string">
            <text:p>--</text:p>
          </table:table-cell>
          <table:table-cell table:style-name="ce53"/>
          <table:table-cell office:value-type="string" calcext:value-type="string">
            <text:p>Reading : <text:s text:c="2"/>0 min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7-22" calcext:value-type="date">
            <text:p>22/07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table:number-columns-repeated="2"/>
          <table:table-cell office:value-type="string" calcext:value-type="string">
            <text:p>Reading : <text:s text:c="2"/>15 min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7-23" calcext:value-type="date">
            <text:p>23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10.1 kmph : 21 mins : 3.5 km</text:p>
          </table:table-cell>
          <table:table-cell table:style-name="ce53" office:value-type="string" calcext:value-type="string">
            <text:p>Reading : <text:s text:c="2"/>15 mins</text:p>
          </table:table-cell>
          <table:table-cell table:number-columns-repeated="2" office:value-type="string" calcext:value-type="string">
            <text:p>Reading Junit5 document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24" calcext:value-type="date">
            <text:p>24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70 Pushups</text:p>
          </table:table-cell>
          <table:table-cell table:style-name="ce53" office:value-type="string" calcext:value-type="string">
            <text:p>--------</text:p>
          </table:table-cell>
          <table:table-cell office:value-type="string" calcext:value-type="string">
            <text:p>1 hr : <text:s/>Code understaning</text:p>
          </table:table-cell>
          <table:table-cell office:value-type="string" calcext:value-type="string">
            <text:p>Junit 4 to Junit5 migr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25" calcext:value-type="date">
            <text:p>25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10.1 kmph : 25 mins : 4 kms</text:p>
          </table:table-cell>
          <table:table-cell table:style-name="ce53" office:value-type="string" calcext:value-type="string">
            <text:p>-----</text:p>
          </table:table-cell>
          <table:table-cell office:value-type="string" calcext:value-type="string">
            <text:p>UnitTests for getBatchItems</text:p>
          </table:table-cell>
          <table:table-cell office:value-type="string" calcext:value-type="string">
            <text:p>Code Review of Consumers Cod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26" calcext:value-type="date">
            <text:p>26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walking</text:p>
          </table:table-cell>
          <table:table-cell table:style-name="ce53" office:value-type="string" calcext:value-type="string">
            <text:p>--</text:p>
          </table:table-cell>
          <table:table-cell table:number-columns-repeated="2" office:value-type="string" calcext:value-type="string">
            <text:p>Code Review of publisher thread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27" calcext:value-type="date">
            <text:p>27/07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10.1 kmph : 12 mins : 2.5 kms</text:p>
          </table:table-cell>
          <table:table-cell table:style-name="ce53"/>
          <table:table-cell office:value-type="string" calcext:value-type="string">
            <text:p>Review comments for Unit-Tests</text:p>
          </table:table-cell>
          <table:table-cell office:value-type="string" calcext:value-type="string">
            <text:p>Code Review of Key Router Clien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7-28" calcext:value-type="date">
            <text:p>28/07/18</text:p>
          </table:table-cell>
          <table:table-cell table:style-name="ce53" table:number-columns-repeated="4"/>
          <table:table-cell table:number-columns-repeated="1019"/>
        </table:table-row>
        <table:table-row table:style-name="ro1">
          <table:table-cell table:style-name="ce16" office:value-type="date" office:date-value="2018-07-29" calcext:value-type="date">
            <text:p>29/07/18</text:p>
          </table:table-cell>
          <table:table-cell table:style-name="ce53" table:number-columns-repeated="4"/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7-30" calcext:value-type="date">
            <text:p>30/07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7-31" calcext:value-type="date">
            <text:p>31/07/18</text:p>
          </table:table-cell>
          <table:table-cell table:style-name="ce53" table:number-columns-repeated="3"/>
          <table:table-cell table:style-name="ce53" office:value-type="string" calcext:value-type="string">
            <text:p>Reading : <text:s text:c="2"/>0 min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8-01" calcext:value-type="date">
            <text:p>01/08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10.1 kmph : 15 mins : 2.5 kms</text:p>
          </table:table-cell>
          <table:table-cell table:style-name="ce53" office:value-type="string" calcext:value-type="string">
            <text:p>Reading : <text:s text:c="3"/>mins</text:p>
          </table:table-cell>
          <table:table-cell office:value-type="string" calcext:value-type="string">
            <text:p>All hands meeting with Wouter</text:p>
          </table:table-cell>
          <table:table-cell office:value-type="string" calcext:value-type="string">
            <text:p>Team Lunch &amp;&amp; Debugging the Issu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02" calcext:value-type="date">
            <text:p>02/08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/>
          <table:table-cell table:style-name="ce53" office:value-type="string" calcext:value-type="string">
            <text:p>Walking</text:p>
          </table:table-cell>
          <table:table-cell table:style-name="ce53" office:value-type="string" calcext:value-type="string">
            <text:p>Reading : <text:s text:c="2"/>5 mins</text:p>
          </table:table-cell>
          <table:table-cell office:value-type="string" calcext:value-type="string">
            <text:p>PI-6 planning</text:p>
          </table:table-cell>
          <table:table-cell office:value-type="string" calcext:value-type="string">
            <text:p>Debugging getBatchItems()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03" calcext:value-type="date">
            <text:p>03/08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10.1 kmph : 25 mins : 4 kms</text:p>
          </table:table-cell>
          <table:table-cell table:style-name="ce53" office:value-type="string" calcext:value-type="string">
            <text:p>Reading : <text:s text:c="3"/>mins</text:p>
          </table:table-cell>
          <table:table-cell office:value-type="string" calcext:value-type="string">
            <text:p>Debugging getBatchItems()</text:p>
          </table:table-cell>
          <table:table-cell office:value-type="string" calcext:value-type="string">
            <text:p>Code review of Jenkins Job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04" calcext:value-type="date">
            <text:p>04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05" calcext:value-type="date">
            <text:p>05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8-06" calcext:value-type="date">
            <text:p>06/08/18</text:p>
          </table:table-cell>
          <table:table-cell table:style-name="ce19" office:value-type="time" office:time-value="PT05H30M00S" calcext:value-type="time">
            <text:p>05:30:00</text:p>
          </table:table-cell>
          <table:table-cell table:style-name="ce53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" office:value-type="date" office:date-value="2018-08-07" calcext:value-type="date">
            <text:p>07/08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/>
          <table:table-cell table:style-name="ce33" office:value-type="string" calcext:value-type="string">
            <text:p>15 mins : <text:s/>Debugging getBatchItems()</text:p>
          </table:table-cell>
          <table:table-cell office:value-type="string" calcext:value-type="string">
            <text:p>60 mins : Debugging getBatchItems()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08" calcext:value-type="date">
            <text:p>08/08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/>
          <table:table-cell table:style-name="ce33" office:value-type="string" calcext:value-type="string">
            <text:p>Debugging getBatchItems(), skip Level Meeting</text:p>
          </table:table-cell>
          <table:table-cell office:value-type="string" calcext:value-type="string">
            <text:p>1-1 with Viswa, submitted MR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09" calcext:value-type="date">
            <text:p>09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10" calcext:value-type="date">
            <text:p>10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11" calcext:value-type="date">
            <text:p>11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12" calcext:value-type="date">
            <text:p>12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8-13" calcext:value-type="date">
            <text:p>13/08/18</text:p>
          </table:table-cell>
          <table:table-cell table:style-name="ce53" table:number-columns-repeated="3"/>
          <table:table-cell table:style-name="ce53" office:value-type="string" calcext:value-type="string">
            <text:p>Reading : 15 mins 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8-14" calcext:value-type="date">
            <text:p>14/08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/>
          <table:table-cell table:style-name="ce53" office:value-type="string" calcext:value-type="string">
            <text:p>Reading : <text:s text:c="2"/>0 mins</text:p>
          </table:table-cell>
          <table:table-cell office:value-type="string" calcext:value-type="string">
            <text:p>All hands meeting with Surendra</text:p>
          </table:table-cell>
          <table:table-cell office:value-type="string" calcext:value-type="string">
            <text:p>Sprint Retrospectiv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15" calcext:value-type="date">
            <text:p>15/08/18</text:p>
          </table:table-cell>
          <table:table-cell table:style-name="ce19" office:value-type="time" office:time-value="PT10H00M00S" calcext:value-type="time">
            <text:p>10:00:00</text:p>
          </table:table-cell>
          <table:table-cell table:style-name="ce53" table:number-columns-repeated="2"/>
          <table:table-cell table:style-name="ce53" office:value-type="string" calcext:value-type="string">
            <text:p>Reading : <text:s text:c="3"/>0 min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08-16" calcext:value-type="date">
            <text:p>16/08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/>
          <table:table-cell table:style-name="ce53" office:value-type="string" calcext:value-type="string">
            <text:p>Reading : <text:s text:c="3"/>0 mins</text:p>
          </table:table-cell>
          <table:table-cell office:value-type="string" calcext:value-type="string">
            <text:p>Morning Presentation</text:p>
          </table:table-cell>
          <table:table-cell office:value-type="string" calcext:value-type="string">
            <text:p>PI-6 Planning Discuss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17" calcext:value-type="date">
            <text:p>17/08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10.1 kmph : 10 mins : 1.6 kms</text:p>
          </table:table-cell>
          <table:table-cell table:style-name="ce53" office:value-type="string" calcext:value-type="string">
            <text:p>Reading : <text:s text:c="3"/>mins</text:p>
          </table:table-cell>
          <table:table-cell office:value-type="string" calcext:value-type="string">
            <text:p>Planning : Discussion and Work Distribution</text:p>
          </table:table-cell>
          <table:table-cell office:value-type="string" calcext:value-type="string">
            <text:p>Sathish presentation : csg bridge &amp; identity bridg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18" calcext:value-type="date">
            <text:p>18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19" calcext:value-type="date">
            <text:p>19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8-20" calcext:value-type="date">
            <text:p>20/08/18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08-21" calcext:value-type="date">
            <text:p>21/08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/>
          <table:table-cell table:number-columns-repeated="2" office:value-type="string" calcext:value-type="string">
            <text:p>PI-6 Planning Discuss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22" calcext:value-type="date">
            <text:p>22/08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/>
          <table:table-cell table:style-name="ce53" office:value-type="string" calcext:value-type="string">
            <text:p>10.1 kmph : 25 mins : 4.1 kms</text:p>
          </table:table-cell>
          <table:table-cell/>
          <table:table-cell office:value-type="string" calcext:value-type="string">
            <text:p>PI-6 planning</text:p>
          </table:table-cell>
          <table:table-cell office:value-type="string" calcext:value-type="string">
            <text:p>PI-6 Planning Discuss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23" calcext:value-type="date">
            <text:p>23/08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/>
          <table:table-cell office:value-type="string" calcext:value-type="string">
            <text:p>async s3 client in Java</text:p>
          </table:table-cell>
          <table:table-cell office:value-type="string" calcext:value-type="string">
            <text:p>async <text:s/>s3 client prototype added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08-24" calcext:value-type="date">
            <text:p>24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25" calcext:value-type="date">
            <text:p>25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26" calcext:value-type="date">
            <text:p>26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8-27" calcext:value-type="date">
            <text:p>27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28" calcext:value-type="date">
            <text:p>28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29" calcext:value-type="date">
            <text:p>29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30" calcext:value-type="date">
            <text:p>30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8-31" calcext:value-type="date">
            <text:p>31/08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01" calcext:value-type="date">
            <text:p>01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02" calcext:value-type="date">
            <text:p>02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09-03" calcext:value-type="date">
            <text:p>03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04" calcext:value-type="date">
            <text:p>04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05" calcext:value-type="date">
            <text:p>05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06" calcext:value-type="date">
            <text:p>06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07" calcext:value-type="date">
            <text:p>07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08" calcext:value-type="date">
            <text:p>08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09" calcext:value-type="date">
            <text:p>09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0" calcext:value-type="date">
            <text:p>10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1" calcext:value-type="date">
            <text:p>11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2" calcext:value-type="date">
            <text:p>12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3" calcext:value-type="date">
            <text:p>13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4" calcext:value-type="date">
            <text:p>14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5" calcext:value-type="date">
            <text:p>15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6" calcext:value-type="date">
            <text:p>16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7" calcext:value-type="date">
            <text:p>17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8" calcext:value-type="date">
            <text:p>18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19" calcext:value-type="date">
            <text:p>19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0" calcext:value-type="date">
            <text:p>20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1" calcext:value-type="date">
            <text:p>21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2" calcext:value-type="date">
            <text:p>22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3" calcext:value-type="date">
            <text:p>23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4" calcext:value-type="date">
            <text:p>24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5" calcext:value-type="date">
            <text:p>25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6" calcext:value-type="date">
            <text:p>26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7" calcext:value-type="date">
            <text:p>27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8" calcext:value-type="date">
            <text:p>28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29" calcext:value-type="date">
            <text:p>29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09-30" calcext:value-type="date">
            <text:p>30/09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0-01" calcext:value-type="date">
            <text:p>01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Meditation : 20 mins</text:p>
          </table:table-cell>
          <table:table-cell office:value-type="string" calcext:value-type="string">
            <text:p>READING:</text:p>
          </table:table-cell>
          <table:table-cell office:value-type="string" calcext:value-type="string">
            <text:p>ons Code Understanding</text:p>
          </table:table-cell>
          <table:table-cell office:value-type="string" calcext:value-type="string">
            <text:p>Jackson : Java Json Library understanding 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02" calcext:value-type="date">
            <text:p>02/10/18</text:p>
          </table:table-cell>
          <table:table-cell table:style-name="ce19" office:value-type="time" office:time-value="PT05H30M00S" calcext:value-type="time">
            <text:p>05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/>
          <table:table-cell office:value-type="string" calcext:value-type="string">
            <text:p>READING: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8-10-03" calcext:value-type="date">
            <text:p>03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a book</text:p>
          </table:table-cell>
          <table:table-cell office:value-type="string" calcext:value-type="string">
            <text:p>READING:</text:p>
          </table:table-cell>
          <table:table-cell office:value-type="string" calcext:value-type="string">
            <text:p>Code Understanding of Json Conversion</text:p>
          </table:table-cell>
          <table:table-cell office:value-type="string" calcext:value-type="string">
            <text:p>Unit-Test added for the existing cod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04" calcext:value-type="date">
            <text:p>04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a book</text:p>
          </table:table-cell>
          <table:table-cell/>
          <table:table-cell office:value-type="string" calcext:value-type="string">
            <text:p>etag extraction from sdb_object</text:p>
          </table:table-cell>
          <table:table-cell office:value-type="string" calcext:value-type="string">
            <text:p>Fixing keys order in json struc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05" calcext:value-type="date">
            <text:p>05/10/18</text:p>
          </table:table-cell>
          <table:table-cell table:style-name="ce19" office:value-type="time" office:time-value="PT05H30M00S" calcext:value-type="time">
            <text:p>05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/>
          <table:table-cell/>
          <table:table-cell office:value-type="string" calcext:value-type="string">
            <text:p>Refactoring Json conversion code</text:p>
          </table:table-cell>
          <table:table-cell office:value-type="string" calcext:value-type="string">
            <text:p>Timestamp extraction from metadata Ke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06" calcext:value-type="date">
            <text:p>06/10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Meditation : 20 mins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8-10-07" calcext:value-type="date">
            <text:p>07/10/18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Meditation : 20 mins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Finished all the process related works, Json creation initial part is done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0-08" calcext:value-type="date">
            <text:p>08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Exercise : 10 minutes</text:p>
          </table:table-cell>
          <table:table-cell office:value-type="string" calcext:value-type="string">
            <text:p>READING:</text:p>
          </table:table-cell>
          <table:table-cell office:value-type="string" calcext:value-type="string">
            <text:p>s3 notification structure, filling eventTime, other fields</text:p>
          </table:table-cell>
          <table:table-cell office:value-type="string" calcext:value-type="string">
            <text:p>Unit-tests for the eventTime verific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09" calcext:value-type="date">
            <text:p>09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Meditation : 10 mins</text:p>
          </table:table-cell>
          <table:table-cell/>
          <table:table-cell office:value-type="string" calcext:value-type="string">
            <text:p>config file refactoring – initial prototype</text:p>
          </table:table-cell>
          <table:table-cell office:value-type="string" calcext:value-type="string">
            <text:p>Code Walk through Meet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10" calcext:value-type="date">
            <text:p>10/10/18</text:p>
          </table:table-cell>
          <table:table-cell table:style-name="ce19" office:value-type="time" office:time-value="PT05H30M00S" calcext:value-type="time">
            <text:p>05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---</text:p>
          </table:table-cell>
          <table:table-cell/>
          <table:table-cell office:value-type="string" calcext:value-type="string">
            <text:p>Meeting : Demos, Sprint Planning</text:p>
          </table:table-cell>
          <table:table-cell office:value-type="string" calcext:value-type="string">
            <text:p>ini to properties file Conversion Don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11" calcext:value-type="date">
            <text:p>11/10/18</text:p>
          </table:table-cell>
          <table:table-cell table:style-name="ce19" office:value-type="time" office:time-value="PT05H30M00S" calcext:value-type="time">
            <text:p>05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--</text:p>
          </table:table-cell>
          <table:table-cell/>
          <table:table-cell office:value-type="string" calcext:value-type="string">
            <text:p>Ons Code understanding</text:p>
          </table:table-cell>
          <table:table-cell office:value-type="string" calcext:value-type="string">
            <text:p>Mock MDS Server Code-Review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12" calcext:value-type="date">
            <text:p>12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30 mins; </text:p>
          </table:table-cell>
          <table:table-cell/>
          <table:table-cell table:number-columns-repeated="2" office:value-type="string" calcext:value-type="string">
            <text:p>Addressing Review comments of ini to propertie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13" calcext:value-type="date">
            <text:p>13/10/18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8-10-14" calcext:value-type="date">
            <text:p>14/10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Finished ini to properties file Conversion Work ;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0-15" calcext:value-type="date">
            <text:p>15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Meditation : 20 mins</text:p>
          </table:table-cell>
          <table:table-cell/>
          <table:table-cell office:value-type="string" calcext:value-type="string">
            <text:p>Theoretical Understanding reading BI record</text:p>
          </table:table-cell>
          <table:table-cell office:value-type="string" calcext:value-type="string">
            <text:p>Started code changes, compilation failed, explor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16" calcext:value-type="date">
            <text:p>16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20 mins</text:p>
          </table:table-cell>
          <table:table-cell/>
          <table:table-cell office:value-type="string" calcext:value-type="string">
            <text:p>Started stand-alone implementation of BI record work</text:p>
          </table:table-cell>
          <table:table-cell office:value-type="string" calcext:value-type="string">
            <text:p>Completed constructing BucketInfo API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17" calcext:value-type="date">
            <text:p>17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15 mins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" office:value-type="date" office:date-value="2018-10-18" calcext:value-type="date">
            <text:p>18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/>
          <table:table-cell/>
          <table:table-cell office:value-type="string" calcext:value-type="string">
            <text:p>UnitTests for bucket_info.of_sdb_value</text:p>
          </table:table-cell>
          <table:table-cell office:value-type="string" calcext:value-type="string">
            <text:p>Finished unit-tests &amp;&amp; Reading Lw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19" calcext:value-type="date">
            <text:p>19/10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0-20" calcext:value-type="date">
            <text:p>20/10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0-21" calcext:value-type="date">
            <text:p>21/10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/>Finished adding bucket-info to workitem structure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0-22" calcext:value-type="date">
            <text:p>22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/>
          <table:table-cell office:value-type="string" calcext:value-type="string">
            <text:p>Reading Lwt documentation</text:p>
          </table:table-cell>
          <table:table-cell office:value-type="string" calcext:value-type="string">
            <text:p>Checking Any Integration Issues are ther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23" calcext:value-type="date">
            <text:p>23/10/18</text:p>
          </table:table-cell>
          <table:table-cell table:style-name="ce19" office:value-type="time" office:time-value="PT07H10M00S" calcext:value-type="time">
            <text:p>07:10:00</text:p>
          </table:table-cell>
          <table:table-cell table:style-name="ce53" table:number-columns-repeated="2"/>
          <table:table-cell/>
          <table:table-cell office:value-type="string" calcext:value-type="string">
            <text:p>Python script testing -taking help</text:p>
          </table:table-cell>
          <table:table-cell office:value-type="string" calcext:value-type="string">
            <text:p>Lambda expressions in Java : ppt prepar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24" calcext:value-type="date">
            <text:p>24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Walking – 30 mins</text:p>
          </table:table-cell>
          <table:table-cell/>
          <table:table-cell office:value-type="string" calcext:value-type="string">
            <text:p>Ocaml (MDS) code understanding</text:p>
          </table:table-cell>
          <table:table-cell office:value-type="string" calcext:value-type="string">
            <text:p>Code Understanding, Demo Meet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25" calcext:value-type="date">
            <text:p>25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Walking – 30 mins</text:p>
          </table:table-cell>
          <table:table-cell/>
          <table:table-cell office:value-type="string" calcext:value-type="string">
            <text:p>ppt, MDS code understanding</text:p>
          </table:table-cell>
          <table:table-cell office:value-type="string" calcext:value-type="string">
            <text:p>MDS – tlog-batch-queue code understand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26" calcext:value-type="date">
            <text:p>26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Exercise – 45 mins</text:p>
          </table:table-cell>
          <table:table-cell/>
          <table:table-cell office:value-type="string" calcext:value-type="string">
            <text:p>Meeting with Gunna</text:p>
          </table:table-cell>
          <table:table-cell office:value-type="string" calcext:value-type="string">
            <text:p>Architecture understanding; Connection pool in ocaml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27" calcext:value-type="date">
            <text:p>27/10/18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0-28" calcext:value-type="date">
            <text:p>28/10/18</text:p>
          </table:table-cell>
          <table:table-cell table:style-name="ce19" office:value-type="time" office:time-value="PT09H00M00S" calcext:value-type="time">
            <text:p>09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Finished preparation of ppt on lambda expressions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0-29" calcext:value-type="date">
            <text:p>29/10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number-columns-repeated="2" table:style-name="ce53" office:value-type="string" calcext:value-type="string">
            <text:p>--</text:p>
          </table:table-cell>
          <table:table-cell/>
          <table:table-cell office:value-type="string" calcext:value-type="string">
            <text:p>Ocaml (MDS) code understanding</text:p>
          </table:table-cell>
          <table:table-cell office:value-type="string" calcext:value-type="string">
            <text:p>ppt presentation ; Code understand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30" calcext:value-type="date">
            <text:p>30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Walking – 30 mins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Leav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0-31" calcext:value-type="date">
            <text:p>31/10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Exercise – 30 mins</text:p>
          </table:table-cell>
          <table:table-cell/>
          <table:table-cell office:value-type="string" calcext:value-type="string">
            <text:p>Ocaml (MDS) code understanding &amp; 1-1</text:p>
          </table:table-cell>
          <table:table-cell table:style-name="ce33" office:value-type="string" calcext:value-type="string">
            <text:p>Design Patterns &amp; Ocaml (MDS) code understand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01" calcext:value-type="date">
            <text:p>01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1-02" calcext:value-type="date">
            <text:p>02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30 mins</text:p>
          </table:table-cell>
          <table:table-cell/>
          <table:table-cell office:value-type="string" calcext:value-type="string">
            <text:p>Ocaml (MDS) code understanding</text:p>
          </table:table-cell>
          <table:table-cell office:value-type="string" calcext:value-type="string">
            <text:p>Typed keyrouter client, kr Sequnce module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03" calcext:value-type="date">
            <text:p>03/11/18</text:p>
          </table:table-cell>
          <table:table-cell table:style-name="ce19" office:value-type="time" office:time-value="PT09H00M00S" calcext:value-type="time">
            <text:p>09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1-04" calcext:value-type="date">
            <text:p>04/11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table-cell table:style-name="ce17" office:value-type="string" calcext:value-type="string" table:number-columns-spanned="7" table:number-rows-spanned="1">
            <text:p>Weekly Output :  <text:span text:style-name="T1">Morning rituals, MDS code understanding</text:span>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1-05" calcext:value-type="date">
            <text:p>05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/>
          <table:table-cell/>
          <table:table-cell office:value-type="string" calcext:value-type="string">
            <text:p>Keyrouter API coding</text:p>
          </table:table-cell>
          <table:table-cell office:value-type="string" calcext:value-type="string">
            <text:p>Docker setup test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06" calcext:value-type="date">
            <text:p>06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1-07" calcext:value-type="date">
            <text:p>07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1-08" calcext:value-type="date">
            <text:p>08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1-09" calcext:value-type="date">
            <text:p>09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1-10" calcext:value-type="date">
            <text:p>10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1-11" calcext:value-type="date">
            <text:p>11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In diwali vacation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1-12" calcext:value-type="date">
            <text:p>12/11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" office:value-type="date" office:date-value="2018-11-13" calcext:value-type="date">
            <text:p>13/11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table:number-columns-repeated="2"/>
          <table:table-cell/>
          <table:table-cell office:value-type="string" calcext:value-type="string">
            <text:p>Code review of Spec Rework</text:p>
          </table:table-cell>
          <table:table-cell office:value-type="string" calcext:value-type="string">
            <text:p>Keyrouter API suppor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14" calcext:value-type="date">
            <text:p>14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30 mins; </text:p>
          </table:table-cell>
          <table:table-cell/>
          <table:table-cell office:value-type="string" calcext:value-type="string">
            <text:p>Meeting : code walk through</text:p>
          </table:table-cell>
          <table:table-cell office:value-type="string" calcext:value-type="string">
            <text:p>list_key_values API support in Keyrouter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15" calcext:value-type="date">
            <text:p>15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30 mins; </text:p>
          </table:table-cell>
          <table:table-cell/>
          <table:table-cell office:value-type="string" calcext:value-type="string">
            <text:p>rebasing mds code for to the master</text:p>
          </table:table-cell>
          <table:table-cell office:value-type="string" calcext:value-type="string">
            <text:p>rebase and Integration Test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16" calcext:value-type="date">
            <text:p>16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30 mins; Meditation:20 mins</text:p>
          </table:table-cell>
          <table:table-cell/>
          <table:table-cell office:value-type="string" calcext:value-type="string">
            <text:p>Integration testing &amp; Meetings</text:p>
          </table:table-cell>
          <table:table-cell office:value-type="string" calcext:value-type="string">
            <text:p>Team Lunch Outsid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17" calcext:value-type="date">
            <text:p>17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1-18" calcext:value-type="date">
            <text:p>18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mds keyrouter sequence API support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1-19" calcext:value-type="date">
            <text:p>19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30 mins; Meditation:20 mins</text:p>
          </table:table-cell>
          <table:table-cell/>
          <table:table-cell office:value-type="string" calcext:value-type="string">
            <text:p>Integration testing</text:p>
          </table:table-cell>
          <table:table-cell office:value-type="string" calcext:value-type="string">
            <text:p>Modularizing the source cod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20" calcext:value-type="date">
            <text:p>20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30 mins; Meditation:9 mins</text:p>
          </table:table-cell>
          <table:table-cell/>
          <table:table-cell office:value-type="string" calcext:value-type="string">
            <text:p>MDS : python tests understanding</text:p>
          </table:table-cell>
          <table:table-cell office:value-type="string" calcext:value-type="string">
            <text:p>Sonar-lint fixes in mds-fanou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21" calcext:value-type="date">
            <text:p>21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30 mins; Meditation:20 mins</text:p>
          </table:table-cell>
          <table:table-cell/>
          <table:table-cell office:value-type="string" calcext:value-type="string">
            <text:p>Hackathon : exploring redis DB</text:p>
          </table:table-cell>
          <table:table-cell office:value-type="string" calcext:value-type="string">
            <text:p>Redis-client in Java and Interface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22" calcext:value-type="date">
            <text:p>22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Reading : 30 mins; Meditation:9 mins</text:p>
          </table:table-cell>
          <table:table-cell/>
          <table:table-cell office:value-type="string" calcext:value-type="string">
            <text:p>Hackathon: Java Redis-client for redis-server</text:p>
          </table:table-cell>
          <table:table-cell office:value-type="string" calcext:value-type="string">
            <text:p>Integration testing in testdriver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23" calcext:value-type="date">
            <text:p>23/11/18</text:p>
          </table:table-cell>
          <table:table-cell table:style-name="ce19" office:value-type="time" office:time-value="PT06H15M00S" calcext:value-type="time">
            <text:p>06:15:00</text:p>
          </table:table-cell>
          <table:table-cell table:number-columns-repeated="2" table:style-name="ce53" office:value-type="string" calcext:value-type="string">
            <text:p>--</text:p>
          </table:table-cell>
          <table:table-cell/>
          <table:table-cell office:value-type="string" calcext:value-type="string">
            <text:p>Hackathon: Scaler-db key construction</text:p>
          </table:table-cell>
          <table:table-cell office:value-type="string" calcext:value-type="string">
            <text:p>string to byte array conversion problem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24" calcext:value-type="date">
            <text:p>24/11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1-25" calcext:value-type="date">
            <text:p>25/11/18</text:p>
          </table:table-cell>
          <table:table-cell table:style-name="ce53" table:number-columns-repeated="3"/>
          <table:table-cell table:number-columns-repeated="1020"/>
        </table:table-row>
        <table:table-row table:style-name="ro4">
          <table:table-cell table:style-name="ce17" office:value-type="string" calcext:value-type="string" table:number-columns-spanned="7" table:number-rows-spanned="1">
            <text:p>Weekly Output : hackathon participation , Resigned on 25<text:span text:style-name="T2">th</text:span>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1-26" calcext:value-type="date">
            <text:p>26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28" office:value-type="string" calcext:value-type="string">
            <text:p>Reading : 30 mins; Meditation:9 mins</text:p>
          </table:table-cell>
          <table:table-cell/>
          <table:table-cell office:value-type="string" calcext:value-type="string">
            <text:p>PI-7 planning Meeting; </text:p>
          </table:table-cell>
          <table:table-cell office:value-type="string" calcext:value-type="string">
            <text:p>Innovation demo; code refactor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1-27" calcext:value-type="date">
            <text:p>27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1-28" calcext:value-type="date">
            <text:p>28/11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1-29" calcext:value-type="date">
            <text:p>29/11/18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1-30" calcext:value-type="date">
            <text:p>30/11/18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2-01" calcext:value-type="date">
            <text:p>01/12/18</text:p>
          </table:table-cell>
          <table:table-cell table:style-name="ce19" office:value-type="time" office:time-value="PT09H30M00S" calcext:value-type="time">
            <text:p>09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2-02" calcext:value-type="date">
            <text:p>02/12/18</text:p>
          </table:table-cell>
          <table:table-cell table:style-name="ce19" office:value-type="time" office:time-value="PT08H10M00S" calcext:value-type="time">
            <text:p>08:10:00</text:p>
          </table:table-cell>
          <table:table-cell table:style-name="ce53" table:number-columns-repeated="2"/>
          <table:table-cell table:number-columns-repeated="1020"/>
        </table:table-row>
        <table:table-row table:style-name="ro4">
          <table:table-cell table:style-name="ce17" office:value-type="string" calcext:value-type="string" table:number-columns-spanned="7" table:number-rows-spanned="1">
            <text:p>Weekly Output : No work progress; Joining day confirmed as 24<text:span text:style-name="T2">th</text:span> Dec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2-03" calcext:value-type="date">
            <text:p>03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28" office:value-type="string" calcext:value-type="string">
            <text:p>Reading : 30 mins; Exercise: 30 mins</text:p>
          </table:table-cell>
          <table:table-cell/>
          <table:table-cell office:value-type="string" calcext:value-type="string">
            <text:p>Arakoon apis understanding</text:p>
          </table:table-cell>
          <table:table-cell office:value-type="string" calcext:value-type="string">
            <text:p>PI-6 Innovation demo'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04" calcext:value-type="date">
            <text:p>04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28" office:value-type="string" calcext:value-type="string">
            <text:p>Reading : 30 mins; Walking: 20 mins</text:p>
          </table:table-cell>
          <table:table-cell/>
          <table:table-cell office:value-type="string" calcext:value-type="string">
            <text:p>Failure-path in mds – coding</text:p>
          </table:table-cell>
          <table:table-cell office:value-type="string" calcext:value-type="string">
            <text:p>Failure-path in mds – coding completed, testing don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05" calcext:value-type="date">
            <text:p>05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28" office:value-type="string" calcext:value-type="string">
            <text:p>Reading : 30 mins; Running: 10 mins</text:p>
          </table:table-cell>
          <table:table-cell/>
          <table:table-cell office:value-type="string" calcext:value-type="string">
            <text:p>Testing failover path in mds</text:p>
          </table:table-cell>
          <table:table-cell office:value-type="string" calcext:value-type="string">
            <text:p>component tests are failing for feature MD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06" calcext:value-type="date">
            <text:p>06/12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----</text:p>
          </table:table-cell>
          <table:table-cell/>
          <table:table-cell office:value-type="string" calcext:value-type="string">
            <text:p>Code review of ONS – Interrupted exception</text:p>
          </table:table-cell>
          <table:table-cell office:value-type="string" calcext:value-type="string">
            <text:p>Fixing sonar lint issues in ON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07" calcext:value-type="date">
            <text:p>07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20 mins; Walking: 30 mins</text:p>
          </table:table-cell>
          <table:table-cell/>
          <table:table-cell office:value-type="string" calcext:value-type="string">
            <text:p>Fixing sonar lint issues in ONS</text:p>
          </table:table-cell>
          <table:table-cell office:value-type="string" calcext:value-type="string">
            <text:p>Hackerrank – Java Practic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08" calcext:value-type="date">
            <text:p>08/12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2-09" calcext:value-type="date">
            <text:p>09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2-10" calcext:value-type="date">
            <text:p>10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Running: 20 mins</text:p>
          </table:table-cell>
          <table:table-cell/>
          <table:table-cell office:value-type="string" calcext:value-type="string">
            <text:p>Working on Config change</text:p>
          </table:table-cell>
          <table:table-cell office:value-type="string" calcext:value-type="string">
            <text:p>tax proof submission; Working on config chang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11" calcext:value-type="date">
            <text:p>11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Running: 20 mins</text:p>
          </table:table-cell>
          <table:table-cell/>
          <table:table-cell office:value-type="string" calcext:value-type="string">
            <text:p>Working on Config change</text:p>
          </table:table-cell>
          <table:table-cell table:style-name="ce33" office:value-type="string" calcext:value-type="string">
            <text:p>Income tax proofs submission;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12" calcext:value-type="date">
            <text:p>12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/>
          <table:table-cell/>
          <table:table-cell office:value-type="string" calcext:value-type="string">
            <text:p>Working on Config change</text:p>
          </table:table-cell>
          <table:table-cell office:value-type="string" calcext:value-type="string">
            <text:p>Code walk-through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13" calcext:value-type="date">
            <text:p>13/12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/>
          <table:table-cell table:style-name="ce53" office:value-type="string" calcext:value-type="string">
            <text:p>---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8-12-14" calcext:value-type="date">
            <text:p>14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53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8-12-15" calcext:value-type="date">
            <text:p>15/12/18</text:p>
          </table:table-cell>
          <table:table-cell table:style-name="ce19" office:value-type="time" office:time-value="PT09H00M00S" calcext:value-type="time">
            <text:p>09:00:00</text:p>
          </table:table-cell>
          <table:table-cell table:style-name="ce53"/>
          <table:table-cell table:style-name="ce53" office:value-type="string" calcext:value-type="string">
            <text:p>----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8-12-16" calcext:value-type="date">
            <text:p>16/12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/>
          <table:table-cell table:style-name="ce53" office:value-type="string" calcext:value-type="string">
            <text:p>----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2-17" calcext:value-type="date">
            <text:p>17/12/18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10 mins;</text:p>
          </table:table-cell>
          <table:table-cell/>
          <table:table-cell office:value-type="string" calcext:value-type="string">
            <text:p>----------</text:p>
          </table:table-cell>
          <table:table-cell office:value-type="string" calcext:value-type="string">
            <text:p>--------------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18" calcext:value-type="date">
            <text:p>18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20 mins; Running: 20 mins</text:p>
          </table:table-cell>
          <table:table-cell/>
          <table:table-cell table:number-columns-repeated="2" office:value-type="string" calcext:value-type="string">
            <text:p>Hacker Rank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19" calcext:value-type="date">
            <text:p>19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20 mins; Running: 20 mins</text:p>
          </table:table-cell>
          <table:table-cell/>
          <table:table-cell table:number-columns-repeated="2" office:value-type="string" calcext:value-type="string">
            <text:p>Hacker Rank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20" calcext:value-type="date">
            <text:p>20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2-21" calcext:value-type="date">
            <text:p>21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2-22" calcext:value-type="date">
            <text:p>22/12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8-12-23" calcext:value-type="date">
            <text:p>23/12/18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8-12-24" calcext:value-type="date">
            <text:p>24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28" office:value-type="string" calcext:value-type="string">
            <text:p>Running: 20 mins</text:p>
          </table:table-cell>
          <table:table-cell/>
          <table:table-cell office:value-type="string" calcext:value-type="string">
            <text:p>Joined Akridata; software accounts creation</text:p>
          </table:table-cell>
          <table:table-cell office:value-type="string" calcext:value-type="string">
            <text:p>Reading design document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25" calcext:value-type="date">
            <text:p>25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53" office:value-type="string" calcext:value-type="string">
            <text:p>Walking: 20 mins</text:p>
          </table:table-cell>
          <table:table-cell/>
          <table:table-cell office:value-type="string" calcext:value-type="string">
            <text:p>Reading Spark, HDFS documentation</text:p>
          </table:table-cell>
          <table:table-cell office:value-type="string" calcext:value-type="string">
            <text:p>HDFS examples; reading design doc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26" calcext:value-type="date">
            <text:p>26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53" office:value-type="string" calcext:value-type="string">
            <text:p>---</text:p>
          </table:table-cell>
          <table:table-cell/>
          <table:table-cell office:value-type="string" calcext:value-type="string">
            <text:p>Reading design document</text:p>
          </table:table-cell>
          <table:table-cell office:value-type="string" calcext:value-type="string">
            <text:p>Reading zookeeper document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27" calcext:value-type="date">
            <text:p>27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53" office:value-type="string" calcext:value-type="string">
            <text:p>---</text:p>
          </table:table-cell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apache curator code examples understand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28" calcext:value-type="date">
            <text:p>28/12/18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10 mins;</text:p>
          </table:table-cell>
          <table:table-cell/>
          <table:table-cell table:number-columns-repeated="2" office:value-type="string" calcext:value-type="string">
            <text:p>architecture discussion with ajith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8-12-29" calcext:value-type="date">
            <text:p>29/12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2-30" calcext:value-type="date">
            <text:p>30/12/18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8-12-31" calcext:value-type="date">
            <text:p>31/12/18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28" office:value-type="string" calcext:value-type="string">
            <text:p>Meditation : 9 mins;</text:p>
          </table:table-cell>
          <table:table-cell/>
          <table:table-cell office:value-type="string" calcext:value-type="string">
            <text:p>Reading pop-run design document</text:p>
          </table:table-cell>
          <table:table-cell office:value-type="string" calcext:value-type="string">
            <text:p>AWS services usage experiments &amp;&amp; design discussion with ganga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7" table:number-rows-spanned="1">
            <text:p>Yearly Review : 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1-01" calcext:value-type="date">
            <text:p>01/01/19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28" office:value-type="string" calcext:value-type="string">
            <text:p>Meditation : 9 mins;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9-01-02" calcext:value-type="date">
            <text:p>02/01/19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/>
          <table:table-cell/>
          <table:table-cell office:value-type="string" calcext:value-type="string">
            <text:p>Reading argparse module documentation</text:p>
          </table:table-cell>
          <table:table-cell office:value-type="string" calcext:value-type="string">
            <text:p>Reading argparse module documentation; Meeting with ajith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03" calcext:value-type="date">
            <text:p>03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28" office:value-type="string" calcext:value-type="string">
            <text:p>Meditation : 9 mins;</text:p>
          </table:table-cell>
          <table:table-cell/>
          <table:table-cell office:value-type="string" calcext:value-type="string">
            <text:p>Weekly meeting; cmd line tool implementation</text:p>
          </table:table-cell>
          <table:table-cell office:value-type="string" calcext:value-type="string">
            <text:p>Finished Command line tool; Meeting with ganga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04" calcext:value-type="date">
            <text:p>04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28" office:value-type="string" calcext:value-type="string">
            <text:p>Meditation : 9 mins;</text:p>
          </table:table-cell>
          <table:table-cell/>
          <table:table-cell office:value-type="string" calcext:value-type="string">
            <text:p>cmd line tool development completion</text:p>
          </table:table-cell>
          <table:table-cell office:value-type="string" calcext:value-type="string">
            <text:p>Reading swagger code-gen, API spec ; reading yaml format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05" calcext:value-type="date">
            <text:p>05/01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1-06" calcext:value-type="date">
            <text:p>06/01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wakeup at 4:30 am : 2 days ;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1-07" calcext:value-type="date">
            <text:p>07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5 mins;</text:p>
          </table:table-cell>
          <table:table-cell/>
          <table:table-cell table:number-columns-repeated="2" office:value-type="string" calcext:value-type="string">
            <text:p>Integration of CLI and server cod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08" calcext:value-type="date">
            <text:p>08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</text:p>
          </table:table-cell>
          <table:table-cell table:style-name="ce28" office:value-type="string" calcext:value-type="string">
            <text:p>Exercise : 30 mins;</text:p>
          </table:table-cell>
          <table:table-cell/>
          <table:table-cell office:value-type="string" calcext:value-type="string">
            <text:p>Integration of CLI and server code</text:p>
          </table:table-cell>
          <table:table-cell office:value-type="string" calcext:value-type="string">
            <text:p>pull request for CLI cod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09" calcext:value-type="date">
            <text:p>09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</text:p>
          </table:table-cell>
          <table:table-cell table:style-name="ce28" office:value-type="string" calcext:value-type="string">
            <text:p>Exercise : 35 mins;</text:p>
          </table:table-cell>
          <table:table-cell/>
          <table:table-cell office:value-type="string" calcext:value-type="string">
            <text:p>Fixed pylint Issues; <text:s/>serverless documentation</text:p>
          </table:table-cell>
          <table:table-cell office:value-type="string" calcext:value-type="string">
            <text:p>reading serverless documentation; creating models in serverless.yml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10" calcext:value-type="date">
            <text:p>10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Exercise : 35 mins;</text:p>
          </table:table-cell>
          <table:table-cell/>
          <table:table-cell office:value-type="string" calcext:value-type="string">
            <text:p>updated yaml to Aws-serverless-documentation </text:p>
          </table:table-cell>
          <table:table-cell office:value-type="string" calcext:value-type="string">
            <text:p>shell scripts to download swagger, generate client SDK, review comment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11" calcext:value-type="date">
            <text:p>11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Exercise : 35 mins;</text:p>
          </table:table-cell>
          <table:table-cell/>
          <table:table-cell office:value-type="string" calcext:value-type="string">
            <text:p>Addressing review comments</text:p>
          </table:table-cell>
          <table:table-cell office:value-type="string" calcext:value-type="string">
            <text:p>Closed 3 user storie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12" calcext:value-type="date">
            <text:p>12/01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1-13" calcext:value-type="date">
            <text:p>13/01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1-14" calcext:value-type="date">
            <text:p>14/01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1-15" calcext:value-type="date">
            <text:p>15/01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1-16" calcext:value-type="date">
            <text:p>16/01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1-17" calcext:value-type="date">
            <text:p>17/01/19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5 <text:s/>Minutes journal; </text:p>
          </table:table-cell>
          <table:table-cell table:style-name="ce53" office:value-type="string" calcext:value-type="string">
            <text:p>--</text:p>
          </table:table-cell>
          <table:table-cell/>
          <table:table-cell office:value-type="string" calcext:value-type="string">
            <text:p>Weekly meeting; Reading AWS Lambda</text:p>
          </table:table-cell>
          <table:table-cell office:value-type="string" calcext:value-type="string">
            <text:p>Reading about AWS SNS service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18" calcext:value-type="date">
            <text:p>18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Exercise : 30 mins;</text:p>
          </table:table-cell>
          <table:table-cell/>
          <table:table-cell office:value-type="string" calcext:value-type="string">
            <text:p>Reading Amazon SNS</text:p>
          </table:table-cell>
          <table:table-cell office:value-type="string" calcext:value-type="string">
            <text:p>Finished coding part of notificati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19" calcext:value-type="date">
            <text:p>19/01/19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1-20" calcext:value-type="date">
            <text:p>20/01/19</text:p>
          </table:table-cell>
          <table:table-cell table:style-name="ce19" office:value-type="time" office:time-value="PT09H00M00S" calcext:value-type="time">
            <text:p>09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1-21" calcext:value-type="date">
            <text:p>21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Exercise : 30 mins; Meditation: 10 mins</text:p>
          </table:table-cell>
          <table:table-cell/>
          <table:table-cell office:value-type="string" calcext:value-type="string">
            <text:p>Fixing sns notification ticket</text:p>
          </table:table-cell>
          <table:table-cell office:value-type="string" calcext:value-type="string">
            <text:p>Closed 2 user stories; db code understand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22" calcext:value-type="date">
            <text:p>22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Default"/>
          <table:table-cell table:style-name="ce53"/>
          <table:table-cell/>
          <table:table-cell office:value-type="string" calcext:value-type="string">
            <text:p>Bug Fixing : missing json.loads in server response</text:p>
          </table:table-cell>
          <table:table-cell office:value-type="string" calcext:value-type="string">
            <text:p>Closed 1 user story; discussion with ganga</text:p>
          </table:table-cell>
          <table:table-cell office:value-type="string" calcext:value-type="string">
            <text:p>Reading sqlalchemy documentatio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1-23" calcext:value-type="date">
            <text:p>23/01/19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office:value-type="string" calcext:value-type="string">
            <text:p>5 <text:s/>Minutes journal; </text:p>
          </table:table-cell>
          <table:table-cell table:style-name="ce53"/>
          <table:table-cell/>
          <table:table-cell office:value-type="string" calcext:value-type="string">
            <text:p>Reading: SQLAlchemy : queris</text:p>
          </table:table-cell>
          <table:table-cell office:value-type="string" calcext:value-type="string">
            <text:p>Reading: SQLAlchemy : <text:s/>join, foreign key</text:p>
          </table:table-cell>
          <table:table-cell office:value-type="string" calcext:value-type="string">
            <text:p>Reading: SQLAlchemy : Sessio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1-24" calcext:value-type="date">
            <text:p>24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: 20 mins</text:p>
          </table:table-cell>
          <table:table-cell table:style-name="ce28" office:value-type="string" calcext:value-type="string">
            <text:p>Running: 10 mins : 2 kms</text:p>
          </table:table-cell>
          <table:table-cell/>
          <table:table-cell office:value-type="string" calcext:value-type="string">
            <text:p>Bug-Fixing : uniform command line options</text:p>
          </table:table-cell>
          <table:table-cell office:value-type="string" calcext:value-type="string">
            <text:p>Convert json to texttable</text:p>
          </table:table-cell>
          <table:table-cell office:value-type="string" calcext:value-type="string">
            <text:p>Reading: SQLAlchemy : Sessio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1-25" calcext:value-type="date">
            <text:p>25/01/19</text:p>
          </table:table-cell>
          <table:table-cell table:style-name="ce19" office:value-type="time" office:time-value="PT07H20M00S" calcext:value-type="time">
            <text:p>07:20:00</text:p>
          </table:table-cell>
          <table:table-cell table:style-name="ce53" office:value-type="string" calcext:value-type="string">
            <text:p>5 <text:s/>Minutes journal; </text:p>
          </table:table-cell>
          <table:table-cell table:style-name="ce53"/>
          <table:table-cell/>
          <table:table-cell office:value-type="string" calcext:value-type="string">
            <text:p>Reading Glacier to S3 mail, db schema understanding</text:p>
          </table:table-cell>
          <table:table-cell office:value-type="string" calcext:value-type="string">
            <text:p>database code understanding and queries</text:p>
          </table:table-cell>
          <table:table-cell office:value-type="string" calcext:value-type="string">
            <text:p>Understanding of code-flow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1-26" calcext:value-type="date">
            <text:p>26/01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1-27" calcext:value-type="date">
            <text:p>27/01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1-28" calcext:value-type="date">
            <text:p>28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Exercise : 30 mins;</text:p>
          </table:table-cell>
          <table:table-cell table:number-columns-repeated="2"/>
          <table:table-cell office:value-type="string" calcext:value-type="string">
            <text:p>Code Review Meet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29" calcext:value-type="date">
            <text:p>29/01/19</text:p>
          </table:table-cell>
          <table:table-cell table:style-name="ce19" office:value-type="time" office:time-value="PT09H30M00S" calcext:value-type="time">
            <text:p>09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1-30" calcext:value-type="date">
            <text:p>30/01/19</text:p>
          </table:table-cell>
          <table:table-cell table:style-name="ce19" office:value-type="time" office:time-value="PT04H15M00S" calcext:value-type="time">
            <text:p>04:15:00</text:p>
          </table:table-cell>
          <table:table-cell table:style-name="ce53" table:number-columns-repeated="2"/>
          <table:table-cell table:number-columns-repeated="2"/>
          <table:table-cell office:value-type="string" calcext:value-type="string">
            <text:p>Code Review Meeting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1-31" calcext:value-type="date">
            <text:p>31/01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2-01" calcext:value-type="date">
            <text:p>01/02/19</text:p>
          </table:table-cell>
          <table:table-cell table:style-name="ce19" office:value-type="time" office:time-value="PT08H30M00S" calcext:value-type="time">
            <text:p>08:30:00</text:p>
          </table:table-cell>
          <table:table-cell table:style-name="ce53" office:value-type="string" calcext:value-type="string">
            <text:p>5 <text:s/>Minutes journal; </text:p>
          </table:table-cell>
          <table:table-cell table:style-name="ce53"/>
          <table:table-cell/>
          <table:table-cell table:number-columns-repeated="2" office:value-type="string" calcext:value-type="string">
            <text:p>Addressing review comments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2-02" calcext:value-type="date">
            <text:p>02/02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2-03" calcext:value-type="date">
            <text:p>03/02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3"/>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2-04" calcext:value-type="date">
            <text:p>04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 office:value-type="string" calcext:value-type="string">
            <text:p>Exercise : 40 mins;</text:p>
          </table:table-cell>
          <table:table-cell/>
          <table:table-cell office:value-type="string" calcext:value-type="string">
            <text:p>Addressing review comments</text:p>
          </table:table-cell>
          <table:table-cell office:value-type="string" calcext:value-type="string">
            <text:p>Addressing review comments in database layer</text:p>
          </table:table-cell>
          <table:table-cell office:value-type="string" calcext:value-type="string">
            <text:p>Addressing review comment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05" calcext:value-type="date">
            <text:p>05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 office:value-type="string" calcext:value-type="string">
            <text:p>Exercise : 40 mins;</text:p>
          </table:table-cell>
          <table:table-cell/>
          <table:table-cell office:value-type="string" calcext:value-type="string">
            <text:p>Addressing review comments</text:p>
          </table:table-cell>
          <table:table-cell office:value-type="string" calcext:value-type="string">
            <text:p>Addressing review comments in database layer</text:p>
          </table:table-cell>
          <table:table-cell office:value-type="string" calcext:value-type="string">
            <text:p>Test Plan : E2E tests for popru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06" calcext:value-type="date">
            <text:p>06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 office:value-type="string" calcext:value-type="string">
            <text:p>Exercise : 3 kms running</text:p>
          </table:table-cell>
          <table:table-cell/>
          <table:table-cell office:value-type="string" calcext:value-type="string">
            <text:p>Fixing Issues, pylint issues</text:p>
          </table:table-cell>
          <table:table-cell office:value-type="string" calcext:value-type="string">
            <text:p>Reading pytest documentation</text:p>
          </table:table-cell>
          <table:table-cell office:value-type="string" calcext:value-type="string">
            <text:p>Discussion with Interns; reading pytest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07" calcext:value-type="date">
            <text:p>07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 office:value-type="string" calcext:value-type="string">
            <text:p>Exercise : 2.3 kms running</text:p>
          </table:table-cell>
          <table:table-cell/>
          <table:table-cell office:value-type="string" calcext:value-type="string">
            <text:p>Meeting; Working on server response messages</text:p>
          </table:table-cell>
          <table:table-cell office:value-type="string" calcext:value-type="string">
            <text:p>User Stories creation for Interns; sample testcases</text:p>
          </table:table-cell>
          <table:table-cell office:value-type="string" calcext:value-type="string">
            <text:p>Explaining testcases to Intern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08" calcext:value-type="date">
            <text:p>08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 office:value-type="string" calcext:value-type="string">
            <text:p>Exercise : 1.3 kms running</text:p>
          </table:table-cell>
          <table:table-cell/>
          <table:table-cell table:number-columns-repeated="2" office:value-type="string" calcext:value-type="string">
            <text:p>Fixing server response codes</text:p>
          </table:table-cell>
          <table:table-cell office:value-type="string" calcext:value-type="string">
            <text:p>Fixing server response codes; pull request raised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09" calcext:value-type="date">
            <text:p>09/02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2-10" calcext:value-type="date">
            <text:p>10/02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5 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2-11" calcext:value-type="date">
            <text:p>11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 office:value-type="string" calcext:value-type="string">
            <text:p>Exercise : 1.6 kms running</text:p>
          </table:table-cell>
          <table:table-cell/>
          <table:table-cell office:value-type="string" calcext:value-type="string">
            <text:p>pytest documentation; code review</text:p>
          </table:table-cell>
          <table:table-cell office:value-type="string" calcext:value-type="string">
            <text:p>Addressing review comments : response codes</text:p>
          </table:table-cell>
          <table:table-cell office:value-type="string" calcext:value-type="string">
            <text:p>Testing &amp; closed the user story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12" calcext:value-type="date">
            <text:p>12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 office:value-type="string" calcext:value-type="string">
            <text:p>Exercise : 1.8 kms running</text:p>
          </table:table-cell>
          <table:table-cell/>
          <table:table-cell office:value-type="string" calcext:value-type="string">
            <text:p>pytest documentation; Reading sqlalchemy exceptions</text:p>
          </table:table-cell>
          <table:table-cell office:value-type="string" calcext:value-type="string">
            <text:p>Adding context manager in poprundborm</text:p>
          </table:table-cell>
          <table:table-cell office:value-type="string" calcext:value-type="string">
            <text:p>Helping tanay in resolving merge-conflict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13" calcext:value-type="date">
            <text:p>13/02/19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 office:value-type="string" calcext:value-type="string">
            <text:p>---</text:p>
          </table:table-cell>
          <table:table-cell/>
          <table:table-cell office:value-type="string" calcext:value-type="string">
            <text:p>pytest documentation; exception handling in db layer</text:p>
          </table:table-cell>
          <table:table-cell office:value-type="string" calcext:value-type="string">
            <text:p>Unit-tests layout</text:p>
          </table:table-cell>
          <table:table-cell office:value-type="string" calcext:value-type="string">
            <text:p>Fixed 1 bug; added unit-test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14" calcext:value-type="date">
            <text:p>14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20 mins</text:p>
          </table:table-cell>
          <table:table-cell table:style-name="ce53" office:value-type="string" calcext:value-type="string">
            <text:p>20 mins</text:p>
          </table:table-cell>
          <table:table-cell/>
          <table:table-cell office:value-type="string" calcext:value-type="string">
            <text:p>Meeting; <text:s/>setup and teardown in pytest</text:p>
          </table:table-cell>
          <table:table-cell office:value-type="string" calcext:value-type="string">
            <text:p>Started adding Unit-tests</text:p>
          </table:table-cell>
          <table:table-cell office:value-type="string" calcext:value-type="string">
            <text:p><text:s/>get_jobs API, submit_jobs API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15" calcext:value-type="date">
            <text:p>15/02/19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office:value-type="string" calcext:value-type="string">
            <text:p>5 <text:s/>Minutes journal;</text:p>
          </table:table-cell>
          <table:table-cell table:style-name="ce53"/>
          <table:table-cell/>
          <table:table-cell table:number-columns-repeated="2" office:value-type="string" calcext:value-type="string">
            <text:p>Unit-tests work database layer</text:p>
          </table:table-cell>
          <table:table-cell office:value-type="string" calcext:value-type="string">
            <text:p>debugging the database session issue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16" calcext:value-type="date">
            <text:p>16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2-17" calcext:value-type="date">
            <text:p>17/02/19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4 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2-18" calcext:value-type="date">
            <text:p>18/02/19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office:value-type="string" calcext:value-type="string">
            <text:p>---</text:p>
          </table:table-cell>
          <table:table-cell table:style-name="ce53"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Unit-tests work helper API’s</text:p>
          </table:table-cell>
          <table:table-cell office:value-type="string" calcext:value-type="string">
            <text:p>Unit-tests work : using mock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19" calcext:value-type="date">
            <text:p>19/02/19</text:p>
          </table:table-cell>
          <table:table-cell table:style-name="ce19" office:value-type="time" office:time-value="PT09H30M00S" calcext:value-type="time">
            <text:p>09:30:00</text:p>
          </table:table-cell>
          <table:table-cell table:number-columns-repeated="2" table:style-name="ce53"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Unit-testing</text:p>
          </table:table-cell>
          <table:table-cell office:value-type="string" calcext:value-type="string">
            <text:p>meeting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20" calcext:value-type="date">
            <text:p>20/02/19</text:p>
          </table:table-cell>
          <table:table-cell table:style-name="ce19" office:value-type="time" office:time-value="PT04H10M00S" calcext:value-type="time">
            <text:p>04:1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Running: 15 mins : 2.5 kms</text:p>
          </table:table-cell>
          <table:table-cell/>
          <table:table-cell office:value-type="string" calcext:value-type="string">
            <text:p>Reading unittest.mock <text:s/>: </text:p>
          </table:table-cell>
          <table:table-cell table:number-columns-repeated="2" office:value-type="string" calcext:value-type="string">
            <text:p>Reading unittest.mock 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21" calcext:value-type="date">
            <text:p>21/02/19</text:p>
          </table:table-cell>
          <table:table-cell table:style-name="ce19" office:value-type="time" office:time-value="PT04H10M00S" calcext:value-type="time">
            <text:p>04:1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Running: 12 mins : 2 kms</text:p>
          </table:table-cell>
          <table:table-cell/>
          <table:table-cell office:value-type="string" calcext:value-type="string">
            <text:p>Reading E2E flow document; addressing review comments addressing review comments</text:p>
          </table:table-cell>
          <table:table-cell/>
          <table:table-cell office:value-type="string" calcext:value-type="string">
            <text:p>Addressed review comments done: checking Functional test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22" calcext:value-type="date">
            <text:p>22/02/19</text:p>
          </table:table-cell>
          <table:table-cell table:style-name="ce19" office:value-type="time" office:time-value="PT04H10M00S" calcext:value-type="time">
            <text:p>04:1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Running: 12 mins : 2.1 kms</text:p>
          </table:table-cell>
          <table:table-cell/>
          <table:table-cell office:value-type="string" calcext:value-type="string">
            <text:p>context manager for db : everywhere</text:p>
          </table:table-cell>
          <table:table-cell office:value-type="string" calcext:value-type="string">
            <text:p>initial prototype implementation</text:p>
          </table:table-cell>
          <table:table-cell office:value-type="string" calcext:value-type="string">
            <text:p>Added dummy test cases for internal API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23" calcext:value-type="date">
            <text:p>23/02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2-24" calcext:value-type="date">
            <text:p>24/02/19</text:p>
          </table:table-cell>
          <table:table-cell table:style-name="ce19" office:value-type="time" office:time-value="PT04H10M00S" calcext:value-type="time">
            <text:p>04:1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3"/>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2-25" calcext:value-type="date">
            <text:p>25/02/19</text:p>
          </table:table-cell>
          <table:table-cell table:style-name="ce19" office:value-type="time" office:time-value="PT04H10M00S" calcext:value-type="time">
            <text:p>04:10:00</text:p>
          </table:table-cell>
          <table:table-cell table:style-name="ce53" office:value-type="string" calcext:value-type="string">
            <text:p>5 <text:s/>Minutes journal; Reading : 15 mins</text:p>
          </table:table-cell>
          <table:table-cell table:style-name="ce28" office:value-type="string" calcext:value-type="string">
            <text:p>Running: 15 mins : 2.5 kms</text:p>
          </table:table-cell>
          <table:table-cell/>
          <table:table-cell office:value-type="string" calcext:value-type="string">
            <text:p>Understanding of user story; helping interns</text:p>
          </table:table-cell>
          <table:table-cell office:value-type="string" calcext:value-type="string">
            <text:p>helping Interns</text:p>
          </table:table-cell>
          <table:table-cell office:value-type="string" calcext:value-type="string">
            <text:p>Coding ; testcases development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26" calcext:value-type="date">
            <text:p>26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15 mins</text:p>
          </table:table-cell>
          <table:table-cell table:style-name="ce28" office:value-type="string" calcext:value-type="string">
            <text:p>Running: 12 mins : 2.0 kms</text:p>
          </table:table-cell>
          <table:table-cell/>
          <table:table-cell office:value-type="string" calcext:value-type="string">
            <text:p>Coding of update_edge_fetch_status api</text:p>
          </table:table-cell>
          <table:table-cell table:number-columns-repeated="2" office:value-type="string" calcext:value-type="string">
            <text:p>Meetings with Vijay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27" calcext:value-type="date">
            <text:p>27/02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15 mins</text:p>
          </table:table-cell>
          <table:table-cell table:style-name="ce28" office:value-type="string" calcext:value-type="string">
            <text:p>Running: 12 mins : 2.0 kms</text:p>
          </table:table-cell>
          <table:table-cell/>
          <table:table-cell office:value-type="string" calcext:value-type="string">
            <text:p>All-hands Meeting</text:p>
          </table:table-cell>
          <table:table-cell table:number-columns-repeated="2" office:value-type="string" calcext:value-type="string">
            <text:p>Meetings with Vijay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2-28" calcext:value-type="date">
            <text:p>28/02/19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/>
          <table:table-cell table:number-columns-repeated="2" office:value-type="string" calcext:value-type="string">
            <text:p>Unit-tests work update_edge_fetch_status layer</text:p>
          </table:table-cell>
          <table:table-cell office:value-type="string" calcext:value-type="string">
            <text:p>merge with master; Fixed unit-test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01" calcext:value-type="date">
            <text:p>01/03/19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 office:value-type="string" calcext:value-type="string">
            <text:p>5 <text:s/>Minutes journal; 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3-02" calcext:value-type="date">
            <text:p>02/03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3-03" calcext:value-type="date">
            <text:p>03/03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3 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3-04" calcext:value-type="date">
            <text:p>04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15 mins</text:p>
          </table:table-cell>
          <table:table-cell table:style-name="ce53"/>
          <table:table-cell/>
          <table:table-cell office:value-type="string" calcext:value-type="string">
            <text:p>WFH in vinnamala: addressing review comments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9-03-05" calcext:value-type="date">
            <text:p>05/03/19</text:p>
          </table:table-cell>
          <table:table-cell table:style-name="ce19" office:value-type="time" office:time-value="PT09H00M00S" calcext:value-type="time">
            <text:p>09:00:00</text:p>
          </table:table-cell>
          <table:table-cell table:style-name="ce53" table:number-columns-repeated="2"/>
          <table:table-cell/>
          <table:table-cell office:value-type="string" calcext:value-type="string">
            <text:p>Addressing review comments</text:p>
          </table:table-cell>
          <table:table-cell office:value-type="string" calcext:value-type="string">
            <text:p>SDK testing code review; </text:p>
          </table:table-cell>
          <table:table-cell office:value-type="string" calcext:value-type="string">
            <text:p>failure path handling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06" calcext:value-type="date">
            <text:p>06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15 mins</text:p>
          </table:table-cell>
          <table:table-cell table:style-name="ce28" office:value-type="string" calcext:value-type="string">
            <text:p>Walking: 15 mins</text:p>
          </table:table-cell>
          <table:table-cell/>
          <table:table-cell office:value-type="string" calcext:value-type="string">
            <text:p>Step Functions code understanding</text:p>
          </table:table-cell>
          <table:table-cell office:value-type="string" calcext:value-type="string">
            <text:p>Reading AWS step functions documentation</text:p>
          </table:table-cell>
          <table:table-cell office:value-type="string" calcext:value-type="string">
            <text:p>discussion with Tanay and ganga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07" calcext:value-type="date">
            <text:p>07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15 mins</text:p>
          </table:table-cell>
          <table:table-cell table:style-name="ce28" office:value-type="string" calcext:value-type="string">
            <text:p>Walking: 25 mins</text:p>
          </table:table-cell>
          <table:table-cell/>
          <table:table-cell office:value-type="string" calcext:value-type="string">
            <text:p>State machine changes : thinking</text:p>
          </table:table-cell>
          <table:table-cell office:value-type="string" calcext:value-type="string">
            <text:p>State machine changes are done</text:p>
          </table:table-cell>
          <table:table-cell office:value-type="string" calcext:value-type="string">
            <text:p>discussion with Tanay and ganga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08" calcext:value-type="date">
            <text:p>08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15 mins</text:p>
          </table:table-cell>
          <table:table-cell table:style-name="ce28" office:value-type="string" calcext:value-type="string">
            <text:p>Running + Walking: 25 mins</text:p>
          </table:table-cell>
          <table:table-cell/>
          <table:table-cell office:value-type="string" calcext:value-type="string">
            <text:p>s3 access coding changes</text:p>
          </table:table-cell>
          <table:table-cell office:value-type="string" calcext:value-type="string">
            <text:p>vpc access permissions – testing</text:p>
          </table:table-cell>
          <table:table-cell office:value-type="string" calcext:value-type="string">
            <text:p>discussion with Tanay and ganga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09" calcext:value-type="date">
            <text:p>09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3-10" calcext:value-type="date">
            <text:p>10/03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/>5 <text:s/>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3-11" calcext:value-type="date">
            <text:p>11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Walking: 9 rounds</text:p>
          </table:table-cell>
          <table:table-cell/>
          <table:table-cell office:value-type="string" calcext:value-type="string">
            <text:p>Error handling in fetch-edge-blobs request</text:p>
          </table:table-cell>
          <table:table-cell office:value-type="string" calcext:value-type="string">
            <text:p>Code reviews</text:p>
          </table:table-cell>
          <table:table-cell office:value-type="string" calcext:value-type="string">
            <text:p>Code reviews : discussion with Tanay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12" calcext:value-type="date">
            <text:p>12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Running + Walking: 25 mins</text:p>
          </table:table-cell>
          <table:table-cell/>
          <table:table-cell office:value-type="string" calcext:value-type="string">
            <text:p>Fixed unit-tests</text:p>
          </table:table-cell>
          <table:table-cell office:value-type="string" calcext:value-type="string">
            <text:p>discussion with tanay</text:p>
          </table:table-cell>
          <table:table-cell office:value-type="string" calcext:value-type="string">
            <text:p>cleanup path coding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13" calcext:value-type="date">
            <text:p>13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Reading : 30 mins</text:p>
          </table:table-cell>
          <table:table-cell table:style-name="ce53" office:value-type="string" calcext:value-type="string">
            <text:p>Exercise: 30 mins</text:p>
          </table:table-cell>
          <table:table-cell/>
          <table:table-cell office:value-type="string" calcext:value-type="string">
            <text:p>Cleanup path handling; added Unit-tests; </text:p>
          </table:table-cell>
          <table:table-cell office:value-type="string" calcext:value-type="string">
            <text:p>Fixed functional tests</text:p>
          </table:table-cell>
          <table:table-cell office:value-type="string" calcext:value-type="string">
            <text:p>success path handling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14" calcext:value-type="date">
            <text:p>14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Exercise : 30 mins</text:p>
          </table:table-cell>
          <table:table-cell table:style-name="ce53" office:value-type="string" calcext:value-type="string">
            <text:p>Meditation: 20 mins</text:p>
          </table:table-cell>
          <table:table-cell/>
          <table:table-cell office:value-type="string" calcext:value-type="string">
            <text:p>Meeting; success path handling; addressed review comments</text:p>
          </table:table-cell>
          <table:table-cell office:value-type="string" calcext:value-type="string">
            <text:p>Fixed unit-tests</text:p>
          </table:table-cell>
          <table:table-cell office:value-type="string" calcext:value-type="string">
            <text:p>Reading Layers in AWS documentatio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15" calcext:value-type="date">
            <text:p>15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Exercise : 30 mins</text:p>
          </table:table-cell>
          <table:table-cell table:style-name="ce53" office:value-type="string" calcext:value-type="string">
            <text:p>Meditation: 20 mins</text:p>
          </table:table-cell>
          <table:table-cell/>
          <table:table-cell table:number-columns-repeated="2" office:value-type="string" calcext:value-type="string">
            <text:p>Reading AWS documentation</text:p>
          </table:table-cell>
          <table:table-cell office:value-type="string" calcext:value-type="string">
            <text:p>Adding Layers in serverless.yml – In progres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16" calcext:value-type="date">
            <text:p>16/03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3-17" calcext:value-type="date">
            <text:p>17/03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/>5 <text:s/>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3-18" calcext:value-type="date">
            <text:p>18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Exercise : 30 mins</text:p>
          </table:table-cell>
          <table:table-cell table:style-name="ce53" office:value-type="string" calcext:value-type="string">
            <text:p>Meditation: 20 mins</text:p>
          </table:table-cell>
          <table:table-cell/>
          <table:table-cell office:value-type="string" calcext:value-type="string">
            <text:p>Layers in poprun service experiment</text:p>
          </table:table-cell>
          <table:table-cell office:value-type="string" calcext:value-type="string">
            <text:p>Reading Concurreny Issues in databases</text:p>
          </table:table-cell>
          <table:table-cell office:value-type="string" calcext:value-type="string">
            <text:p>Concurreny Issues in poprun service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19" calcext:value-type="date">
            <text:p>19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Exercise : 30 mins</text:p>
          </table:table-cell>
          <table:table-cell table:style-name="ce53" office:value-type="string" calcext:value-type="string">
            <text:p>Meditation: 20 mins</text:p>
          </table:table-cell>
          <table:table-cell/>
          <table:table-cell office:value-type="string" calcext:value-type="string">
            <text:p>Reading Locking in mysql documentation</text:p>
          </table:table-cell>
          <table:table-cell office:value-type="string" calcext:value-type="string">
            <text:p>discussion with ganga</text:p>
          </table:table-cell>
          <table:table-cell office:value-type="string" calcext:value-type="string">
            <text:p>Reading Locking in mysql documentatio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20" calcext:value-type="date">
            <text:p>20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Exercise : 30 mins</text:p>
          </table:table-cell>
          <table:table-cell table:style-name="ce53" office:value-type="string" calcext:value-type="string">
            <text:p>Meditation: 20 mins</text:p>
          </table:table-cell>
          <table:table-cell/>
          <table:table-cell office:value-type="string" calcext:value-type="string">
            <text:p>Reading Locking in mysql documentation</text:p>
          </table:table-cell>
          <table:table-cell office:value-type="string" calcext:value-type="string">
            <text:p>experimentation with code</text:p>
          </table:table-cell>
          <table:table-cell office:value-type="string" calcext:value-type="string">
            <text:p>First part: code changes are done; discussion with ganga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21" calcext:value-type="date">
            <text:p>21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Exercise : 30 mins</text:p>
          </table:table-cell>
          <table:table-cell table:style-name="ce53" office:value-type="string" calcext:value-type="string">
            <text:p>Meditation: 20 mins</text:p>
          </table:table-cell>
          <table:table-cell/>
          <table:table-cell office:value-type="string" calcext:value-type="string">
            <text:p>Code Understanding of poprun service</text:p>
          </table:table-cell>
          <table:table-cell office:value-type="string" calcext:value-type="string">
            <text:p>Code review of describe job-id PR</text:p>
          </table:table-cell>
          <table:table-cell office:value-type="string" calcext:value-type="string">
            <text:p>discussion <text:s/>; Interns Feedback Meeting;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22" calcext:value-type="date">
            <text:p>22/03/19</text:p>
          </table:table-cell>
          <table:table-cell table:style-name="ce19" office:value-type="time" office:time-value="PT07H30M00S" calcext:value-type="time">
            <text:p>07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Meditation: 20 mins</text:p>
          </table:table-cell>
          <table:table-cell/>
          <table:table-cell table:number-columns-repeated="2" office:value-type="string" calcext:value-type="string">
            <text:p>algorithm for fixing concurrent issue</text:p>
          </table:table-cell>
          <table:table-cell office:value-type="string" calcext:value-type="string">
            <text:p>experimenting with sqlalchemy update; select querie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23" calcext:value-type="date">
            <text:p>23/03/19</text:p>
          </table:table-cell>
          <table:table-cell table:style-name="ce53" table:number-columns-repeated="2"/>
          <table:table-cell table:style-name="ce53" office:value-type="string" calcext:value-type="string">
            <text:p>Meditation: 20 mins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9-03-24" calcext:value-type="date">
            <text:p>24/03/19</text:p>
          </table:table-cell>
          <table:table-cell table:style-name="ce53" table:number-columns-repeated="2"/>
          <table:table-cell table:style-name="ce53" office:value-type="string" calcext:value-type="string">
            <text:p>Meditation: 20 mins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/>4 <text:s/>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3-25" calcext:value-type="date">
            <text:p>25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Exercise : 30 mins</text:p>
          </table:table-cell>
          <table:table-cell table:style-name="ce53" office:value-type="string" calcext:value-type="string">
            <text:p>Meditation: 20 mins</text:p>
          </table:table-cell>
          <table:table-cell/>
          <table:table-cell office:value-type="string" calcext:value-type="string">
            <text:p>sqlalchemy’s code understanding</text:p>
          </table:table-cell>
          <table:table-cell table:number-columns-repeated="2" office:value-type="string" calcext:value-type="string">
            <text:p>Coding : Fixing concurrency issue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26" calcext:value-type="date">
            <text:p>26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5 <text:s/>Minutes journal; Exercise : 30 mins</text:p>
          </table:table-cell>
          <table:table-cell table:style-name="ce53"/>
          <table:table-cell/>
          <table:table-cell table:number-columns-repeated="3" office:value-type="string" calcext:value-type="string">
            <text:p>Coding : Fixing concurrency issue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27" calcext:value-type="date">
            <text:p>27/03/19</text:p>
          </table:table-cell>
          <table:table-cell table:style-name="ce19" office:value-type="time" office:time-value="PT05H30M00S" calcext:value-type="time">
            <text:p>05:30:00</text:p>
          </table:table-cell>
          <table:table-cell table:style-name="ce53" office:value-type="string" calcext:value-type="string">
            <text:p>5 <text:s/>Minutes journal</text:p>
          </table:table-cell>
          <table:table-cell table:style-name="ce53" office:value-type="string" calcext:value-type="string">
            <text:p>Meditation: 20 mins</text:p>
          </table:table-cell>
          <table:table-cell/>
          <table:table-cell office:value-type="string" calcext:value-type="string">
            <text:p>concurrency bug fix</text:p>
          </table:table-cell>
          <table:table-cell office:value-type="string" calcext:value-type="string">
            <text:p>Discussion meeting with Tanay, ganga</text:p>
          </table:table-cell>
          <table:table-cell office:value-type="string" calcext:value-type="string">
            <text:p>Reading about wasabi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28" calcext:value-type="date">
            <text:p>28/03/19</text:p>
          </table:table-cell>
          <table:table-cell table:style-name="ce19" office:value-type="time" office:time-value="PT09H30M00S" calcext:value-type="time">
            <text:p>09:30:00</text:p>
          </table:table-cell>
          <table:table-cell table:number-columns-repeated="2" table:style-name="ce53" office:value-type="string" calcext:value-type="string">
            <text:p>---</text:p>
          </table:table-cell>
          <table:table-cell/>
          <table:table-cell office:value-type="string" calcext:value-type="string">
            <text:p>Weekly meeting; update blob location API Implementation</text:p>
          </table:table-cell>
          <table:table-cell office:value-type="string" calcext:value-type="string">
            <text:p>update blob location API Implementation; unit-tests</text:p>
          </table:table-cell>
          <table:table-cell office:value-type="string" calcext:value-type="string">
            <text:p>Functional tests are added; Raised pull request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29" calcext:value-type="date">
            <text:p>29/03/19</text:p>
          </table:table-cell>
          <table:table-cell table:style-name="ce19" office:value-type="time" office:time-value="PT08H00M00S" calcext:value-type="time">
            <text:p>08:00:00</text:p>
          </table:table-cell>
          <table:table-cell table:number-columns-repeated="2" table:style-name="ce53" office:value-type="string" calcext:value-type="string">
            <text:p>---</text:p>
          </table:table-cell>
          <table:table-cell/>
          <table:table-cell office:value-type="string" calcext:value-type="string">
            <text:p>Reading SQL vs NoSQL</text:p>
          </table:table-cell>
          <table:table-cell table:number-columns-repeated="2" office:value-type="string" calcext:value-type="string">
            <text:p>Reading Amazon DynamoDB documentatio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3-30" calcext:value-type="date">
            <text:p>30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3-31" calcext:value-type="date">
            <text:p>31/03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/>4 <text:s/>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4-01" calcext:value-type="date">
            <text:p>01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Walking : 45 mins</text:p>
          </table:table-cell>
          <table:table-cell table:style-name="ce53" office:value-type="string" calcext:value-type="string">
            <text:p>---</text:p>
          </table:table-cell>
          <table:table-cell/>
          <table:table-cell office:value-type="string" calcext:value-type="string">
            <text:p>Addressing review comments; Reading DynamoDB</text:p>
          </table:table-cell>
          <table:table-cell table:number-columns-repeated="2" office:value-type="string" calcext:value-type="string">
            <text:p>jenkins jobs shellscripts for popru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02" calcext:value-type="date">
            <text:p>02/04/19</text:p>
          </table:table-cell>
          <table:table-cell table:style-name="ce19" office:value-type="time" office:time-value="PT05H45M00S" calcext:value-type="time">
            <text:p>05:45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---</text:p>
          </table:table-cell>
          <table:table-cell/>
          <table:table-cell office:value-type="string" calcext:value-type="string">
            <text:p>Shell script to run tests on jenkins</text:p>
          </table:table-cell>
          <table:table-cell table:number-columns-repeated="2" office:value-type="string" calcext:value-type="string">
            <text:p>Fixing shell script to run unit-tests on jenkin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03" calcext:value-type="date">
            <text:p>03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Walking : 30 mins</text:p>
          </table:table-cell>
          <table:table-cell table:style-name="ce53"/>
          <table:table-cell/>
          <table:table-cell office:value-type="string" calcext:value-type="string">
            <text:p>Reading design document about concurrent issues</text:p>
          </table:table-cell>
          <table:table-cell table:number-columns-repeated="2" office:value-type="string" calcext:value-type="string">
            <text:p>Fixing shell script to run unit-tests on jenkin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04" calcext:value-type="date">
            <text:p>04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Walking : 30 mins</text:p>
          </table:table-cell>
          <table:table-cell table:style-name="ce53"/>
          <table:table-cell/>
          <table:table-cell office:value-type="string" calcext:value-type="string">
            <text:p>Meeting; Fixing shell script to run jenkin jobs</text:p>
          </table:table-cell>
          <table:table-cell table:number-columns-repeated="2" office:value-type="string" calcext:value-type="string">
            <text:p>Fixing shell script to run jenkin job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05" calcext:value-type="date">
            <text:p>05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4-06" calcext:value-type="date">
            <text:p>06/04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4-07" calcext:value-type="date">
            <text:p>07/04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4 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4-08" calcext:value-type="date">
            <text:p>08/04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4-09" calcext:value-type="date">
            <text:p>09/04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6" office:value-type="date" office:date-value="2019-04-10" calcext:value-type="date">
            <text:p>10/04/19</text:p>
          </table:table-cell>
          <table:table-cell table:style-name="ce19" office:value-type="time" office:time-value="PT05H10M00S" calcext:value-type="time">
            <text:p>05:10:00</text:p>
          </table:table-cell>
          <table:table-cell table:style-name="ce53" office:value-type="string" calcext:value-type="string">
            <text:p>--</text:p>
          </table:table-cell>
          <table:table-cell table:style-name="ce53" office:value-type="string" calcext:value-type="string">
            <text:p>Meditation: 9 mins</text:p>
          </table:table-cell>
          <table:table-cell/>
          <table:table-cell office:value-type="string" calcext:value-type="string">
            <text:p>Fixing jenkins work : sls deploy &amp; remove issues</text:p>
          </table:table-cell>
          <table:table-cell office:value-type="string" calcext:value-type="string">
            <text:p>Reading dynamodb; queries generated</text:p>
          </table:table-cell>
          <table:table-cell office:value-type="string" calcext:value-type="string">
            <text:p>Fixing jenkins work : sls deploy &amp; remove issues; Meeting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11" calcext:value-type="date">
            <text:p>11/04/19</text:p>
          </table:table-cell>
          <table:table-cell table:style-name="ce19" office:value-type="time" office:time-value="PT05H20M00S" calcext:value-type="time">
            <text:p>05:20:00</text:p>
          </table:table-cell>
          <table:table-cell table:style-name="ce53" table:number-columns-repeated="2"/>
          <table:table-cell/>
          <table:table-cell office:value-type="string" calcext:value-type="string">
            <text:p>Meeting; Reading Versioning in S3</text:p>
          </table:table-cell>
          <table:table-cell office:value-type="string" calcext:value-type="string">
            <text:p>Batch API’s in AWS S3</text:p>
          </table:table-cell>
          <table:table-cell office:value-type="string" calcext:value-type="string">
            <text:p>discussion with Tanay and ganga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12" calcext:value-type="date">
            <text:p>12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</text:p>
          </table:table-cell>
          <table:table-cell table:style-name="ce53"/>
          <table:table-cell/>
          <table:table-cell office:value-type="string" calcext:value-type="string">
            <text:p>Locking API’s Implmentation</text:p>
          </table:table-cell>
          <table:table-cell office:value-type="string" calcext:value-type="string">
            <text:p>Locking API’s Implmentation and Unit-testing</text:p>
          </table:table-cell>
          <table:table-cell office:value-type="string" calcext:value-type="string">
            <text:p>Reading AWS S3 guide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13" calcext:value-type="date">
            <text:p>13/04/19</text:p>
          </table:table-cell>
          <table:table-cell table:style-name="ce19" office:value-type="time" office:time-value="PT05H00M00S" calcext:value-type="time">
            <text:p>05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4-14" calcext:value-type="date">
            <text:p>14/04/19</text:p>
          </table:table-cell>
          <table:table-cell table:style-name="ce19" office:value-type="time" office:time-value="PT04H00M00S" calcext:value-type="time">
            <text:p>04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2 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4-15" calcext:value-type="date">
            <text:p>15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/>
          <table:table-cell table:style-name="ce53" office:value-type="string" calcext:value-type="string">
            <text:p>Meditation: 5 mins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9-04-16" calcext:value-type="date">
            <text:p>16/04/19</text:p>
          </table:table-cell>
          <table:table-cell table:style-name="ce19" office:value-type="time" office:time-value="PT05H00M00S" calcext:value-type="time">
            <text:p>05:00:00</text:p>
          </table:table-cell>
          <table:table-cell table:style-name="ce53"/>
          <table:table-cell table:style-name="ce53" office:value-type="string" calcext:value-type="string">
            <text:p>Meditation: 5 mins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9-04-17" calcext:value-type="date">
            <text:p>17/04/19</text:p>
          </table:table-cell>
          <table:table-cell table:style-name="ce19" office:value-type="time" office:time-value="PT05H00M00S" calcext:value-type="time">
            <text:p>05:00:00</text:p>
          </table:table-cell>
          <table:table-cell table:style-name="ce53"/>
          <table:table-cell table:style-name="ce53" office:value-type="string" calcext:value-type="string">
            <text:p>Meditation: 5 mins</text:p>
          </table:table-cell>
          <table:table-cell/>
          <table:table-cell table:number-columns-repeated="3" office:value-type="string" calcext:value-type="string">
            <text:p>Reading AWS S3 documentatio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18" calcext:value-type="date">
            <text:p>18/04/19</text:p>
          </table:table-cell>
          <table:table-cell table:style-name="ce19" office:value-type="time" office:time-value="PT05H45M00S" calcext:value-type="time">
            <text:p>05:45:00</text:p>
          </table:table-cell>
          <table:table-cell table:style-name="ce53" table:number-columns-repeated="2"/>
          <table:table-cell/>
          <table:table-cell office:value-type="string" calcext:value-type="string">
            <text:p>closed refcount update user story</text:p>
          </table:table-cell>
          <table:table-cell office:value-type="string" calcext:value-type="string">
            <text:p>Updated AddBlobs API</text:p>
          </table:table-cell>
          <table:table-cell office:value-type="string" calcext:value-type="string">
            <text:p>Closed Locking API user story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19" calcext:value-type="date">
            <text:p>19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/>
          <table:table-cell table:style-name="ce53" office:value-type="string" calcext:value-type="string">
            <text:p>Meditation: 5 mins</text:p>
          </table:table-cell>
          <table:table-cell/>
          <table:table-cell office:value-type="string" calcext:value-type="string">
            <text:p>Reading S3 documentation</text:p>
          </table:table-cell>
          <table:table-cell/>
          <table:table-cell office:value-type="string" calcext:value-type="string">
            <text:p>Design discussion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20" calcext:value-type="date">
            <text:p>20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4-21" calcext:value-type="date">
            <text:p>21/04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3 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4-22" calcext:value-type="date">
            <text:p>22/04/19</text:p>
          </table:table-cell>
          <table:table-cell table:style-name="ce19" office:value-type="time" office:time-value="PT07H15M00S" calcext:value-type="time">
            <text:p>07:15:00</text:p>
          </table:table-cell>
          <table:table-cell table:style-name="ce53" table:number-columns-repeated="2"/>
          <table:table-cell table:number-columns-repeated="2"/>
          <table:table-cell office:value-type="string" calcext:value-type="string">
            <text:p>Closed 1 user story;</text:p>
          </table:table-cell>
          <table:table-cell office:value-type="string" calcext:value-type="string">
            <text:p>Experimenting with s3 copy operations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23" calcext:value-type="date">
            <text:p>23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4-24" calcext:value-type="date">
            <text:p>24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/>
          <table:table-cell table:style-name="ce53" office:value-type="string" calcext:value-type="string">
            <text:p>Meditation: 5 mins</text:p>
          </table:table-cell>
          <table:table-cell/>
          <table:table-cell table:number-columns-repeated="3" office:value-type="string" calcext:value-type="string">
            <text:p>S3 Copy API performance in AWS Lambda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25" calcext:value-type="date">
            <text:p>25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4-26" calcext:value-type="date">
            <text:p>26/04/19</text:p>
          </table:table-cell>
          <table:table-cell table:style-name="ce19" office:value-type="time" office:time-value="PT07H15M00S" calcext:value-type="time">
            <text:p>07:15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4-27" calcext:value-type="date">
            <text:p>27/04/19</text:p>
          </table:table-cell>
          <table:table-cell table:style-name="ce53" table:number-columns-repeated="3"/>
          <table:table-cell/>
          <table:table-cell office:value-type="string" calcext:value-type="string">
            <text:p>S3 Copy Lambda Implementation started</text:p>
          </table:table-cell>
          <table:table-cell table:number-columns-repeated="2" office:value-type="string" calcext:value-type="string">
            <text:p>S3 Copy Lambda Implementation 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4-28" calcext:value-type="date">
            <text:p>28/04/19</text:p>
          </table:table-cell>
          <table:table-cell table:style-name="ce53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3 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4-29" calcext:value-type="date">
            <text:p>29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4-30" calcext:value-type="date">
            <text:p>30/04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5-01" calcext:value-type="date">
            <text:p>01/05/19</text:p>
          </table:table-cell>
          <table:table-cell table:style-name="ce19" office:value-type="time" office:time-value="PT08H00M00S" calcext:value-type="time">
            <text:p>08:00:00</text:p>
          </table:table-cell>
          <table:table-cell table:style-name="ce53" table:number-columns-repeated="2"/>
          <table:table-cell/>
          <table:table-cell table:number-columns-repeated="2" office:value-type="string" calcext:value-type="string">
            <text:p>Finished s3 copy Lambda implementation and testi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6" office:value-type="date" office:date-value="2019-05-02" calcext:value-type="date">
            <text:p>02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5-03" calcext:value-type="date">
            <text:p>03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5-04" calcext:value-type="date">
            <text:p>04/05/19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6" office:value-type="date" office:date-value="2019-05-05" calcext:value-type="date">
            <text:p>05/05/19</text:p>
          </table:table-cell>
          <table:table-cell table:style-name="ce19" office:value-type="time" office:time-value="PT07H00M00S" calcext:value-type="time">
            <text:p>07:00:00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5 days wake up at 4:30 am</text:p>
          </table:table-cell>
          <table:covered-table-cell table:number-columns-repeated="3" table:style-name="ce53"/>
          <table:covered-table-cell table:number-columns-repeated="3"/>
          <table:table-cell table:number-columns-repeated="1017"/>
        </table:table-row>
        <table:table-row table:style-name="ro1">
          <table:table-cell table:style-name="ce16" office:value-type="date" office:date-value="2019-05-06" calcext:value-type="date">
            <text:p>06/05/19</text:p>
          </table:table-cell>
          <table:table-cell table:style-name="ce19" office:value-type="time" office:time-value="PT06H00M00S" calcext:value-type="time">
            <text:p>06:0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/>
          <table:table-cell/>
          <table:table-cell office:value-type="string" calcext:value-type="string">
            <text:p>Integration of copy Lambda into state-machine</text:p>
          </table:table-cell>
          <table:table-cell office:value-type="string" calcext:value-type="string">
            <text:p>closed the user story; started working on edge path</text:p>
          </table:table-cell>
          <table:table-cell office:value-type="string" calcext:value-type="string">
            <text:p>having a plan for work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5-07" calcext:value-type="date">
            <text:p>07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5-08" calcext:value-type="date">
            <text:p>08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5-09" calcext:value-type="date">
            <text:p>09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5-10" calcext:value-type="date">
            <text:p>10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5-11" calcext:value-type="date">
            <text:p>11/05/19</text:p>
          </table:table-cell>
          <table:table-cell table:style-name="ce53"/>
          <table:table-cell table:style-name="ce53" office:value-type="string" calcext:value-type="string">
            <text:p>Reading : 20 mins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5-12" calcext:value-type="date">
            <text:p>12/05/19</text:p>
          </table:table-cell>
          <table:table-cell table:style-name="ce53"/>
          <table:table-cell table:style-name="ce53" office:value-type="string" calcext:value-type="string">
            <text:p>Reading : 20 mins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5-13" calcext:value-type="date">
            <text:p>13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5-14" calcext:value-type="date">
            <text:p>14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/>
          <table:table-cell/>
          <table:table-cell office:value-type="string" calcext:value-type="string">
            <text:p>simulator for edge fetch blobs</text:p>
          </table:table-cell>
          <table:table-cell table:number-columns-repeated="2" office:value-type="string" calcext:value-type="string">
            <text:p>Testing edgefetch using simulator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5-15" calcext:value-type="date">
            <text:p>15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5-16" calcext:value-type="date">
            <text:p>16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16" office:value-type="date" office:date-value="2019-05-17" calcext:value-type="date">
            <text:p>17/05/19</text:p>
          </table:table-cell>
          <table:table-cell table:style-name="ce19" office:value-type="time" office:time-value="PT06H30M00S" calcext:value-type="time">
            <text:p>06:30:00</text:p>
          </table:table-cell>
          <table:table-cell table:style-name="ce53" office:value-type="string" calcext:value-type="string">
            <text:p>Reading : 20 mins</text:p>
          </table:table-cell>
          <table:table-cell table:number-columns-repeated="2"/>
          <table:table-cell office:value-type="string" calcext:value-type="string">
            <text:p>Hacker Rank : Java practice</text:p>
          </table:table-cell>
          <table:table-cell office:value-type="string" calcext:value-type="string">
            <text:p>New DB API</text:p>
          </table:table-cell>
          <table:table-cell office:value-type="string" calcext:value-type="string">
            <text:p>Code Review of Tanay Patch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5-18" calcext:value-type="date">
            <text:p>18/05/19</text:p>
          </table:table-cell>
          <table:table-cell/>
          <table:table-cell table:style-name="ce53" office:value-type="string" calcext:value-type="string">
            <text:p>Reading : 20 mins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19-05-19" calcext:value-type="date">
            <text:p>19/05/19</text:p>
          </table:table-cell>
          <table:table-cell/>
          <table:table-cell table:style-name="ce53" office:value-type="string" calcext:value-type="string">
            <text:p>Reading : 20 min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2"/>4 days wake up at 4:30 am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date" office:date-value="2019-05-20" calcext:value-type="date">
            <text:p>20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3" office:value-type="string" calcext:value-type="string">
            <text:p>Reading : 20 mins</text:p>
          </table:table-cell>
          <table:table-cell office:value-type="string" calcext:value-type="string">
            <text:p>25 mins Walking</text:p>
          </table:table-cell>
          <table:table-cell/>
          <table:table-cell table:number-columns-repeated="3" office:value-type="string" calcext:value-type="string">
            <text:p>end to end test-cases development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5-21" calcext:value-type="date">
            <text:p>21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8" office:value-type="string" calcext:value-type="string">
            <text:p>45 mins Walking</text:p>
          </table:table-cell>
          <table:table-cell office:value-type="string" calcext:value-type="string">
            <text:p>10 mins : <text:s/>Meditation</text:p>
          </table:table-cell>
          <table:table-cell/>
          <table:table-cell table:number-columns-repeated="3" office:value-type="string" calcext:value-type="string">
            <text:p>end to end test-cases development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5-22" calcext:value-type="date">
            <text:p>22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8" office:value-type="string" calcext:value-type="string">
            <text:p>45 mins Walking</text:p>
          </table:table-cell>
          <table:table-cell office:value-type="string" calcext:value-type="string">
            <text:p>10 mins : <text:s/>Meditation</text:p>
          </table:table-cell>
          <table:table-cell/>
          <table:table-cell table:number-columns-repeated="3" office:value-type="string" calcext:value-type="string">
            <text:p>end to end test-cases development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5-23" calcext:value-type="date">
            <text:p>23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8" office:value-type="string" calcext:value-type="string">
            <text:p>45 mins Walking</text:p>
          </table:table-cell>
          <table:table-cell office:value-type="string" calcext:value-type="string">
            <text:p>10 mins : <text:s/>Meditation</text:p>
          </table:table-cell>
          <table:table-cell/>
          <table:table-cell table:number-columns-repeated="3" office:value-type="string" calcext:value-type="string">
            <text:p>end to end test-cases development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5-24" calcext:value-type="date">
            <text:p>24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8" office:value-type="string" calcext:value-type="string">
            <text:p>45 mins Walking</text:p>
          </table:table-cell>
          <table:table-cell office:value-type="string" calcext:value-type="string">
            <text:p>10 mins : <text:s/>Meditation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9-05-25" calcext:value-type="date">
            <text:p>25/05/19</text:p>
          </table:table-cell>
          <table:table-cell table:style-name="ce56" office:value-type="time" office:time-value="PT08H00M00S" calcext:value-type="time">
            <text:p>08:00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5-26" calcext:value-type="date">
            <text:p>26/05/19</text:p>
          </table:table-cell>
          <table:table-cell table:style-name="ce57" office:value-type="time" office:time-value="PT08H00M00S" calcext:value-type="time">
            <text:p>08:00:00</text:p>
          </table:table-cell>
          <table:table-cell/>
          <table:table-cell office:value-type="string" calcext:value-type="string">
            <text:p>10 mins : <text:s/>Meditation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3"/>5 days wake up at 4:30 am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date" office:date-value="2019-05-27" calcext:value-type="date">
            <text:p>27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8" office:value-type="string" calcext:value-type="string">
            <text:p>45 mins Walking</text:p>
          </table:table-cell>
          <table:table-cell office:value-type="string" calcext:value-type="string">
            <text:p>10 mins : <text:s/>Meditation</text:p>
          </table:table-cell>
          <table:table-cell/>
          <table:table-cell office:value-type="string" calcext:value-type="string">
            <text:p>Meetings with vijay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9-05-28" calcext:value-type="date">
            <text:p>28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8" office:value-type="string" calcext:value-type="string">
            <text:p>45 mins Walking</text:p>
          </table:table-cell>
          <table:table-cell office:value-type="string" calcext:value-type="string">
            <text:p>10 mins : <text:s/>Meditation</text:p>
          </table:table-cell>
          <table:table-cell/>
          <table:table-cell office:value-type="string" calcext:value-type="string">
            <text:p>Team Lunch; Meetings with vijay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9-05-29" calcext:value-type="date">
            <text:p>29/05/19</text:p>
          </table:table-cell>
          <table:table-cell table:style-name="ce19" office:value-type="time" office:time-value="PT04H30M00S" calcext:value-type="time">
            <text:p>04:30:00</text:p>
          </table:table-cell>
          <table:table-cell table:style-name="ce58" office:value-type="string" calcext:value-type="string">
            <text:p>45 mins Walking</text:p>
          </table:table-cell>
          <table:table-cell office:value-type="string" calcext:value-type="string">
            <text:p>10 mins : <text:s/>Meditation</text:p>
          </table:table-cell>
          <table:table-cell/>
          <table:table-cell office:value-type="string" calcext:value-type="string">
            <text:p>Fixing Edge path Failures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9-05-30" calcext:value-type="date">
            <text:p>30/05/19</text:p>
          </table:table-cell>
          <table:table-cell table:style-name="ce19" office:value-type="time" office:time-value="PT28H30M00S" calcext:value-type="time">
            <text:p>04:30:00</text:p>
          </table:table-cell>
          <table:table-cell table:style-name="ce58" office:value-type="string" calcext:value-type="string">
            <text:p>45 mins Walking</text:p>
          </table:table-cell>
          <table:table-cell office:value-type="string" calcext:value-type="string">
            <text:p>10 mins : <text:s/>Meditation</text:p>
          </table:table-cell>
          <table:table-cell/>
          <table:table-cell office:value-type="string" calcext:value-type="string">
            <text:p>Reading mysql documentation</text:p>
          </table:table-cell>
          <table:table-cell office:value-type="string" calcext:value-type="string">
            <text:p>retry library in pytho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19-05-31" calcext:value-type="date">
            <text:p>31/05/19</text:p>
          </table:table-cell>
          <table:table-cell table:style-name="ce19" office:value-type="time" office:time-value="PT52H30M00S" calcext:value-type="time">
            <text:p>04:30:00</text:p>
          </table:table-cell>
          <table:table-cell table:style-name="ce58" office:value-type="string" calcext:value-type="string">
            <text:p>45 mins Walking</text:p>
          </table:table-cell>
          <table:table-cell office:value-type="string" calcext:value-type="string">
            <text:p>10 mins : <text:s/>Meditation</text:p>
          </table:table-cell>
          <table:table-cell office:value-type="string" calcext:value-type="string">
            <text:p><text:s text:c="9"/>--</text:p>
          </table:table-cell>
          <table:table-cell table:number-columns-repeated="3" office:value-type="string" calcext:value-type="string">
            <text:p>Monastic day : Reading TAOCP volume – 1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9-06-01" calcext:value-type="date">
            <text:p>01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02" calcext:value-type="date">
            <text:p>02/06/19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4"/>days wake up at 4:30 am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date" office:date-value="2019-06-03" calcext:value-type="date">
            <text:p>03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04" calcext:value-type="date">
            <text:p>04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05" calcext:value-type="date">
            <text:p>05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06" calcext:value-type="date">
            <text:p>06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07" calcext:value-type="date">
            <text:p>07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08" calcext:value-type="date">
            <text:p>08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09" calcext:value-type="date">
            <text:p>09/06/19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4"/>days wake up at 4:30 am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date" office:date-value="2019-06-10" calcext:value-type="date">
            <text:p>10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11" calcext:value-type="date">
            <text:p>11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12" calcext:value-type="date">
            <text:p>12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13" calcext:value-type="date">
            <text:p>13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14" calcext:value-type="date">
            <text:p>14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15" calcext:value-type="date">
            <text:p>15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16" calcext:value-type="date">
            <text:p>16/06/19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4"/>days wake up at 4:30 am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date" office:date-value="2019-06-17" calcext:value-type="date">
            <text:p>17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18" calcext:value-type="date">
            <text:p>18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19" calcext:value-type="date">
            <text:p>19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20" calcext:value-type="date">
            <text:p>20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21" calcext:value-type="date">
            <text:p>21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22" calcext:value-type="date">
            <text:p>22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23" calcext:value-type="date">
            <text:p>23/06/19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4"/>days wake up at 4:30 am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date" office:date-value="2019-06-24" calcext:value-type="date">
            <text:p>24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25" calcext:value-type="date">
            <text:p>25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26" calcext:value-type="date">
            <text:p>26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27" calcext:value-type="date">
            <text:p>27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28" calcext:value-type="date">
            <text:p>28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29" calcext:value-type="date">
            <text:p>29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6-30" calcext:value-type="date">
            <text:p>30/06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01" calcext:value-type="date">
            <text:p>01/07/19</text:p>
          </table:table-cell>
          <table:table-cell table:style-name="ce57" office:value-type="time" office:time-value="PT04H30M00S" calcext:value-type="time">
            <text:p>04:30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02" calcext:value-type="date">
            <text:p>02/07/19</text:p>
          </table:table-cell>
          <table:table-cell table:style-name="ce57" office:value-type="time" office:time-value="PT04H30M00S" calcext:value-type="time">
            <text:p>04:30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03" calcext:value-type="date">
            <text:p>03/07/19</text:p>
          </table:table-cell>
          <table:table-cell table:style-name="ce57" office:value-type="time" office:time-value="PT04H30M00S" calcext:value-type="time">
            <text:p>04:30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04" calcext:value-type="date">
            <text:p>04/07/19</text:p>
          </table:table-cell>
          <table:table-cell table:style-name="ce57" office:value-type="time" office:time-value="PT05H45M00S" calcext:value-type="time">
            <text:p>05:45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05" calcext:value-type="date">
            <text:p>05/07/19</text:p>
          </table:table-cell>
          <table:table-cell table:style-name="ce57" office:value-type="time" office:time-value="PT04H30M00S" calcext:value-type="time">
            <text:p>04:30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06" calcext:value-type="date">
            <text:p>06/07/19</text:p>
          </table:table-cell>
          <table:table-cell table:style-name="ce57" office:value-type="time" office:time-value="PT08H30M00S" calcext:value-type="time">
            <text:p>08:30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07" calcext:value-type="date">
            <text:p>07/07/19</text:p>
          </table:table-cell>
          <table:table-cell table:style-name="ce57" office:value-type="time" office:time-value="PT08H00M00S" calcext:value-type="time">
            <text:p>08:00:00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4"/>days wake up at 4:30 am</text:p>
          </table:table-cell>
          <table:covered-table-cell table:style-name="ce57"/>
          <table:covered-table-cell table:number-columns-repeated="5"/>
          <table:table-cell table:number-columns-repeated="1017"/>
        </table:table-row>
        <table:table-row table:style-name="ro1">
          <table:table-cell table:style-name="ce16" office:value-type="date" office:date-value="2019-07-08" calcext:value-type="date">
            <text:p>08/07/19</text:p>
          </table:table-cell>
          <table:table-cell table:style-name="ce57" office:value-type="time" office:time-value="PT05H15M00S" calcext:value-type="time">
            <text:p>05:15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09" calcext:value-type="date">
            <text:p>09/07/19</text:p>
          </table:table-cell>
          <table:table-cell table:style-name="ce57" office:value-type="time" office:time-value="PT04H30M00S" calcext:value-type="time">
            <text:p>04:30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10" calcext:value-type="date">
            <text:p>10/07/19</text:p>
          </table:table-cell>
          <table:table-cell table:style-name="ce57" office:value-type="time" office:time-value="PT04H30M00S" calcext:value-type="time">
            <text:p>04:30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11" calcext:value-type="date">
            <text:p>11/07/19</text:p>
          </table:table-cell>
          <table:table-cell table:style-name="ce57" office:value-type="time" office:time-value="PT04H30M00S" calcext:value-type="time">
            <text:p>04:30:00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19-07-12" calcext:value-type="date">
            <text:p>12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13" calcext:value-type="date">
            <text:p>13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14" calcext:value-type="date">
            <text:p>14/07/19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7" table:number-rows-spanned="1">
            <text:p>Weekly Output : <text:s text:c="4"/>days wake up at 4:30 am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date" office:date-value="2019-07-15" calcext:value-type="date">
            <text:p>15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16" calcext:value-type="date">
            <text:p>16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17" calcext:value-type="date">
            <text:p>17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18" calcext:value-type="date">
            <text:p>18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19" calcext:value-type="date">
            <text:p>19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0" calcext:value-type="date">
            <text:p>20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1" calcext:value-type="date">
            <text:p>21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2" calcext:value-type="date">
            <text:p>22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3" calcext:value-type="date">
            <text:p>23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4" calcext:value-type="date">
            <text:p>24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5" calcext:value-type="date">
            <text:p>25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6" calcext:value-type="date">
            <text:p>26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7" calcext:value-type="date">
            <text:p>27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8" calcext:value-type="date">
            <text:p>28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29" calcext:value-type="date">
            <text:p>29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30" calcext:value-type="date">
            <text:p>30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7-31" calcext:value-type="date">
            <text:p>31/07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01" calcext:value-type="date">
            <text:p>01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02" calcext:value-type="date">
            <text:p>02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03" calcext:value-type="date">
            <text:p>03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04" calcext:value-type="date">
            <text:p>04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05" calcext:value-type="date">
            <text:p>05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06" calcext:value-type="date">
            <text:p>06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07" calcext:value-type="date">
            <text:p>07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08" calcext:value-type="date">
            <text:p>08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09" calcext:value-type="date">
            <text:p>09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0" calcext:value-type="date">
            <text:p>10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1" calcext:value-type="date">
            <text:p>11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2" calcext:value-type="date">
            <text:p>12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3" calcext:value-type="date">
            <text:p>13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4" calcext:value-type="date">
            <text:p>14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5" calcext:value-type="date">
            <text:p>15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6" calcext:value-type="date">
            <text:p>16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7" calcext:value-type="date">
            <text:p>17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8" calcext:value-type="date">
            <text:p>18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19" calcext:value-type="date">
            <text:p>19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0" calcext:value-type="date">
            <text:p>20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1" calcext:value-type="date">
            <text:p>21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2" calcext:value-type="date">
            <text:p>22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3" calcext:value-type="date">
            <text:p>23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4" calcext:value-type="date">
            <text:p>24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5" calcext:value-type="date">
            <text:p>25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6" calcext:value-type="date">
            <text:p>26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7" calcext:value-type="date">
            <text:p>27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8" calcext:value-type="date">
            <text:p>28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29" calcext:value-type="date">
            <text:p>29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30" calcext:value-type="date">
            <text:p>30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8-31" calcext:value-type="date">
            <text:p>31/08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01" calcext:value-type="date">
            <text:p>01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02" calcext:value-type="date">
            <text:p>02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03" calcext:value-type="date">
            <text:p>03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04" calcext:value-type="date">
            <text:p>04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05" calcext:value-type="date">
            <text:p>05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06" calcext:value-type="date">
            <text:p>06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07" calcext:value-type="date">
            <text:p>07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08" calcext:value-type="date">
            <text:p>08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09" calcext:value-type="date">
            <text:p>09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0" calcext:value-type="date">
            <text:p>10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1" calcext:value-type="date">
            <text:p>11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2" calcext:value-type="date">
            <text:p>12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3" calcext:value-type="date">
            <text:p>13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4" calcext:value-type="date">
            <text:p>14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5" calcext:value-type="date">
            <text:p>15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6" calcext:value-type="date">
            <text:p>16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7" calcext:value-type="date">
            <text:p>17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8" calcext:value-type="date">
            <text:p>18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19" calcext:value-type="date">
            <text:p>19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0" calcext:value-type="date">
            <text:p>20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1" calcext:value-type="date">
            <text:p>21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2" calcext:value-type="date">
            <text:p>22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3" calcext:value-type="date">
            <text:p>23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4" calcext:value-type="date">
            <text:p>24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5" calcext:value-type="date">
            <text:p>25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6" calcext:value-type="date">
            <text:p>26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7" calcext:value-type="date">
            <text:p>27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8" calcext:value-type="date">
            <text:p>28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29" calcext:value-type="date">
            <text:p>29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09-30" calcext:value-type="date">
            <text:p>30/09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01" calcext:value-type="date">
            <text:p>01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02" calcext:value-type="date">
            <text:p>02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03" calcext:value-type="date">
            <text:p>03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04" calcext:value-type="date">
            <text:p>04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05" calcext:value-type="date">
            <text:p>05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06" calcext:value-type="date">
            <text:p>06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07" calcext:value-type="date">
            <text:p>07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08" calcext:value-type="date">
            <text:p>08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09" calcext:value-type="date">
            <text:p>09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0" calcext:value-type="date">
            <text:p>10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1" calcext:value-type="date">
            <text:p>11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2" calcext:value-type="date">
            <text:p>12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3" calcext:value-type="date">
            <text:p>13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4" calcext:value-type="date">
            <text:p>14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5" calcext:value-type="date">
            <text:p>15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6" calcext:value-type="date">
            <text:p>16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7" calcext:value-type="date">
            <text:p>17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8" calcext:value-type="date">
            <text:p>18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19" calcext:value-type="date">
            <text:p>19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0" calcext:value-type="date">
            <text:p>20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1" calcext:value-type="date">
            <text:p>21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2" calcext:value-type="date">
            <text:p>22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3" calcext:value-type="date">
            <text:p>23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4" calcext:value-type="date">
            <text:p>24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5" calcext:value-type="date">
            <text:p>25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6" calcext:value-type="date">
            <text:p>26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7" calcext:value-type="date">
            <text:p>27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8" calcext:value-type="date">
            <text:p>28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29" calcext:value-type="date">
            <text:p>29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30" calcext:value-type="date">
            <text:p>30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0-31" calcext:value-type="date">
            <text:p>31/10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01" calcext:value-type="date">
            <text:p>01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02" calcext:value-type="date">
            <text:p>02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03" calcext:value-type="date">
            <text:p>03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04" calcext:value-type="date">
            <text:p>04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05" calcext:value-type="date">
            <text:p>05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06" calcext:value-type="date">
            <text:p>06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07" calcext:value-type="date">
            <text:p>07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08" calcext:value-type="date">
            <text:p>08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09" calcext:value-type="date">
            <text:p>09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0" calcext:value-type="date">
            <text:p>10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1" calcext:value-type="date">
            <text:p>11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2" calcext:value-type="date">
            <text:p>12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3" calcext:value-type="date">
            <text:p>13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4" calcext:value-type="date">
            <text:p>14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5" calcext:value-type="date">
            <text:p>15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6" calcext:value-type="date">
            <text:p>16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7" calcext:value-type="date">
            <text:p>17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8" calcext:value-type="date">
            <text:p>18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19" calcext:value-type="date">
            <text:p>19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0" calcext:value-type="date">
            <text:p>20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1" calcext:value-type="date">
            <text:p>21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2" calcext:value-type="date">
            <text:p>22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3" calcext:value-type="date">
            <text:p>23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4" calcext:value-type="date">
            <text:p>24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5" calcext:value-type="date">
            <text:p>25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6" calcext:value-type="date">
            <text:p>26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7" calcext:value-type="date">
            <text:p>27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8" calcext:value-type="date">
            <text:p>28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29" calcext:value-type="date">
            <text:p>29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1-30" calcext:value-type="date">
            <text:p>30/11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01" calcext:value-type="date">
            <text:p>01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02" calcext:value-type="date">
            <text:p>02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03" calcext:value-type="date">
            <text:p>03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04" calcext:value-type="date">
            <text:p>04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05" calcext:value-type="date">
            <text:p>05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06" calcext:value-type="date">
            <text:p>06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07" calcext:value-type="date">
            <text:p>07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08" calcext:value-type="date">
            <text:p>08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09" calcext:value-type="date">
            <text:p>09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0" calcext:value-type="date">
            <text:p>10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1" calcext:value-type="date">
            <text:p>11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2" calcext:value-type="date">
            <text:p>12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3" calcext:value-type="date">
            <text:p>13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4" calcext:value-type="date">
            <text:p>14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5" calcext:value-type="date">
            <text:p>15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6" calcext:value-type="date">
            <text:p>16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7" calcext:value-type="date">
            <text:p>17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8" calcext:value-type="date">
            <text:p>18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19" calcext:value-type="date">
            <text:p>19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0" calcext:value-type="date">
            <text:p>20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1" calcext:value-type="date">
            <text:p>21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2" calcext:value-type="date">
            <text:p>22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3" calcext:value-type="date">
            <text:p>23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4" calcext:value-type="date">
            <text:p>24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5" calcext:value-type="date">
            <text:p>25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6" calcext:value-type="date">
            <text:p>26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7" calcext:value-type="date">
            <text:p>27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8" calcext:value-type="date">
            <text:p>28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29" calcext:value-type="date">
            <text:p>29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30" calcext:value-type="date">
            <text:p>30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19-12-31" calcext:value-type="date">
            <text:p>31/12/19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01" calcext:value-type="date">
            <text:p>01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02" calcext:value-type="date">
            <text:p>02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03" calcext:value-type="date">
            <text:p>03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04" calcext:value-type="date">
            <text:p>04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05" calcext:value-type="date">
            <text:p>05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06" calcext:value-type="date">
            <text:p>06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07" calcext:value-type="date">
            <text:p>07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08" calcext:value-type="date">
            <text:p>08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09" calcext:value-type="date">
            <text:p>09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0" calcext:value-type="date">
            <text:p>10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1" calcext:value-type="date">
            <text:p>11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2" calcext:value-type="date">
            <text:p>12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3" calcext:value-type="date">
            <text:p>13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4" calcext:value-type="date">
            <text:p>14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5" calcext:value-type="date">
            <text:p>15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6" calcext:value-type="date">
            <text:p>16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7" calcext:value-type="date">
            <text:p>17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8" calcext:value-type="date">
            <text:p>18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19" calcext:value-type="date">
            <text:p>19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0" calcext:value-type="date">
            <text:p>20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1" calcext:value-type="date">
            <text:p>21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2" calcext:value-type="date">
            <text:p>22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3" calcext:value-type="date">
            <text:p>23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4" calcext:value-type="date">
            <text:p>24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5" calcext:value-type="date">
            <text:p>25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6" calcext:value-type="date">
            <text:p>26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7" calcext:value-type="date">
            <text:p>27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8" calcext:value-type="date">
            <text:p>28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29" calcext:value-type="date">
            <text:p>29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30" calcext:value-type="date">
            <text:p>30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1-31" calcext:value-type="date">
            <text:p>31/01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01" calcext:value-type="date">
            <text:p>01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02" calcext:value-type="date">
            <text:p>02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03" calcext:value-type="date">
            <text:p>03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04" calcext:value-type="date">
            <text:p>04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05" calcext:value-type="date">
            <text:p>05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06" calcext:value-type="date">
            <text:p>06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07" calcext:value-type="date">
            <text:p>07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08" calcext:value-type="date">
            <text:p>08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09" calcext:value-type="date">
            <text:p>09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0" calcext:value-type="date">
            <text:p>10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1" calcext:value-type="date">
            <text:p>11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2" calcext:value-type="date">
            <text:p>12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3" calcext:value-type="date">
            <text:p>13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4" calcext:value-type="date">
            <text:p>14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5" calcext:value-type="date">
            <text:p>15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6" calcext:value-type="date">
            <text:p>16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7" calcext:value-type="date">
            <text:p>17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8" calcext:value-type="date">
            <text:p>18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19" calcext:value-type="date">
            <text:p>19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0" calcext:value-type="date">
            <text:p>20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1" calcext:value-type="date">
            <text:p>21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2" calcext:value-type="date">
            <text:p>22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3" calcext:value-type="date">
            <text:p>23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4" calcext:value-type="date">
            <text:p>24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5" calcext:value-type="date">
            <text:p>25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6" calcext:value-type="date">
            <text:p>26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7" calcext:value-type="date">
            <text:p>27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8" calcext:value-type="date">
            <text:p>28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2-29" calcext:value-type="date">
            <text:p>29/02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01" calcext:value-type="date">
            <text:p>01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02" calcext:value-type="date">
            <text:p>02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03" calcext:value-type="date">
            <text:p>03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04" calcext:value-type="date">
            <text:p>04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05" calcext:value-type="date">
            <text:p>05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06" calcext:value-type="date">
            <text:p>06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07" calcext:value-type="date">
            <text:p>07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08" calcext:value-type="date">
            <text:p>08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09" calcext:value-type="date">
            <text:p>09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0" calcext:value-type="date">
            <text:p>10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1" calcext:value-type="date">
            <text:p>11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2" calcext:value-type="date">
            <text:p>12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3" calcext:value-type="date">
            <text:p>13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4" calcext:value-type="date">
            <text:p>14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5" calcext:value-type="date">
            <text:p>15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6" calcext:value-type="date">
            <text:p>16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7" calcext:value-type="date">
            <text:p>17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8" calcext:value-type="date">
            <text:p>18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19" calcext:value-type="date">
            <text:p>19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0" calcext:value-type="date">
            <text:p>20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1" calcext:value-type="date">
            <text:p>21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2" calcext:value-type="date">
            <text:p>22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3" calcext:value-type="date">
            <text:p>23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4" calcext:value-type="date">
            <text:p>24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5" calcext:value-type="date">
            <text:p>25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6" calcext:value-type="date">
            <text:p>26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7" calcext:value-type="date">
            <text:p>27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8" calcext:value-type="date">
            <text:p>28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29" calcext:value-type="date">
            <text:p>29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30" calcext:value-type="date">
            <text:p>30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3-31" calcext:value-type="date">
            <text:p>31/03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01" calcext:value-type="date">
            <text:p>01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02" calcext:value-type="date">
            <text:p>02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03" calcext:value-type="date">
            <text:p>03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04" calcext:value-type="date">
            <text:p>04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05" calcext:value-type="date">
            <text:p>05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06" calcext:value-type="date">
            <text:p>06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07" calcext:value-type="date">
            <text:p>07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08" calcext:value-type="date">
            <text:p>08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09" calcext:value-type="date">
            <text:p>09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0" calcext:value-type="date">
            <text:p>10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1" calcext:value-type="date">
            <text:p>11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2" calcext:value-type="date">
            <text:p>12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3" calcext:value-type="date">
            <text:p>13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4" calcext:value-type="date">
            <text:p>14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5" calcext:value-type="date">
            <text:p>15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6" calcext:value-type="date">
            <text:p>16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7" calcext:value-type="date">
            <text:p>17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8" calcext:value-type="date">
            <text:p>18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19" calcext:value-type="date">
            <text:p>19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0" calcext:value-type="date">
            <text:p>20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1" calcext:value-type="date">
            <text:p>21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2" calcext:value-type="date">
            <text:p>22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3" calcext:value-type="date">
            <text:p>23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4" calcext:value-type="date">
            <text:p>24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5" calcext:value-type="date">
            <text:p>25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6" calcext:value-type="date">
            <text:p>26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7" calcext:value-type="date">
            <text:p>27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8" calcext:value-type="date">
            <text:p>28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29" calcext:value-type="date">
            <text:p>29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4-30" calcext:value-type="date">
            <text:p>30/04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01" calcext:value-type="date">
            <text:p>01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02" calcext:value-type="date">
            <text:p>02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03" calcext:value-type="date">
            <text:p>03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04" calcext:value-type="date">
            <text:p>04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05" calcext:value-type="date">
            <text:p>05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06" calcext:value-type="date">
            <text:p>06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07" calcext:value-type="date">
            <text:p>07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08" calcext:value-type="date">
            <text:p>08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09" calcext:value-type="date">
            <text:p>09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0" calcext:value-type="date">
            <text:p>10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1" calcext:value-type="date">
            <text:p>11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2" calcext:value-type="date">
            <text:p>12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3" calcext:value-type="date">
            <text:p>13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4" calcext:value-type="date">
            <text:p>14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5" calcext:value-type="date">
            <text:p>15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6" calcext:value-type="date">
            <text:p>16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7" calcext:value-type="date">
            <text:p>17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8" calcext:value-type="date">
            <text:p>18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19" calcext:value-type="date">
            <text:p>19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0" calcext:value-type="date">
            <text:p>20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1" calcext:value-type="date">
            <text:p>21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2" calcext:value-type="date">
            <text:p>22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3" calcext:value-type="date">
            <text:p>23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4" calcext:value-type="date">
            <text:p>24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5" calcext:value-type="date">
            <text:p>25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6" calcext:value-type="date">
            <text:p>26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7" calcext:value-type="date">
            <text:p>27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8" calcext:value-type="date">
            <text:p>28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29" calcext:value-type="date">
            <text:p>29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30" calcext:value-type="date">
            <text:p>30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5-31" calcext:value-type="date">
            <text:p>31/05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01" calcext:value-type="date">
            <text:p>01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02" calcext:value-type="date">
            <text:p>02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03" calcext:value-type="date">
            <text:p>03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04" calcext:value-type="date">
            <text:p>04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05" calcext:value-type="date">
            <text:p>05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06" calcext:value-type="date">
            <text:p>06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07" calcext:value-type="date">
            <text:p>07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08" calcext:value-type="date">
            <text:p>08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09" calcext:value-type="date">
            <text:p>09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0" calcext:value-type="date">
            <text:p>10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1" calcext:value-type="date">
            <text:p>11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2" calcext:value-type="date">
            <text:p>12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3" calcext:value-type="date">
            <text:p>13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4" calcext:value-type="date">
            <text:p>14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5" calcext:value-type="date">
            <text:p>15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6" calcext:value-type="date">
            <text:p>16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7" calcext:value-type="date">
            <text:p>17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8" calcext:value-type="date">
            <text:p>18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19" calcext:value-type="date">
            <text:p>19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0" calcext:value-type="date">
            <text:p>20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1" calcext:value-type="date">
            <text:p>21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2" calcext:value-type="date">
            <text:p>22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3" calcext:value-type="date">
            <text:p>23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4" calcext:value-type="date">
            <text:p>24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5" calcext:value-type="date">
            <text:p>25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6" calcext:value-type="date">
            <text:p>26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7" calcext:value-type="date">
            <text:p>27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8" calcext:value-type="date">
            <text:p>28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29" calcext:value-type="date">
            <text:p>29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6-30" calcext:value-type="date">
            <text:p>30/06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01" calcext:value-type="date">
            <text:p>01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02" calcext:value-type="date">
            <text:p>02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03" calcext:value-type="date">
            <text:p>03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04" calcext:value-type="date">
            <text:p>04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05" calcext:value-type="date">
            <text:p>05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06" calcext:value-type="date">
            <text:p>06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07" calcext:value-type="date">
            <text:p>07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08" calcext:value-type="date">
            <text:p>08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09" calcext:value-type="date">
            <text:p>09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0" calcext:value-type="date">
            <text:p>10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1" calcext:value-type="date">
            <text:p>11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2" calcext:value-type="date">
            <text:p>12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3" calcext:value-type="date">
            <text:p>13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4" calcext:value-type="date">
            <text:p>14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5" calcext:value-type="date">
            <text:p>15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6" calcext:value-type="date">
            <text:p>16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7" calcext:value-type="date">
            <text:p>17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8" calcext:value-type="date">
            <text:p>18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19" calcext:value-type="date">
            <text:p>19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0" calcext:value-type="date">
            <text:p>20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1" calcext:value-type="date">
            <text:p>21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2" calcext:value-type="date">
            <text:p>22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3" calcext:value-type="date">
            <text:p>23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4" calcext:value-type="date">
            <text:p>24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5" calcext:value-type="date">
            <text:p>25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6" calcext:value-type="date">
            <text:p>26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7" calcext:value-type="date">
            <text:p>27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8" calcext:value-type="date">
            <text:p>28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29" calcext:value-type="date">
            <text:p>29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30" calcext:value-type="date">
            <text:p>30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7-31" calcext:value-type="date">
            <text:p>31/07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01" calcext:value-type="date">
            <text:p>01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02" calcext:value-type="date">
            <text:p>02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03" calcext:value-type="date">
            <text:p>03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04" calcext:value-type="date">
            <text:p>04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05" calcext:value-type="date">
            <text:p>05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06" calcext:value-type="date">
            <text:p>06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07" calcext:value-type="date">
            <text:p>07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08" calcext:value-type="date">
            <text:p>08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09" calcext:value-type="date">
            <text:p>09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0" calcext:value-type="date">
            <text:p>10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1" calcext:value-type="date">
            <text:p>11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2" calcext:value-type="date">
            <text:p>12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3" calcext:value-type="date">
            <text:p>13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4" calcext:value-type="date">
            <text:p>14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5" calcext:value-type="date">
            <text:p>15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6" calcext:value-type="date">
            <text:p>16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7" calcext:value-type="date">
            <text:p>17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8" calcext:value-type="date">
            <text:p>18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19" calcext:value-type="date">
            <text:p>19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0" calcext:value-type="date">
            <text:p>20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1" calcext:value-type="date">
            <text:p>21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2" calcext:value-type="date">
            <text:p>22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3" calcext:value-type="date">
            <text:p>23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4" calcext:value-type="date">
            <text:p>24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5" calcext:value-type="date">
            <text:p>25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6" calcext:value-type="date">
            <text:p>26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7" calcext:value-type="date">
            <text:p>27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8" calcext:value-type="date">
            <text:p>28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29" calcext:value-type="date">
            <text:p>29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30" calcext:value-type="date">
            <text:p>30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8-31" calcext:value-type="date">
            <text:p>31/08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01" calcext:value-type="date">
            <text:p>01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02" calcext:value-type="date">
            <text:p>02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03" calcext:value-type="date">
            <text:p>03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04" calcext:value-type="date">
            <text:p>04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05" calcext:value-type="date">
            <text:p>05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06" calcext:value-type="date">
            <text:p>06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07" calcext:value-type="date">
            <text:p>07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08" calcext:value-type="date">
            <text:p>08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09" calcext:value-type="date">
            <text:p>09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0" calcext:value-type="date">
            <text:p>10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1" calcext:value-type="date">
            <text:p>11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2" calcext:value-type="date">
            <text:p>12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3" calcext:value-type="date">
            <text:p>13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4" calcext:value-type="date">
            <text:p>14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5" calcext:value-type="date">
            <text:p>15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6" calcext:value-type="date">
            <text:p>16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7" calcext:value-type="date">
            <text:p>17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8" calcext:value-type="date">
            <text:p>18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19" calcext:value-type="date">
            <text:p>19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0" calcext:value-type="date">
            <text:p>20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1" calcext:value-type="date">
            <text:p>21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2" calcext:value-type="date">
            <text:p>22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3" calcext:value-type="date">
            <text:p>23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4" calcext:value-type="date">
            <text:p>24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5" calcext:value-type="date">
            <text:p>25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6" calcext:value-type="date">
            <text:p>26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7" calcext:value-type="date">
            <text:p>27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8" calcext:value-type="date">
            <text:p>28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29" calcext:value-type="date">
            <text:p>29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09-30" calcext:value-type="date">
            <text:p>30/09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01" calcext:value-type="date">
            <text:p>01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02" calcext:value-type="date">
            <text:p>02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03" calcext:value-type="date">
            <text:p>03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04" calcext:value-type="date">
            <text:p>04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05" calcext:value-type="date">
            <text:p>05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06" calcext:value-type="date">
            <text:p>06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07" calcext:value-type="date">
            <text:p>07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08" calcext:value-type="date">
            <text:p>08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09" calcext:value-type="date">
            <text:p>09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10" calcext:value-type="date">
            <text:p>10/10/20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0-10-11" calcext:value-type="date">
            <text:p>11/10/20</text:p>
          </table:table-cell>
          <table:table-cell table:number-columns-repeated="1023"/>
        </table:table-row>
        <table:table-row table:style-name="ro1" table:number-rows-repeated="1047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5">
          <table:table-cell office:value-type="string" calcext:value-type="string">
            <text:p>Date</text:p>
          </table:table-cell>
          <table:table-cell office:value-type="string" calcext:value-type="string">
            <text:p>Wakeup-Time</text:p>
          </table:table-cell>
          <table:table-cell office:value-type="string" calcext:value-type="string">
            <text:p>Morning-Rituals : Reading – 30 mins</text:p>
          </table:table-cell>
          <table:table-cell office:value-type="string" calcext:value-type="string">
            <text:p>Exercise - <text:s/>30 mins</text:p>
          </table:table-cell>
          <table:table-cell/>
        </table:table-row>
        <table:table-row table:style-name="ro5">
          <table:table-cell table:number-columns-repeated="2"/>
          <table:table-cell table:style-name="ce6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6:51:59.510734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katesh </meta:initial-creator>
    <meta:creation-date>2017-12-07T07:26:44.250202208</meta:creation-date>
    <meta:generator>LibreOffice/6.0.7.3$Linux_X86_64 LibreOffice_project/00m0$Build-3</meta:generator>
    <dc:date>2019-07-11T16:53:16.224904133</dc:date>
    <meta:editing-duration>PT9H58M56S</meta:editing-duration>
    <meta:editing-cycles>2478</meta:editing-cycles>
    <meta:document-statistic meta:table-count="2" meta:cell-count="3017" meta:object-count="0"/>
  </office:meta>
</office:document-meta>
</file>